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04" manifest:media-type=""/>
  <manifest:file-entry manifest:full-path="ObjectReplacements/Object 205" manifest:media-type=""/>
  <manifest:file-entry manifest:full-path="ObjectReplacements/Object 203" manifest:media-type=""/>
  <manifest:file-entry manifest:full-path="ObjectReplacements/Object 95" manifest:media-type="application/x-openoffice-gdimetafile;windows_formatname=&quot;GDIMetaFile&quot;"/>
  <manifest:file-entry manifest:full-path="ObjectReplacements/Object 207" manifest:media-type=""/>
  <manifest:file-entry manifest:full-path="ObjectReplacements/Object 206" manifest:media-type=""/>
  <manifest:file-entry manifest:full-path="ObjectReplacements/Object 9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08" manifest:media-type=""/>
  <manifest:file-entry manifest:full-path="ObjectReplacements/Object 210" manifest:media-type=""/>
  <manifest:file-entry manifest:full-path="ObjectReplacements/Object 209" manifest:media-type=""/>
  <manifest:file-entry manifest:full-path="ObjectReplacements/Object 9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"/>
  <manifest:file-entry manifest:full-path="ObjectReplacements/Object 211" manifest:media-type="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>
      <style:text-properties officeooo:paragraph-rsid="00bf2f30"/>
    </style:style>
    <style:style style:name="P14" style:family="paragraph" style:parent-style-name="_5f_Paragraphe" style:master-page-name="">
      <style:paragraph-properties style:page-number="auto" fo:break-before="auto" fo:break-after="auto"/>
      <style:text-properties officeooo:paragraph-rsid="00bf2f30"/>
    </style:style>
    <style:style style:name="P15" style:family="paragraph" style:parent-style-name="Standard">
      <style:text-properties officeooo:paragraph-rsid="00e09cbf"/>
    </style:style>
    <style:style style:name="P16" style:family="paragraph" style:parent-style-name="_5f_Paragraphe_20_livret_20_">
      <style:text-properties officeooo:paragraph-rsid="00e09cbf"/>
    </style:style>
    <style:style style:name="P17" style:family="paragraph" style:parent-style-name="_5f_Paragraphe_5f_Réponse_5f_Elève_5f_Fraction">
      <style:text-properties officeooo:paragraph-rsid="00e09cbf"/>
    </style:style>
    <style:style style:name="P18" style:family="paragraph" style:parent-style-name="_5f_Paragraphe_5f_Réponse_5f_Elève_5f_Fractions">
      <style:text-properties officeooo:paragraph-rsid="00e09cbf"/>
    </style:style>
    <style:style style:name="P19" style:family="paragraph" style:parent-style-name="_5f_Paragraphe_5f_Réponse_5f_Pointillés_5f_Grisés">
      <style:text-properties officeooo:paragraph-rsid="00e09cbf"/>
    </style:style>
    <style:style style:name="P20" style:family="paragraph" style:parent-style-name="_5f_Paragraphe_20_livret_20_">
      <style:text-properties fo:color="#008000" loext:opacity="100%" officeooo:paragraph-rsid="00e09cbf"/>
    </style:style>
    <style:style style:name="P21" style:family="paragraph" style:parent-style-name="_5f_Paragraphe" style:master-page-name="SERIE_5f_NUMERIQUE_5f_CLR_5f_d7e12c_5f_2COL">
      <style:paragraph-properties style:page-number="auto" fo:break-before="page"/>
    </style:style>
    <style:style style:name="P22" style:family="paragraph" style:parent-style-name="_5f_Titre_5f_Exercices_5f_avec_5f_Titre" style:list-style-name="_5f_Numérotation_20_des_20_exercices"/>
    <style:style style:name="P23" style:family="paragraph" style:parent-style-name="_5f_Footer_20_page_20_impaire_20__28_D_29_"/>
    <style:style style:name="P24" style:family="paragraph" style:parent-style-name="_5f_Footer_20_page_20_impaire_20__28_D_29_">
      <style:text-properties officeooo:paragraph-rsid="01316a8b"/>
    </style:style>
    <style:style style:name="P2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7" style:family="paragraph" style:parent-style-name="_5f_Footer_20_page_20_paire_20__28_G_29_"/>
    <style:style style:name="P28" style:family="paragraph" style:parent-style-name="_5f_Footer_20_page_20_paire_20__28_G_29_">
      <style:text-properties officeooo:paragraph-rsid="01316a8b"/>
    </style:style>
    <style:style style:name="P29" style:family="paragraph" style:parent-style-name="_5f_Footer_20_page_20_paire_20__28_G_29_">
      <style:text-properties officeooo:paragraph-rsid="01336347"/>
    </style:style>
    <style:style style:name="P30" style:family="paragraph" style:parent-style-name="_5f_Footer_20_page_20_paire_20__28_G_29_">
      <style:text-properties officeooo:paragraph-rsid="0135ac9e"/>
    </style:style>
    <style:style style:name="P31" style:family="paragraph" style:parent-style-name="_5f_Footer_20_page_20_paire_20__28_G_29_">
      <style:text-properties officeooo:paragraph-rsid="01397109"/>
    </style:style>
    <style:style style:name="P32" style:family="paragraph" style:parent-style-name="_5f_Footer_20_page_20_paire_20__28_G_29_">
      <style:text-properties officeooo:paragraph-rsid="013b50d8"/>
    </style:style>
    <style:style style:name="P33" style:family="paragraph" style:parent-style-name="_5f_Footer_20_page_20_paire_20__28_G_29_">
      <style:text-properties officeooo:paragraph-rsid="013c280e"/>
    </style:style>
    <style:style style:name="P34" style:family="paragraph" style:parent-style-name="_5f_Footer_20_page_20_paire_20__28_G_29_">
      <style:text-properties officeooo:paragraph-rsid="0142af40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2" style:family="paragraph" style:parent-style-name="_5f_Header_20_D_20_page_20_paire_20__28_G_29_">
      <style:text-properties officeooo:paragraph-rsid="00fe4814"/>
    </style:style>
    <style:style style:name="P43" style:family="paragraph" style:parent-style-name="_5f_Header_20_D_20_page_20_paire_20__28_G_29_">
      <style:text-properties officeooo:rsid="0101821f" officeooo:paragraph-rsid="0101821f"/>
    </style:style>
    <style:style style:name="P44" style:family="paragraph" style:parent-style-name="_5f_Header_20_G_20_page_20_paire_20__28_G_29_">
      <style:text-properties officeooo:rsid="00ff3616" officeooo:paragraph-rsid="00ff3616"/>
    </style:style>
    <style:style style:name="P4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6" style:family="paragraph" style:parent-style-name="_5f_Header_20_M_20_page_20_impaire_20__28_D_29_">
      <style:text-properties officeooo:rsid="01035d0f" officeooo:paragraph-rsid="01035d0f"/>
    </style:style>
    <style:style style:name="P47" style:family="paragraph" style:parent-style-name="_5f_Header_20_M_20_page_20_paire_20__28_G_29_">
      <style:text-properties officeooo:rsid="0101a5c8" officeooo:paragraph-rsid="0101a5c8"/>
    </style:style>
    <style:style style:name="P48" style:family="paragraph" style:parent-style-name="_5f_Header_20_N_20_page_20_impaire_20__28_D_29_">
      <style:text-properties officeooo:rsid="010462d7" officeooo:paragraph-rsid="010462d7"/>
    </style:style>
    <style:style style:name="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0" style:family="paragraph" style:parent-style-name="_5f_Header_20_P_20_page_20_paire_20__28_G_29_">
      <style:text-properties officeooo:rsid="0107aa33" officeooo:paragraph-rsid="0107aa33"/>
    </style:style>
    <style:style style:name="P5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3" style:family="paragraph" style:parent-style-name="_5f_Paragraphe_5f_avec_5f_Num_5f_Question" style:list-style-name="_5f_Numérotation_20_des_20_exercices"/>
    <style:style style:name="P54" style:family="paragraph" style:parent-style-name="_5f_Titre_5f_Exercices_5f_sans_5f_Titre" style:list-style-name="_5f_Numérotation_20_des_20_exercices"/>
    <style:style style:name="P55" style:family="paragraph" style:parent-style-name="_5f_Titre_5f_Exercices_5f_sans_5f_Titre" style:list-style-name="_5f_Numérotation_20_des_20_exercices">
      <style:paragraph-properties fo:break-before="column"/>
    </style:style>
    <style:style style:name="P56" style:family="paragraph" style:parent-style-name="_5f_Titre_5f_Exercices_5f_sans_5f_Titre" style:list-style-name="_5f_Numérotation_20_des_20_exercices">
      <style:text-properties officeooo:paragraph-rsid="00e09cbf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9" style:family="paragraph">
      <loext:graphic-properties draw:fill="solid" draw:fill-color="#d62e4e"/>
    </style:style>
    <style:style style:name="P60" style:family="paragraph">
      <loext:graphic-properties draw:fill="solid" draw:fill-color="#7fb241"/>
    </style:style>
    <style:style style:name="P61" style:family="paragraph">
      <loext:graphic-properties draw:fill="solid" draw:fill-color="#9d0f89"/>
    </style:style>
    <style:style style:name="P62" style:family="paragraph">
      <loext:graphic-properties draw:fill="solid" draw:fill-color="#1ca2b8"/>
    </style:style>
    <style:style style:name="P63" style:family="paragraph">
      <loext:graphic-properties draw:fill="solid" draw:fill-color="#d7e12c"/>
    </style:style>
    <style:style style:name="P64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5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6" style:family="paragraph">
      <loext:graphic-properties draw:fill="solid" draw:fill-color="#1ca2b8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7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9" style:family="paragraph">
      <loext:graphic-properties draw:fill="solid" draw:fill-color="#d3802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0" style:family="paragraph">
      <loext:graphic-properties draw:fill="solid" draw:fill-color="#7fb241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1" style:family="paragraph">
      <loext:graphic-properties draw:fill="solid" draw:fill-color="#f99e06"/>
    </style:style>
    <style:style style:name="P7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fo:color="#7fb241" loext:opacity="100%" style:font-name="Bitstream Vera Sans6" fo:font-size="16pt" fo:font-weight="bold"/>
    </style:style>
    <style:style style:name="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T8" style:family="text">
      <style:text-properties fo:font-variant="small-caps" fo:color="#7fb241" loext:opacity="100%" style:font-name="Bitstream Vera Sans6" fo:font-size="16pt" fo:font-weight="bold" officeooo:rsid="0021cde5"/>
    </style:style>
    <style:style style:name="T9" style:family="text">
      <style:text-properties fo:font-size="16pt" officeooo:rsid="00fe4814" style:font-size-asian="16pt" style:font-size-complex="16pt"/>
    </style:style>
    <style:style style:name="T10" style:family="text">
      <style:text-properties fo:color="#000000" loext:opacity="100%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officeooo:rsid="00ca0b0f"/>
    </style:style>
    <style:style style:name="T12" style:family="text">
      <style:text-properties style:font-size-asian="10pt" style:font-style-asian="normal" style:font-size-complex="10pt" style:font-style-complex="normal"/>
    </style:style>
    <style:style style:name="T13" style:family="text">
      <style:text-properties officeooo:rsid="00cc3c66" style:font-size-asian="10pt" style:font-style-asian="normal" style:font-size-complex="10pt" style:font-style-complex="normal"/>
    </style:style>
    <style:style style:name="T14" style:family="text">
      <style:text-properties fo:font-size="10pt" fo:font-style="normal" style:font-size-asian="10pt" style:font-style-asian="normal" style:font-size-complex="10pt" style:font-style-complex="normal"/>
    </style:style>
    <style:style style:name="T15" style:family="text">
      <style:text-properties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16" style:family="text">
      <style:text-properties officeooo:rsid="00e09cbf"/>
    </style:style>
    <style:style style:name="T17" style:family="text">
      <style:text-properties style:font-name-asian="OpenSymbol2" style:font-size-asian="10pt" style:font-style-asian="normal" style:font-name-complex="OpenSymbol2" style:font-size-complex="10pt" style:font-style-complex="normal"/>
    </style:style>
    <style:style style:name="T18" style:family="text">
      <style:text-properties style:font-name-asian="OpenSymbol2" style:font-name-complex="OpenSymbol2"/>
    </style:style>
    <style:style style:name="T19" style:family="text">
      <style:text-properties style:font-name="OpenSymbol1" fo:font-size="10pt" fo:font-style="normal" style:font-size-asian="10pt" style:font-style-asian="normal" style:font-size-complex="10pt" style:font-style-complex="normal"/>
    </style:style>
    <style:style style:name="T20" style:family="text">
      <style:text-properties style:text-underline-style="none" style:font-size-asian="10pt" style:font-style-asian="normal" style:font-size-complex="10pt" style:font-style-complex="normal"/>
    </style:style>
    <style:style style:name="T21" style:family="text">
      <style:text-properties officeooo:rsid="00b84386"/>
    </style:style>
    <style:style style:name="T22" style:family="text">
      <style:text-properties style:use-window-font-color="true" loext:opacity="0%" fo:background-color="#ffff00" loext:char-shading-value="0"/>
    </style:style>
    <style:style style:name="T23" style:family="text">
      <style:text-properties style:use-window-font-color="true" loext:opacity="0%" fo:background-color="#ffff00" loext:char-shading-value="0" style:font-size-asian="10pt" style:font-style-asian="normal" style:font-size-complex="10pt" style:font-style-complex="normal"/>
    </style:style>
    <style:style style:name="T24" style:family="text">
      <style:text-properties style:use-window-font-color="true" loext:opacity="0%" officeooo:rsid="00d6d7ef" fo:background-color="#ffff00" loext:char-shading-value="0" style:font-size-asian="10pt" style:font-style-asian="normal" style:font-size-complex="10pt" style:font-style-complex="normal"/>
    </style:style>
    <style:style style:name="T25" style:family="text">
      <style:text-properties style:use-window-font-color="true" loext:opacity="0%" officeooo:rsid="00ca0b0f" fo:background-color="#ffff00" loext:char-shading-value="0" style:font-size-asian="10pt" style:font-style-asian="normal" style:font-size-complex="10pt" style:font-style-complex="normal"/>
    </style:style>
    <style:style style:name="T26" style:family="text">
      <style:text-properties style:use-window-font-color="true" loext:opacity="0%" officeooo:rsid="00db90c4" fo:background-color="#ffff00" loext:char-shading-value="0" style:font-size-asian="10pt" style:font-style-asian="normal" style:font-size-complex="10pt" style:font-style-complex="normal"/>
    </style:style>
    <style:style style:name="T27" style:family="text">
      <style:text-properties style:use-window-font-color="true" loext:opacity="0%" officeooo:rsid="00cc3c66" fo:background-color="#ffff00" loext:char-shading-value="0" style:font-size-asian="10pt" style:font-style-asian="normal" style:font-size-complex="10pt" style:font-style-complex="normal"/>
    </style:style>
    <style:style style:name="T28" style:family="text">
      <style:text-properties style:use-window-font-color="true" loext:opacity="0%" officeooo:rsid="00d6d7ef" fo:background-color="#ffff00" loext:char-shading-value="0"/>
    </style:style>
    <style:style style:name="T29" style:family="text">
      <style:text-properties style:use-window-font-color="true" loext:opacity="0%" officeooo:rsid="00db90c4" fo:background-color="#ffff00" loext:char-shading-value="0"/>
    </style:style>
    <style:style style:name="T30" style:family="text">
      <style:text-properties style:use-window-font-color="true" loext:opacity="0%" officeooo:rsid="00cc3c66" fo:background-color="#ffff00" loext:char-shading-value="0"/>
    </style:style>
    <style:style style:name="T31" style:family="text">
      <style:text-properties style:use-window-font-color="true" loext:opacity="0%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background-color="#ffff00" loext:char-shading-value="0" style:font-size-asian="10pt" style:font-style-asian="normal" style:font-size-complex="10pt" style:font-style-complex="normal"/>
    </style:style>
    <style:style style:name="T33" style:family="text">
      <style:text-properties officeooo:rsid="00cc3c66" fo:background-color="#ffff00" loext:char-shading-value="0" style:font-size-asian="10pt" style:font-style-asian="normal" style:font-size-complex="10pt" style:font-style-complex="normal"/>
    </style:style>
    <style:style style:name="T34" style:family="text">
      <style:text-properties style:font-name="Bitstream Vera Sans5" fo:font-size="10pt" fo:font-style="normal" fo:background-color="#ffff00" loext:char-shading-value="0" style:font-name-asian="Bitstream Vera Sans5" style:font-size-asian="10pt" style:font-style-asian="normal" style:font-name-complex="Bitstream Vera Sans5" style:font-size-complex="10pt" style:font-style-complex="normal"/>
    </style:style>
    <style:style style:name="T35" style:family="text">
      <style:text-properties officeooo:rsid="00e2f881"/>
    </style:style>
    <style:style style:name="T36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ormule_20_corigée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7" style:family="graphic" style:parent-style-name="_5f_Formule_5f_corrigée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fo:padding="0cm" fo:border="none" draw:ole-draw-aspect="1"/>
    </style:style>
    <style:style style:name="fr9" style:family="graphic" style:parent-style-name="Formule_20_corigée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.011cm" fo:margin-right="0.011cm" style:vertical-pos="from-top" style:horizontal-pos="from-left" style:horizontal-rel="paragraph-content" fo:background-color="transparent" draw:fill="none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background-image/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5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5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1ca2b8" draw:textarea-horizontal-align="center" draw:textarea-vertical-align="middle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d3802c" draw:textarea-horizontal-align="center" draw:textarea-vertical-align="middle" draw:shadow="hidden" draw:shadow-offset-x="0.3cm" draw:shadow-offset-y="0.3cm" draw:shadow-color="#808080" loext:decorative="false" style:run-through="foreground"/>
    </style:style>
    <style:style style:name="gr20" style:family="graphic">
      <style:graphic-properties draw:stroke="none" svg:stroke-width="0.019cm" svg:stroke-color="#b3b3b3" draw:marker-start-width="0.229cm" draw:marker-start-center="false" draw:marker-end-width="0.229cm" draw:marker-end-center="false" draw:fill="solid" draw:fill-color="#7fb241" draw:textarea-horizontal-align="center" draw:textarea-vertical-align="middle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7fb241" draw:textarea-horizontal-align="center" draw:textarea-vertical-align="middle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draw:g text:anchor-type="paragraph" draw:z-index="53" draw:name="Forme5" draw:style-name="gr13"><draw:custom-shape draw:style-name="gr14" draw:text-style-name="P65" svg:width="3.964cm" svg:height="0.641cm" draw:transform="skewX (0.00279252680319092) rotate (0.0872664625997165) translate (-0.418041666666667cm -0.047625cm)"><text:p text:style-name="P64"><text:span text:style-name="T3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009cm" svg:y="0.342cm" svg:width="9.135cm" draw:z-index="47"><draw:text-box fo:min-height="3.93cm"><text:section text:style-name="Sect1" text:name="Section11"><text:h text:style-name="P14" text:outline-level="1"><text:span text:style-name="_5f_Caractères">Calcule les expressions : A = </text:span><text:span text:style-name="_5f_Caractères"><draw:frame draw:style-name="fr10" draw:name="Objet18" text:anchor-type="as-char" svg:y="-0.534cm" svg:width="0.293cm" svg:height="0.87cm" draw:z-index="25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 ─ </text:span><text:span text:style-name="_5f_Caractères"><draw:frame draw:style-name="fr10" draw:name="Objet19" text:anchor-type="as-char" svg:y="-0.534cm" svg:width="0.293cm" svg:height="0.87cm" draw:z-index="25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 <text:s/>et <text:s/>B = </text:span><text:span text:style-name="_5f_Caractères"><draw:frame draw:style-name="fr10" draw:name="Objet23" text:anchor-type="as-char" svg:y="-0.534cm" svg:width="0.293cm" svg:height="0.87cm" draw:z-index="25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 + </text:span><text:span text:style-name="_5f_Caractères"><draw:frame draw:style-name="fr10" draw:name="Objet24" text:anchor-type="as-char" svg:y="-0.534cm" svg:width="0.517cm" svg:height="0.87cm" draw:z-index="25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h><text:h text:style-name="P13" text:outline-level="1"><text:span text:style-name="_5f_Numéros_20_second_20_exercices">Correction</text:span></text:h><text:h text:style-name="P13" text:outline-level="1"><text:span text:style-name="_5f_Caractères">Les quotients doivent avoir le même dénominateur :</text:span></text:h><text:h text:style-name="P13" text:outline-level="1"><text:span text:style-name="_5f_Caractères">A = </text:span><text:span text:style-name="_5f_Caractères"><draw:frame draw:style-name="fr10" draw:name="Objet5" text:anchor-type="as-char" svg:y="-0.534cm" svg:width="0.293cm" svg:height="0.87cm" draw:z-index="25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 ─ </text:span><text:span text:style-name="_5f_Caractères"><draw:frame draw:style-name="fr10" draw:name="Objet7" text:anchor-type="as-char" svg:y="-0.534cm" svg:width="0.293cm" svg:height="0.87cm" draw:z-index="25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 = </text:span><text:span text:style-name="_5f_Caractères"><draw:frame draw:style-name="fr10" draw:name="Objet8" text:anchor-type="as-char" svg:y="-0.534cm" svg:width="0.808cm" svg:height="0.87cm" draw:z-index="26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 = </text:span><text:span text:style-name="_5f_Caractères"><draw:frame draw:style-name="fr10" draw:name="Objet12" text:anchor-type="as-char" svg:y="-0.534cm" svg:width="0.293cm" svg:height="0.87cm" draw:z-index="26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_5f_Caractères"><text:s/></text:span></text:h><text:h text:style-name="P13" text:outline-level="1"><text:span text:style-name="_5f_Caractères"><text:span text:style-name="T10">B = </text:span></text:span><text:span text:style-name="_5f_Caractères"><text:span text:style-name="T10"><draw:frame draw:style-name="fr10" draw:name="Objet25" text:anchor-type="as-char" svg:y="-0.534cm" svg:width="0.293cm" svg:height="0.87cm" draw:z-index="26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_5f_Caractères"><text:span text:style-name="T10"><text:s/>+ </text:span></text:span><text:span text:style-name="_5f_Caractères"><text:span text:style-name="T10"><draw:frame draw:style-name="fr10" draw:name="Objet26" text:anchor-type="as-char" svg:y="-0.534cm" svg:width="0.517cm" svg:height="0.87cm" draw:z-index="26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_5f_Caractères"><text:span text:style-name="T10"><text:s/>= </text:span></text:span><text:span text:style-name="_5f_Caractères"><text:span text:style-name="T10"><draw:frame draw:style-name="fr11" draw:name="Objet27" text:anchor-type="as-char" svg:y="-0.534cm" svg:width="0.808cm" svg:height="0.87cm" draw:z-index="26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_5f_Caractères"><text:span text:style-name="T10"><text:s/>+ </text:span></text:span><text:span text:style-name="_5f_Caractères"><text:span text:style-name="T10"><draw:frame draw:style-name="fr10" draw:name="Objet28" text:anchor-type="as-char" svg:y="-0.534cm" svg:width="0.517cm" svg:height="0.87cm" draw:z-index="27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_5f_Caractères"><text:span text:style-name="T10"><text:s/>= </text:span></text:span><text:span text:style-name="_5f_Caractères"><text:span text:style-name="T10"><draw:frame draw:style-name="fr10" draw:name="Objet30" text:anchor-type="as-char" svg:y="-0.534cm" svg:width="1.425cm" svg:height="0.87cm" draw:z-index="27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_5f_Caractères"><text:span text:style-name="T10"><text:s/>= </text:span></text:span><text:span text:style-name="_5f_Caractères"><text:span text:style-name="T10"><draw:frame draw:style-name="fr10" draw:name="Objet29" text:anchor-type="as-char" svg:y="-0.534cm" svg:width="0.517cm" svg:height="0.87cm" draw:z-index="27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_5f_Caractères"><text:span text:style-name="T10"><text:s/>= 6</text:span></text:span></text:h></text:section></draw:text-box></draw:frame><text:span text:style-name="_5f_Caractères_5f_gras"/></text:h>
      <text:h text:style-name="_5f_Paragraphe" text:outline-level="1"><text:span text:style-name="_5f_Caractères"/></text:h>
      <text:list text:style-name="_5f_Numérotation_20_des_20_exercices">
        <text:list-header>
          <text:h text:style-name="P54" text:outline-level="1"><text:span text:style-name="_5f_Caractères"/></text:h>
        </text:list-header>
      </text:list>
      <text:h text:style-name="_5f_Paragraphe" text:outline-level="1"><text:span text:style-name="_5f_Caractères"/></text:h>
      <text:list text:continue-numbering="true" text:style-name="_5f_Numérotation_20_des_20_exercices">
        <text:list-header>
          <text:h text:style-name="P54" text:outline-level="1"><text:span text:style-name="_5f_Caractères"/></text:h>
        </text:list-header>
      </text:list>
      <text:h text:style-name="_5f_Paragraphe" text:outline-level="1"><text:span text:style-name="_5f_Caractères"><text:s/></text:span></text:h>
      <text:list text:continue-numbering="true" text:style-name="_5f_Numérotation_20_des_20_exercices">
        <text:list-header>
          <text:h text:style-name="P54" text:outline-level="1"><text:span text:style-name="_5f_Caractères"><text:span text:style-name="T1">-</text:span></text:span></text:h>
        </text:list-header>
        <text:list-item>
          <text:h xml:id="id2329583178" text:style-name="P54" text:outline-level="1"><text:span text:style-name="_5f_Caractères">En expliquant ta méthode, pour chacune des figures ci-dessous, exprime la fraction de la surface totale qui est coloriée.</text:span></text:h>
        </text:list-item>
      </text:list>
      <text:section text:style-name="Sect2" text:name="Section16">
        <text:h text:style-name="_5f_Paragraphe" text:outline-level="1"><draw:g text:anchor-type="as-char" draw:z-index="44" draw:name="Forme1" draw:style-name="gr15"><draw:polygon draw:style-name="gr20" draw:text-style-name="P70" svg:width="1.248cm" svg:height="0.624cm" svg:x="1.25cm" svg:y="1.875cm" svg:viewBox="0 0 1249 625" draw:points="625,0 1249,624 0,625"><text:p/></draw:polygon><draw:rect draw:style-name="gr21" draw:text-style-name="P70" svg:width="1.25cm" svg:height="1.251cm" svg:x="1.251cm" svg:y="0cm"><text:p/></draw:rect><draw:polygon draw:style-name="gr20" draw:text-style-name="P70" svg:width="1.25cm" svg:height="1.248cm" svg:x="0cm" svg:y="1.251cm" svg:viewBox="0 0 1251 1249" draw:points="0,0 1251,0 0,1249"><text:p/></draw:polygon><draw:rect draw:style-name="gr17" draw:text-style-name="P67" svg:width="2.5cm" svg:height="2.5cm" svg:x="0cm" svg:y="0cm"><text:p/></draw:rect><draw:line draw:style-name="gr18" draw:text-style-name="P68" svg:x1="1.251cm" svg:y1="0cm" svg:x2="1.251cm" svg:y2="2.499cm"><text:p/></draw:line><draw:line draw:style-name="gr18" draw:text-style-name="P68" svg:x1="0cm" svg:y1="1.251cm" svg:x2="2.499cm" svg:y2="1.251cm"><text:p/></draw:line><draw:line draw:style-name="gr18" draw:text-style-name="P68" svg:x1="1.251cm" svg:y1="1.251cm" svg:x2="0cm" svg:y2="2.5cm"><text:p/></draw:line><draw:line draw:style-name="gr18" draw:text-style-name="P68" svg:x1="1.251cm" svg:y1="1.251cm" svg:x2="2.5cm" svg:y2="2.5cm"><text:p/></draw:line><draw:line draw:style-name="gr18" draw:text-style-name="P68" svg:x1="2.5cm" svg:y1="1.251cm" svg:x2="1.251cm" svg:y2="2.5cm"><text:p/></draw:line></draw:g></text:h>
        <text:h text:style-name="_5f_Paragraphe" text:outline-level="1"><text:span text:style-name="_5f_Caractères">Figure 1</text:span></text:h>
        <text:h text:style-name="_5f_Paragraphe" text:outline-level="1"><draw:g text:anchor-type="as-char" draw:z-index="45" draw:name="Forme2" draw:style-name="gr15"><draw:rect draw:style-name="gr19" draw:text-style-name="P69" svg:width="2.5cm" svg:height="0.833cm" svg:x="0cm" svg:y="0cm"><text:p/></draw:rect><draw:rect draw:style-name="gr19" draw:text-style-name="P69" svg:width="1.251cm" svg:height="0.835cm" svg:x="0cm" svg:y="0.833cm"><text:p/></draw:rect><draw:rect draw:style-name="gr19" draw:text-style-name="P69" svg:width="0.833cm" svg:height="0.833cm" svg:x="1.667cm" svg:y="1.667cm"><text:p/></draw:rect><draw:rect draw:style-name="gr17" draw:text-style-name="P67" svg:width="2.5cm" svg:height="2.5cm" svg:x="0cm" svg:y="0cm"><text:p/></draw:rect><draw:line draw:style-name="gr18" draw:text-style-name="P68" svg:x1="0cm" svg:y1="0.833cm" svg:x2="2.499cm" svg:y2="0.833cm"><text:p/></draw:line><draw:line draw:style-name="gr18" draw:text-style-name="P68" svg:x1="0cm" svg:y1="1.667cm" svg:x2="2.499cm" svg:y2="1.667cm"><text:p/></draw:line><draw:line draw:style-name="gr18" draw:text-style-name="P68" svg:x1="0.833cm" svg:y1="1.667cm" svg:x2="0.833cm" svg:y2="2.5cm"><text:p/></draw:line><draw:line draw:style-name="gr18" draw:text-style-name="P68" svg:x1="1.667cm" svg:y1="1.667cm" svg:x2="1.667cm" svg:y2="2.5cm"><text:p/></draw:line><draw:line draw:style-name="gr18" draw:text-style-name="P68" svg:x1="1.251cm" svg:y1="0.833cm" svg:x2="1.251cm" svg:y2="1.667cm"><text:p/></draw:line></draw:g></text:h>
        <text:h text:style-name="_5f_Paragraphe" text:outline-level="1"><text:span text:style-name="_5f_Caractères">Figure 2</text:span></text:h>
        <text:h text:style-name="_5f_Paragraphe" text:outline-level="1"><draw:g text:anchor-type="as-char" draw:z-index="46" draw:name="Forme3" draw:style-name="gr15"><draw:polygon draw:style-name="gr16" draw:text-style-name="P66" svg:width="1.248cm" svg:height="1.248cm" svg:x="1.251cm" svg:y="1.251cm" svg:viewBox="0 0 1249 1249" draw:points="0,0 1249,1249 0,1249"><text:p/></draw:polygon><draw:polygon draw:style-name="gr16" draw:text-style-name="P66" svg:width="1.248cm" svg:height="0.625cm" svg:x="1.251cm" svg:y="0.623cm" svg:viewBox="0 0 1249 626" draw:points="0,626 624,0 1249,626"><text:p/></draw:polygon><draw:polygon draw:style-name="gr16" draw:text-style-name="P66" svg:width="0.625cm" svg:height="0.623cm" svg:x="0.624cm" svg:y="0cm" svg:viewBox="0 0 626 624" draw:points="626,0 626,624 0,624"><text:p/></draw:polygon><draw:polygon draw:style-name="gr16" draw:text-style-name="P66" svg:width="1.25cm" svg:height="2.498cm" svg:x="0cm" svg:y="0cm" svg:viewBox="0 0 1251 2499" draw:points="0,0 1251,1251 0,2499"><text:p/></draw:polygon><draw:rect draw:style-name="gr17" draw:text-style-name="P67" svg:width="2.5cm" svg:height="2.5cm" svg:x="0cm" svg:y="0cm"><text:p/></draw:rect><draw:line draw:style-name="gr18" draw:text-style-name="P68" svg:x1="0cm" svg:y1="0cm" svg:x2="2.499cm" svg:y2="2.499cm"><text:p/></draw:line><draw:line draw:style-name="gr18" draw:text-style-name="P68" svg:x1="2.499cm" svg:y1="0cm" svg:x2="0cm" svg:y2="2.499cm"><text:p/></draw:line><draw:line draw:style-name="gr18" draw:text-style-name="P68" svg:x1="1.251cm" svg:y1="0cm" svg:x2="1.251cm" svg:y2="1.251cm"><text:p/></draw:line><draw:line draw:style-name="gr18" draw:text-style-name="P68" svg:x1="1.251cm" svg:y1="1.251cm" svg:x2="2.5cm" svg:y2="1.251cm"><text:p/></draw:line><draw:line draw:style-name="gr18" draw:text-style-name="P68" svg:x1="2.499cm" svg:y1="1.249cm" svg:x2="1.875cm" svg:y2="0.623cm"><text:p/></draw:line><draw:line draw:style-name="gr18" draw:text-style-name="P68" svg:x1="1.25cm" svg:y1="0cm" svg:x2="0.624cm" svg:y2="0.624cm"><text:p/></draw:line><draw:line draw:style-name="gr18" draw:text-style-name="P68" svg:x1="0.624cm" svg:y1="0.623cm" svg:x2="1.25cm" svg:y2="0.623cm"><text:p/></draw:line><draw:line draw:style-name="gr18" draw:text-style-name="P68" svg:x1="1.251cm" svg:y1="1.251cm" svg:x2="1.251cm" svg:y2="2.5cm"><text:p/></draw:line></draw:g></text:h>
        <text:h text:style-name="_5f_Paragraphe" text:outline-level="1"><text:span text:style-name="_5f_Caractères">Figure 3</text:span></text:h>
      </text:section>
      <text:p text:style-name="P15"><text:span text:style-name="_5f_Correction_20_surligné"><text:span text:style-name="T35">Dans chaque cas o</text:span></text:span><text:span text:style-name="_5f_Correction_20_surligné">n coupe </text:span><text:span text:style-name="_5f_Correction_20_surligné"><text:span text:style-name="T11">la surface totale</text:span></text:span><text:span text:style-name="_5f_Correction_20_surligné"> en parts toutes égales à la plus petite part :</text:span></text:p>
      <text:p text:style-name="P15"><text:span text:style-name="_5f_Correction_20_surligné">figure 1 ( 16 parts ) <text:s/> : </text:span><text:span text:style-name="_5f_Correction_20_surligné"><draw:frame draw:style-name="fr9" draw:name="Objet718" text:anchor-type="as-char" svg:y="-0.515cm" svg:width="0.721cm" svg:height="0.873cm" draw:z-index="242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p>
      <text:p text:style-name="P15"><text:span text:style-name="_5f_Correction_20_surligné">figure 2 ( 18 parts ): </text:span><text:span text:style-name="_5f_Correction_20_surligné"><draw:frame draw:style-name="fr3" draw:name="Objet719" text:anchor-type="as-char" svg:width="0.721cm" svg:height="0.873cm" draw:z-index="243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p>
      <text:p text:style-name="P19"><text:span text:style-name="_5f_Correction_20_surligné">figure 3 ( 32 parts ): </text:span><draw:frame draw:style-name="fr3" draw:name="Objet720" text:anchor-type="as-char" svg:width="0.721cm" svg:height="0.873cm" draw:z-index="245"><draw:object xlink:href="./Object 100" xlink:type="simple" xlink:show="embed" xlink:actuate="onLoad"/><draw:image xlink:href="./ObjectReplacements/Object 100" xlink:type="simple" xlink:show="embed" xlink:actuate="onLoad"/><svg:desc>formula</svg:desc></draw:frame></text:p>
      <text:list text:continue-numbering="true" text:style-name="_5f_Numérotation_20_des_20_exercices">
        <text:list-item>
          <text:h xml:id="id2205723416" text:style-name="P54" text:outline-level="1"><text:span text:style-name="_5f_Caractères">Complète les calculs suivants en utilisant la règle d'addition et de soustraction de fractions.</text:span></text:h>
        </text:list-item>
      </text:list>
      <text:section text:style-name="Sect1" text:name="Section1">
        <text:section text:style-name="Sect3" text:name="Section6">
          <text:p text:style-name="P18"><text:span text:style-name="_5f_Caractères"><draw:frame draw:style-name="fr6" draw:name="Object1" text:anchor-type="as-char" svg:y="-0.534cm" svg:width="0.293cm" svg:height="0.87cm" draw:z-index="246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_5f_Caractères"><text:s/>+ </text:span><text:span text:style-name="_5f_Caractères"><draw:frame draw:style-name="fr6" draw:name="Objet259" text:anchor-type="as-char" svg:y="-0.534cm" svg:width="0.293cm" svg:height="0.87cm" draw:z-index="249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35" text:anchor-type="as-char" svg:width="1.177cm" svg:height="0.873cm" draw:z-index="25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_5f_Caractères"><text:s/></text:span></text:p>
          <text:p text:style-name="P18"><text:span text:style-name="_5f_Caractères"><draw:frame draw:style-name="fr6" draw:name="Object21" text:anchor-type="as-char" svg:y="-0.534cm" svg:width="0.293cm" svg:height="0.87cm" draw:z-index="276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_5f_Caractères"><text:s/>+ </text:span><text:span text:style-name="_5f_Caractères"><draw:frame draw:style-name="fr6" draw:name="Object22" text:anchor-type="as-char" svg:y="-0.534cm" svg:width="0.293cm" svg:height="0.87cm" draw:z-index="277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36" text:anchor-type="as-char" svg:width="0.497cm" svg:height="0.873cm" draw:z-index="27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<text:p text:style-name="P18"><text:span text:style-name="_5f_Caractères"><draw:frame draw:style-name="fr5" draw:name="Object2" text:anchor-type="as-char" svg:y="-0.534cm" svg:width="0.293cm" svg:height="0.87cm" draw:z-index="281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_5f_Caractères"><text:s/>− </text:span><text:span text:style-name="_5f_Caractères"><draw:frame draw:style-name="fr5" draw:name="Objet262" text:anchor-type="as-char" svg:y="-0.534cm" svg:width="0.293cm" svg:height="0.87cm" draw:z-index="28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37" text:anchor-type="as-char" svg:width="1.177cm" svg:height="0.873cm" draw:z-index="28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_5f_Caractères"><text:s/></text:span></text:p>
          <text:p text:style-name="P18"><text:span text:style-name="_5f_Caractères"><draw:frame draw:style-name="fr5" draw:name="Object23" text:anchor-type="as-char" svg:y="-0.534cm" svg:width="0.293cm" svg:height="0.87cm" draw:z-index="287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_5f_Caractères"><text:s/>− </text:span><text:span text:style-name="_5f_Caractères"><draw:frame draw:style-name="fr5" draw:name="Object24" text:anchor-type="as-char" svg:y="-0.534cm" svg:width="0.293cm" svg:height="0.87cm" draw:z-index="289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_5f_Caractères"><text:s/>= </text:span><text:span text:style-name="_5f_Caractères"><draw:frame draw:style-name="fr3" draw:name="Objet38" text:anchor-type="as-char" svg:width="0.497cm" svg:height="0.873cm" draw:z-index="290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p>
        </text:section>
        <text:p text:style-name="P18"><text:span text:style-name="_5f_Caractères"><draw:frame draw:style-name="fr5" draw:name="Objet265" text:anchor-type="as-char" svg:y="-0.534cm" svg:width="0.517cm" svg:height="0.87cm" draw:z-index="29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266" text:anchor-type="as-char" svg:y="-0.534cm" svg:width="0.517cm" svg:height="0.87cm" draw:z-index="29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267" text:anchor-type="as-char" svg:y="-0.534cm" svg:width="0.517cm" svg:height="0.87cm" draw:z-index="29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39" text:anchor-type="as-char" svg:width="1.857cm" svg:height="0.873cm" draw:z-index="296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40" text:anchor-type="as-char" svg:width="0.721cm" svg:height="0.873cm" draw:z-index="297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p>
        <text:p text:style-name="P18"><text:span text:style-name="_5f_Caractères"><draw:frame draw:style-name="fr4" draw:name="Objet258" text:anchor-type="as-char" svg:width="1.699cm" svg:height="0.873cm" draw:z-index="298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_5f_Caractères"><text:s/>= </text:span><text:span text:style-name="_5f_Caractères"><draw:frame draw:style-name="fr4" draw:name="Objet41" text:anchor-type="as-char" svg:width="1.177cm" svg:height="0.873cm" draw:z-index="29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_5f_Caractères"><text:s/>= </text:span><draw:frame draw:style-name="fr5" draw:name="Objet272" text:anchor-type="as-char" svg:y="-0.534cm" svg:width="0.517cm" svg:height="0.87cm" draw:z-index="30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/text:section>
      <text:list text:continue-numbering="true" text:style-name="_5f_Numérotation_20_des_20_exercices">
        <text:list-item>
          <text:h xml:id="id3629708762" text:style-name="P54" text:outline-level="1"><text:span text:style-name="_5f_Caractères">Calcule mentalement.</text:span></text:h>
        </text:list-item>
      </text:list>
      <text:section text:style-name="Sect3" text:name="Section7">
        <text:p text:style-name="P18"><text:span text:style-name="_5f_Caractères"><draw:frame draw:style-name="fr6" draw:name="Objet276" text:anchor-type="as-char" svg:y="-0.534cm" svg:width="0.293cm" svg:height="0.87cm" draw:z-index="195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277" text:anchor-type="as-char" svg:y="-0.534cm" svg:width="0.293cm" svg:height="0.87cm" draw:z-index="201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_5f_Caractères"><text:s/>= </text:span><text:span text:style-name="_5f_pointillés_20_gris"><draw:frame draw:style-name="fr4" draw:name="Objet42" text:anchor-type="as-char" svg:width="0.497cm" svg:height="0.873cm" draw:z-index="302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p>
        <text:p text:style-name="P18"><text:span text:style-name="_5f_Caractères"><draw:frame draw:style-name="fr6" draw:name="Objet278" text:anchor-type="as-char" svg:y="-0.534cm" svg:width="0.517cm" svg:height="0.87cm" draw:z-index="202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279" text:anchor-type="as-char" svg:y="-0.534cm" svg:width="0.517cm" svg:height="0.87cm" draw:z-index="20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_5f_Caractères"><text:s/>= </text:span><text:span text:style-name="_5f_pointillés_20_gris"><draw:frame draw:style-name="fr4" draw:name="Objet594" text:anchor-type="as-char" svg:width="0.721cm" svg:height="0.873cm" draw:z-index="304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p>
        <text:p text:style-name="P18"><text:span text:style-name="_5f_Caractères"><draw:frame draw:style-name="fr6" draw:name="Objet280" text:anchor-type="as-char" svg:y="-0.534cm" svg:width="0.517cm" svg:height="0.87cm" draw:z-index="20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_5f_Caractères"><text:s/>− </text:span><text:span text:style-name="_5f_Caractères"><draw:frame draw:style-name="fr5" draw:name="Objet281" text:anchor-type="as-char" svg:y="-0.534cm" svg:width="0.517cm" svg:height="0.87cm" draw:z-index="20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_5f_Caractères"><text:s/>= </text:span><text:span text:style-name="_5f_pointillés_20_gris"><draw:frame draw:style-name="fr4" draw:name="Objet595" text:anchor-type="as-char" svg:width="0.721cm" svg:height="0.873cm" draw:z-index="305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p>
        <text:p text:style-name="P18"><text:span text:style-name="_5f_Caractères"><draw:frame draw:style-name="fr6" draw:name="Objet282" text:anchor-type="as-char" svg:y="-0.534cm" svg:width="0.741cm" svg:height="0.87cm" draw:z-index="21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_5f_Caractères"><text:s/>− </text:span><text:span text:style-name="_5f_Caractères"><draw:frame draw:style-name="fr5" draw:name="Objet283" text:anchor-type="as-char" svg:y="-0.534cm" svg:width="0.741cm" svg:height="0.87cm" draw:z-index="21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_5f_Caractères"><text:s/>= </text:span><text:span text:style-name="_5f_pointillés_20_gris"><draw:frame draw:style-name="fr4" draw:name="Objet596" text:anchor-type="as-char" svg:width="0.945cm" svg:height="0.873cm" draw:z-index="306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p>
        <text:p text:style-name="P18"><text:span text:style-name="_5f_Caractères"><draw:frame draw:style-name="fr6" draw:name="Objet284" text:anchor-type="as-char" svg:y="-0.534cm" svg:width="0.741cm" svg:height="0.87cm" draw:z-index="21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285" text:anchor-type="as-char" svg:y="-0.534cm" svg:width="0.517cm" svg:height="0.87cm" draw:z-index="226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_5f_Caractères"><text:s/>= </text:span><text:span text:style-name="_5f_pointillés_20_gris"><draw:frame draw:style-name="fr4" draw:name="Objet597" text:anchor-type="as-char" svg:width="0.945cm" svg:height="0.873cm" draw:z-index="307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p>
        <text:p text:style-name="P18"><text:span text:style-name="_5f_Caractères"><text:s/></text:span><text:span text:style-name="_5f_Caractères"><draw:frame draw:style-name="fr6" draw:name="Objet286" text:anchor-type="as-char" svg:y="-0.534cm" svg:width="0.517cm" svg:height="0.87cm" draw:z-index="228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_5f_Caractères"><text:s/>− </text:span><text:span text:style-name="_5f_Caractères"><draw:frame draw:style-name="fr5" draw:name="Objet287" text:anchor-type="as-char" svg:y="-0.534cm" svg:width="0.517cm" svg:height="0.87cm" draw:z-index="22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_5f_Caractères"><text:s/>= </text:span><text:span text:style-name="_5f_pointillés_20_gris"><draw:frame draw:style-name="fr4" draw:name="Objet598" text:anchor-type="as-char" svg:width="0.721cm" svg:height="0.873cm" draw:z-index="309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_5f_Caractères"><text:s/>= </text:span><text:span text:style-name="_5f_Correction_20_surligné"><text:span text:style-name="T12">0</text:span></text:span></text:p>
      </text:section>
      <text:list text:continue-numbering="true" text:style-name="_5f_Numérotation_20_des_20_exercices">
        <text:list-item>
          <text:h xml:id="id131196771" text:style-name="P54" text:outline-level="1"><text:span text:style-name="_5f_Caractères">Calcule puis, si c'est possible, simplifie.</text:span></text:h>
        </text:list-item>
      </text:list>
      <text:p text:style-name="P18"><text:span text:style-name="_5f_Caractères"><draw:frame draw:style-name="fr6" draw:name="Objet288" text:anchor-type="as-char" svg:y="-0.534cm" svg:width="0.293cm" svg:height="0.87cm" draw:z-index="230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289" text:anchor-type="as-char" svg:y="-0.534cm" svg:width="0.293cm" svg:height="0.87cm" draw:z-index="310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_5f_Caractères"><text:s/>= </text:span><text:span text:style-name="_5f_pointillés_20_gris"><text:span text:style-name="T14"><draw:frame draw:style-name="fr4" draw:name="Objet43" text:anchor-type="as-char" svg:width="0.497cm" svg:height="0.873cm" draw:z-index="311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53" text:anchor-type="as-char" svg:width="1.178cm" svg:height="0.873cm" draw:z-index="312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54" text:anchor-type="as-char" svg:width="0.497cm" svg:height="0.873cm" draw:z-index="313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/text:p>
      <text:p text:style-name="P18"><text:span text:style-name="_5f_Caractères"><draw:frame draw:style-name="fr6" draw:name="Objet294" text:anchor-type="as-char" svg:y="-0.534cm" svg:width="0.517cm" svg:height="0.87cm" draw:z-index="231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295" text:anchor-type="as-char" svg:y="-0.534cm" svg:width="0.517cm" svg:height="0.87cm" draw:z-index="303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_5f_Caractères"><text:s/>= </text:span><text:span text:style-name="_5f_pointillés_20_gris"><text:span text:style-name="T14"><draw:frame draw:style-name="fr4" draw:name="Objet599" text:anchor-type="as-char" svg:width="0.721cm" svg:height="0.873cm" draw:z-index="315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600" text:anchor-type="as-char" svg:width="1.402cm" svg:height="0.873cm" draw:z-index="316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601" text:anchor-type="as-char" svg:width="0.497cm" svg:height="0.873cm" draw:z-index="317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18"><text:span text:style-name="_5f_Caractères"><draw:frame draw:style-name="fr6" draw:name="Objet296" text:anchor-type="as-char" svg:y="-0.534cm" svg:width="0.517cm" svg:height="0.87cm" draw:z-index="291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297" text:anchor-type="as-char" svg:y="-0.534cm" svg:width="0.517cm" svg:height="0.87cm" draw:z-index="28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_5f_Caractères"><text:s/>= </text:span><text:span text:style-name="_5f_pointillés_20_gris"><text:span text:style-name="T14"><draw:frame draw:style-name="fr4" draw:name="Objet604" text:anchor-type="as-char" svg:width="0.721cm" svg:height="0.873cm" draw:z-index="318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605" text:anchor-type="as-char" svg:width="1.402cm" svg:height="0.873cm" draw:z-index="319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606" text:anchor-type="as-char" svg:width="0.497cm" svg:height="0.873cm" draw:z-index="320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text:span text:style-name="_5f_Correction_20_surligné"><text:span text:style-name="T12"><text:s/>= <text:s/>2</text:span></text:span></text:p>
      <text:p text:style-name="P18"><text:span text:style-name="_5f_Caractères"><draw:frame draw:style-name="fr6" draw:name="Objet298" text:anchor-type="as-char" svg:y="-0.534cm" svg:width="0.517cm" svg:height="0.87cm" draw:z-index="279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299" text:anchor-type="as-char" svg:y="-0.534cm" svg:width="0.517cm" svg:height="0.87cm" draw:z-index="27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_5f_Caractères"><text:s/>= </text:span><text:span text:style-name="_5f_pointillés_20_gris"><text:span text:style-name="T14"><draw:frame draw:style-name="fr4" draw:name="Objet609" text:anchor-type="as-char" svg:width="0.721cm" svg:height="0.873cm" draw:z-index="321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text:span text:style-name="_5f_Correction_20_surligné"><text:span text:style-name="T12"><text:s/>= <text:s/>1</text:span></text:span></text:p>
      <text:p text:style-name="P18"><text:span text:style-name="_5f_Caractères"><draw:frame draw:style-name="fr6" draw:name="Objet300" text:anchor-type="as-char" svg:y="-0.534cm" svg:width="0.741cm" svg:height="0.87cm" draw:z-index="26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301" text:anchor-type="as-char" svg:y="-0.534cm" svg:width="0.741cm" svg:height="0.87cm" draw:z-index="263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_5f_Caractères"><text:s/>= </text:span><text:span text:style-name="_5f_pointillés_20_gris"><text:span text:style-name="T14"><draw:frame draw:style-name="fr4" draw:name="Objet612" text:anchor-type="as-char" svg:width="0.945cm" svg:height="0.873cm" draw:z-index="323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613" text:anchor-type="as-char" svg:width="1.628cm" svg:height="0.873cm" draw:z-index="324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614" text:anchor-type="as-char" svg:width="0.721cm" svg:height="0.873cm" draw:z-index="325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18"><text:span text:style-name="_5f_Caractères"><draw:frame draw:style-name="fr6" draw:name="Objet302" text:anchor-type="as-char" svg:y="-0.534cm" svg:width="0.517cm" svg:height="0.87cm" draw:z-index="25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303" text:anchor-type="as-char" svg:y="-0.534cm" svg:width="0.517cm" svg:height="0.87cm" draw:z-index="24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304" text:anchor-type="as-char" svg:y="-0.534cm" svg:width="0.517cm" svg:height="0.87cm" draw:z-index="239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_5f_Caractères"><text:s/>= </text:span><text:span text:style-name="_5f_pointillés_20_gris"><text:span text:style-name="T14"><draw:frame draw:style-name="fr4" draw:name="Objet618" text:anchor-type="as-char" svg:width="0.721cm" svg:height="0.873cm" draw:z-index="326"><draw:object xlink:href="./Object 134" xlink:type="simple" xlink:show="embed" xlink:actuate="onLoad"/><draw:image xlink:href="./ObjectReplacements/Object 134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619" text:anchor-type="as-char" svg:width="1.178cm" svg:height="0.873cm" draw:z-index="327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620" text:anchor-type="as-char" svg:width="0.497cm" svg:height="0.873cm" draw:z-index="329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<text:p text:style-name="P18"><text:span text:style-name="_5f_Caractères"><draw:frame draw:style-name="fr5" draw:name="Objet305" text:anchor-type="as-char" svg:y="-0.534cm" svg:width="0.517cm" svg:height="0.87cm" draw:z-index="232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_5f_Caractères"><text:s/>− </text:span><text:span text:style-name="_5f_Caractères"><draw:frame draw:style-name="fr5" draw:name="Objet306" text:anchor-type="as-char" svg:y="-0.534cm" svg:width="0.517cm" svg:height="0.87cm" draw:z-index="18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_5f_Caractères"><text:s/>− </text:span><text:span text:style-name="_5f_Caractères"><draw:frame draw:style-name="fr5" draw:name="Objet307" text:anchor-type="as-char" svg:y="-0.534cm" svg:width="0.517cm" svg:height="0.87cm" draw:z-index="186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_5f_Caractères"><text:s/>=</text:span><text:span text:style-name="_5f_Caractères"><text:span text:style-name="T16"> </text:span></text:span><text:span text:style-name="_5f_pointillés_20_gris"><text:span text:style-name="T14"><draw:frame draw:style-name="fr4" draw:name="Objet624" text:anchor-type="as-char" svg:width="0.72cm" svg:height="0.873cm" draw:z-index="280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text:span text:style-name="_5f_pointillés_20_gris"><text:span text:style-name="T15"><text:s/></text:span></text:span><text:span text:style-name="_5f_Correction_20_surligné"><text:span text:style-name="T12">− </text:span></text:span><text:span text:style-name="_5f_pointillés_20_gris"><text:span text:style-name="T12"><draw:frame draw:style-name="fr4" draw:name="Objet625" text:anchor-type="as-char" svg:width="0.72cm" svg:height="0.873cm" draw:z-index="282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text:span text:style-name="_5f_Correction_20_surligné"><text:span text:style-name="T12">=</text:span></text:span><text:span text:style-name="_5f_pointillés_20_gris"><text:span text:style-name="T12"><draw:frame draw:style-name="fr4" draw:name="Objet626" text:anchor-type="as-char" svg:width="0.72cm" svg:height="0.873cm" draw:z-index="330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text:span text:style-name="_5f_Correction_20_surligné"><text:span text:style-name="T12">=</text:span></text:span><text:span text:style-name="_5f_pointillés_20_gris"><text:span text:style-name="T12"><draw:frame draw:style-name="fr7" draw:name="Objet66" text:anchor-type="as-char" svg:y="-0.534cm" svg:width="1.177cm" svg:height="0.87cm" draw:z-index="331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text:span text:style-name="_5f_Correction_20_surligné"><text:span text:style-name="T12">=</text:span></text:span><text:span text:style-name="_5f_pointillés_20_gris"><text:span text:style-name="T12"><draw:frame draw:style-name="fr4" draw:name="Objet58" text:anchor-type="as-char" svg:width="0.492cm" svg:height="0.87cm" draw:z-index="332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<text:p text:style-name="P18"><text:span text:style-name="_5f_Caractères"><draw:frame draw:style-name="fr5" draw:name="Objet308" text:anchor-type="as-char" svg:y="-0.534cm" svg:width="0.517cm" svg:height="0.87cm" draw:z-index="18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_5f_Caractères"><text:s/>− </text:span><text:span text:style-name="_5f_Caractères"><draw:frame draw:style-name="fr5" draw:name="Objet309" text:anchor-type="as-char" svg:y="-0.534cm" svg:width="0.517cm" svg:height="0.87cm" draw:z-index="176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310" text:anchor-type="as-char" svg:y="-0.534cm" svg:width="0.517cm" svg:height="0.87cm" draw:z-index="169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_5f_Caractères"><text:s/>= </text:span><text:span text:style-name="_5f_pointillés_20_gris"><text:span text:style-name="T14"><draw:frame draw:style-name="fr4" draw:name="Objet59" text:anchor-type="as-char" svg:width="0.721cm" svg:height="0.873cm" draw:z-index="258"><draw:object xlink:href="./Object 158" xlink:type="simple" xlink:show="embed" xlink:actuate="onLoad"/><draw:image xlink:href="./ObjectReplacements/Object 158" xlink:type="simple" xlink:show="embed" xlink:actuate="onLoad"/><svg:desc>formula</svg:desc></draw:frame></text:span></text:span><text:span text:style-name="_5f_Correction_20_surligné"><text:span text:style-name="T12"><text:s/>+ </text:span></text:span><text:span text:style-name="_5f_pointillés_20_gris"><text:span text:style-name="T12"><draw:frame draw:style-name="fr4" draw:name="Objet60" text:anchor-type="as-char" svg:width="0.721cm" svg:height="0.873cm" draw:z-index="265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61" text:anchor-type="as-char" svg:width="0.721cm" svg:height="0.873cm" draw:z-index="334"><draw:object xlink:href="./Object 160" xlink:type="simple" xlink:show="embed" xlink:actuate="onLoad"/><draw:image xlink:href="./ObjectReplacements/Object 160" xlink:type="simple" xlink:show="embed" xlink:actuate="onLoad"/><svg:desc>formula</svg:desc></draw:frame></text:span></text:span></text:p>
      <text:list text:continue-numbering="true" text:style-name="_5f_Numérotation_20_des_20_exercices">
        <text:list-item>
          <text:h text:style-name="P22" text:outline-level="1"><text:span text:style-name="_5f_Caractères_5f_gras">Simplifier, puis calculer</text:span></text:h>
          <text:list>
            <text:list-item>
              <text:p text:style-name="P53"><text:span text:style-name="_5f_Caractères">Simplifie au maximum les fractions suivantes.</text:span></text:p>
            </text:list-item>
          </text:list>
        </text:list-item>
      </text:list>
      <text:section text:style-name="Sect3" text:name="Section4">
        <text:p text:style-name="P18"><text:span text:style-name="_5f_Caractères"><draw:frame draw:style-name="fr6" draw:name="Objet13" text:anchor-type="as-char" svg:y="-0.534cm" svg:width="0.517cm" svg:height="0.87cm" draw:z-index="16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_5f_Caractères"><text:s/>= </text:span><text:span text:style-name="_5f_pointillés_20_gris"><text:span text:style-name="T14"><draw:frame draw:style-name="fr4" draw:name="Objet647" text:anchor-type="as-char" svg:width="1.178cm" svg:height="0.873cm" draw:z-index="257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span><text:span text:style-name="_5f_Correction_20_surligné"><text:span text:style-name="T12">= </text:span></text:span><text:span text:style-name="_5f_pointillés_20_gris"><text:span text:style-name="T12"><draw:frame draw:style-name="fr4" draw:name="Objet648" text:anchor-type="as-char" svg:width="0.497cm" svg:height="0.873cm" draw:z-index="335"><draw:object xlink:href="./Object 162" xlink:type="simple" xlink:show="embed" xlink:actuate="onLoad"/><draw:image xlink:href="./ObjectReplacements/Object 162" xlink:type="simple" xlink:show="embed" xlink:actuate="onLoad"/><svg:desc>formula</svg:desc></draw:frame></text:span></text:span></text:p>
        <text:p text:style-name="P18"><text:span text:style-name="_5f_Caractères"><draw:frame draw:style-name="fr6" draw:name="Objet14" text:anchor-type="as-char" svg:y="-0.534cm" svg:width="0.517cm" svg:height="0.87cm" draw:z-index="15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_5f_Caractères"><text:s/>= </text:span><text:span text:style-name="_5f_pointillés_20_gris"><text:span text:style-name="T12"><draw:frame draw:style-name="fr4" draw:name="Objet649" text:anchor-type="as-char" svg:width="1.178cm" svg:height="0.873cm" draw:z-index="333"><draw:object xlink:href="./Object 163" xlink:type="simple" xlink:show="embed" xlink:actuate="onLoad"/><draw:image xlink:href="./ObjectReplacements/Object 163" xlink:type="simple" xlink:show="embed" xlink:actuate="onLoad"/><svg:desc>formula</svg:desc></draw:frame></text:span></text:span><text:span text:style-name="_5f_Correction_20_surligné"><text:span text:style-name="T12">= </text:span></text:span><text:span text:style-name="_5f_pointillés_20_gris"><text:span text:style-name="T12"><draw:frame draw:style-name="fr7" draw:name="Objet650" text:anchor-type="as-char" svg:y="-0.557cm" svg:width="0.497cm" svg:height="0.873cm" draw:z-index="337"><draw:object xlink:href="./Object 164" xlink:type="simple" xlink:show="embed" xlink:actuate="onLoad"/><draw:image xlink:href="./ObjectReplacements/Object 164" xlink:type="simple" xlink:show="embed" xlink:actuate="onLoad"/><svg:desc>formula</svg:desc></draw:frame></text:span></text:span></text:p>
        <text:p text:style-name="P18"><text:span text:style-name="_5f_Caractères"><draw:frame draw:style-name="fr6" draw:name="Objet15" text:anchor-type="as-char" svg:y="-0.534cm" svg:width="0.517cm" svg:height="0.87cm" draw:z-index="156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_5f_Caractères"><text:s/>= </text:span><text:span text:style-name="_5f_pointillés_20_gris"><text:span text:style-name="T14"><draw:frame draw:style-name="fr4" draw:name="Objet651" text:anchor-type="as-char" svg:width="1.178cm" svg:height="0.873cm" draw:z-index="338"><draw:object xlink:href="./Object 165" xlink:type="simple" xlink:show="embed" xlink:actuate="onLoad"/><draw:image xlink:href="./ObjectReplacements/Object 165" xlink:type="simple" xlink:show="embed" xlink:actuate="onLoad"/><svg:desc>formula</svg:desc></draw:frame></text:span></text:span><text:span text:style-name="_5f_Correction_20_surligné"><text:span text:style-name="T12">= </text:span></text:span><text:span text:style-name="_5f_pointillés_20_gris"><text:span text:style-name="T12"><draw:frame draw:style-name="fr4" draw:name="Objet652" text:anchor-type="as-char" svg:width="0.497cm" svg:height="0.873cm" draw:z-index="339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span></text:p>
        <text:p text:style-name="P18"><text:span text:style-name="_5f_Caractères"><draw:frame draw:style-name="fr6" draw:name="Objet16" text:anchor-type="as-char" svg:y="-0.534cm" svg:width="0.517cm" svg:height="0.87cm" draw:z-index="132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_5f_Caractères"><text:s/>= </text:span><text:span text:style-name="_5f_pointillés_20_gris"><text:span text:style-name="T14"><draw:frame draw:style-name="fr4" draw:name="Objet653" text:anchor-type="as-char" svg:width="1.402cm" svg:height="0.873cm" draw:z-index="340"><draw:object xlink:href="./Object 167" xlink:type="simple" xlink:show="embed" xlink:actuate="onLoad"/><draw:image xlink:href="./ObjectReplacements/Object 167" xlink:type="simple" xlink:show="embed" xlink:actuate="onLoad"/><svg:desc>formula</svg:desc></draw:frame></text:span></text:span><text:span text:style-name="_5f_Correction_20_surligné"><text:span text:style-name="T12">= </text:span></text:span><text:span text:style-name="_5f_pointillés_20_gris"><text:span text:style-name="T12"><draw:frame draw:style-name="fr4" draw:name="Objet654" text:anchor-type="as-char" svg:width="0.497cm" svg:height="0.873cm" draw:z-index="341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/text:p>
      </text:section>
      <text:list text:continue-numbering="true" text:style-name="_5f_Numérotation_20_des_20_exercices">
        <text:list-item>
          <text:list>
            <text:list-item>
              <text:p text:style-name="P53"><text:span text:style-name="_5f_Caractères">Utilise les fractions simplifiées au maximum de la question </text:span><text:span text:style-name="_5f_Caractères_5f_gras">a.</text:span><text:span text:style-name="_5f_Caractères"> pour effectuer les calculs suivants.</text:span></text:p>
            </text:list-item>
          </text:list>
        </text:list-item>
      </text:list>
      <text:section text:style-name="Sect3" text:name="Section8">
        <text:p text:style-name="_5f_Paragraphe_5f_Réponse_5f_Elève_5f_Fractions"><text:span text:style-name="_5f_Caractères">A = </text:span><text:span text:style-name="_5f_Caractères"><draw:frame draw:style-name="fr6" draw:name="Objet17" text:anchor-type="as-char" svg:y="-0.534cm" svg:width="0.517cm" svg:height="0.87cm" draw:z-index="152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_5f_Caractères"><text:s/>+ </text:span><text:span text:style-name="_5f_Caractères"><draw:frame draw:style-name="fr6" draw:name="Object3" text:anchor-type="as-char" svg:y="-0.534cm" svg:width="0.293cm" svg:height="0.87cm" draw:z-index="143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_5f_Caractères"><text:s/></text:span></text:p>
        <text:p text:style-name="P17"><text:span text:style-name="_5f_Caractères">A = </text:span><text:span text:style-name="_5f_pointillés_20_gris"><draw:frame draw:style-name="fr4" draw:name="Objet656" text:anchor-type="as-char" svg:width="1.249cm" svg:height="0.873cm" draw:z-index="342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p>
        <text:p text:style-name="P17"><text:span text:style-name="_5f_Caractères">A = </text:span><text:span text:style-name="_5f_pointillés_20_gris"><draw:frame draw:style-name="fr4" draw:name="Objet655" text:anchor-type="as-char" svg:width="0.497cm" svg:height="0.873cm" draw:z-index="336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p>
        <text:p text:style-name="_5f_Paragraphe_5f_Réponse_5f_Elève_5f_Fractions"><text:span text:style-name="_5f_Caractères">B = </text:span><text:span text:style-name="_5f_Caractères"><draw:frame draw:style-name="fr6" draw:name="Objet20" text:anchor-type="as-char" svg:y="-0.534cm" svg:width="0.517cm" svg:height="0.87cm" draw:z-index="141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_5f_Caractères"><text:s/>− </text:span><text:span text:style-name="_5f_Caractères"><draw:frame draw:style-name="fr6" draw:name="Object4" text:anchor-type="as-char" svg:y="-0.534cm" svg:width="0.293cm" svg:height="0.87cm" draw:z-index="138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_5f_Caractères"><text:s/></text:span></text:p>
        <text:p text:style-name="P17"><text:span text:style-name="_5f_Caractères">B = </text:span><text:span text:style-name="_5f_pointillés_20_gris"><draw:frame draw:style-name="fr4" draw:name="Objet659" text:anchor-type="as-char" svg:width="1.249cm" svg:height="0.873cm" draw:z-index="328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p>
        <text:p text:style-name="P17"><text:span text:style-name="_5f_Caractères">B = </text:span><text:span text:style-name="_5f_pointillés_20_gris"><draw:frame draw:style-name="fr4" draw:name="Objet657" text:anchor-type="as-char" svg:width="0.497cm" svg:height="0.873cm" draw:z-index="322"><draw:object xlink:href="./Object 171" xlink:type="simple" xlink:show="embed" xlink:actuate="onLoad"/><draw:image xlink:href="./ObjectReplacements/Object 171" xlink:type="simple" xlink:show="embed" xlink:actuate="onLoad"/><svg:desc>formula</svg:desc></draw:frame></text:span></text:p>
        <text:p text:style-name="_5f_Paragraphe_5f_Réponse_5f_Elève_5f_Fractions"><text:span text:style-name="_5f_Caractères">C = </text:span><text:span text:style-name="_5f_Caractères"><draw:frame draw:style-name="fr6" draw:name="Objet21" text:anchor-type="as-char" svg:y="-0.534cm" svg:width="0.517cm" svg:height="0.87cm" draw:z-index="135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_5f_Caractères"><text:s/>+ </text:span><text:span text:style-name="_5f_Caractères"><draw:frame draw:style-name="fr6" draw:name="Object5" text:anchor-type="as-char" svg:y="-0.534cm" svg:width="0.293cm" svg:height="0.87cm" draw:z-index="127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p>
        <text:p text:style-name="P17"><text:span text:style-name="_5f_Caractères">C = </text:span><text:span text:style-name="_5f_pointillés_20_gris"><draw:frame draw:style-name="fr4" draw:name="Objet660" text:anchor-type="as-char" svg:width="1.249cm" svg:height="0.873cm" draw:z-index="314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p>
        <text:p text:style-name="P17"><text:span text:style-name="_5f_Caractères">C = </text:span><text:span text:style-name="_5f_pointillés_20_gris"><draw:frame draw:style-name="fr4" draw:name="Objet658" text:anchor-type="as-char" svg:width="0.497cm" svg:height="0.873cm" draw:z-index="308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p>
        <text:p text:style-name="_5f_Paragraphe_5f_Réponse_5f_Elève_5f_Fractions"><text:span text:style-name="_5f_Caractères">D = </text:span><text:span text:style-name="_5f_Caractères"><draw:frame draw:style-name="fr6" draw:name="Objet22" text:anchor-type="as-char" svg:y="-0.534cm" svg:width="0.293cm" svg:height="0.87cm" draw:z-index="125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_5f_Caractères"><text:s/>− </text:span><text:span text:style-name="_5f_Caractères"><draw:frame draw:style-name="fr6" draw:name="Object6" text:anchor-type="as-char" svg:y="-0.534cm" svg:width="0.517cm" svg:height="0.87cm" draw:z-index="119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p>
        <text:p text:style-name="P17"><text:span text:style-name="_5f_Caractères">D = </text:span><text:span text:style-name="_5f_pointillés_20_gris"><draw:frame draw:style-name="fr4" draw:name="Objet662" text:anchor-type="as-char" svg:width="1.249cm" svg:height="0.873cm" draw:z-index="300"><draw:object xlink:href="./Object 176" xlink:type="simple" xlink:show="embed" xlink:actuate="onLoad"/><draw:image xlink:href="./ObjectReplacements/Object 176" xlink:type="simple" xlink:show="embed" xlink:actuate="onLoad"/><svg:desc>formula</svg:desc></draw:frame></text:span></text:p>
        <text:p text:style-name="P17"><text:span text:style-name="_5f_Caractères">D = </text:span><text:span text:style-name="_5f_pointillés_20_gris"><draw:frame draw:style-name="fr4" draw:name="Objet661" text:anchor-type="as-char" svg:width="0.497cm" svg:height="0.873cm" draw:z-index="295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p>
      </text:section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55" text:outline-level="1"><text:soft-page-break/><text:span text:style-name="_5f_Caractères">Effectue les calculs suivants en utilisant la méthode de ton choix.</text:span></text:h>
        </text:list-item>
      </text:list>
      <text:section text:style-name="Sect4" text:name="Section3">
        <text:p text:style-name="_5f_Paragraphe_5f_Réponse_5f_Elève_5f_Fractions"><text:span text:style-name="_5f_Caractères"><text:span text:style-name="T16">E</text:span></text:span><text:span text:style-name="_5f_Caractères"> = </text:span><text:span text:style-name="_5f_Caractères"><draw:frame draw:style-name="fr5" draw:name="Objet333" text:anchor-type="as-char" svg:y="-0.534cm" svg:width="0.517cm" svg:height="0.87cm" draw:z-index="4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334" text:anchor-type="as-char" svg:y="-0.534cm" svg:width="0.293cm" svg:height="0.87cm" draw:z-index="1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_5f_Caractères"><text:s/>+ </text:span><draw:frame draw:style-name="fr5" draw:name="Objet335" text:anchor-type="as-char" svg:y="-0.534cm" svg:width="0.293cm" svg:height="0.87cm" draw:z-index="10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text:p text:style-name="P17"><text:span text:style-name="_5f_Caractères"><text:span text:style-name="T16">E</text:span></text:span><text:span text:style-name="_5f_Caractères"> = </text:span><text:span text:style-name="_5f_pointillés_20_gris"><draw:frame draw:style-name="fr4" draw:name="Objet664" text:anchor-type="as-char" svg:width="2.448cm" svg:height="0.873cm" draw:z-index="286"><draw:object xlink:href="./Object 178" xlink:type="simple" xlink:show="embed" xlink:actuate="onLoad"/><draw:image xlink:href="./ObjectReplacements/Object 178" xlink:type="simple" xlink:show="embed" xlink:actuate="onLoad"/><svg:desc>formula</svg:desc></draw:frame></text:span></text:p>
        <text:p text:style-name="P17"><text:span text:style-name="_5f_Caractères"><text:span text:style-name="T16">E</text:span></text:span><text:span text:style-name="_5f_Caractères"> = </text:span><text:span text:style-name="_5f_pointillés_20_gris"><draw:frame draw:style-name="fr4" draw:name="Objet663" text:anchor-type="as-char" svg:width="0.721cm" svg:height="0.873cm" draw:z-index="283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p>
        <text:p text:style-name="_5f_Paragraphe_5f_Réponse_5f_Elève_5f_Fractions"><text:span text:style-name="_5f_Caractères"><text:span text:style-name="T16">F</text:span></text:span><text:span text:style-name="_5f_Caractères"> =  2  + </text:span><text:span text:style-name="_5f_Caractères"><draw:frame draw:style-name="fr5" draw:name="Objet339" text:anchor-type="as-char" svg:y="-0.534cm" svg:width="0.293cm" svg:height="0.87cm" draw:z-index="10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_5f_Caractères"><text:s/>+ </text:span><draw:frame draw:style-name="fr5" draw:name="Objet340" text:anchor-type="as-char" svg:y="-0.534cm" svg:width="0.517cm" svg:height="0.87cm" draw:z-index="10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text:p text:style-name="P18"><text:span text:style-name="_5f_Caractères"><text:span text:style-name="T16">F</text:span></text:span><text:span text:style-name="_5f_Caractères"> = </text:span><text:span text:style-name="_5f_pointillés_20_gris"><draw:frame draw:style-name="fr4" draw:name="Objet668" text:anchor-type="as-char" svg:width="2.674cm" svg:height="0.873cm" draw:z-index="273"><draw:object xlink:href="./Object 179" xlink:type="simple" xlink:show="embed" xlink:actuate="onLoad"/><draw:image xlink:href="./ObjectReplacements/Object 179" xlink:type="simple" xlink:show="embed" xlink:actuate="onLoad"/><svg:desc>formula</svg:desc></draw:frame></text:span></text:p>
        <text:p text:style-name="P18"><text:span text:style-name="_5f_Caractères"><text:span text:style-name="T16">F</text:span></text:span><text:span text:style-name="_5f_Caractères"> = </text:span><text:span text:style-name="_5f_pointillés_20_gris"><draw:frame draw:style-name="fr4" draw:name="Objet667" text:anchor-type="as-char" svg:width="0.721cm" svg:height="0.873cm" draw:z-index="274"><draw:object xlink:href="./Object 180" xlink:type="simple" xlink:show="embed" xlink:actuate="onLoad"/><draw:image xlink:href="./ObjectReplacements/Object 180" xlink:type="simple" xlink:show="embed" xlink:actuate="onLoad"/><svg:desc>formula</svg:desc></draw:frame></text:span></text:p>
        <text:p text:style-name="_5f_Paragraphe_5f_Réponse_5f_Elève_5f_Fractions"><text:span text:style-name="_5f_Caractères"><text:span text:style-name="T16">G</text:span></text:span><text:span text:style-name="_5f_Caractères"> = </text:span><text:span text:style-name="_5f_Caractères"><draw:frame draw:style-name="fr5" draw:name="Objet344" text:anchor-type="as-char" svg:y="-0.534cm" svg:width="0.517cm" svg:height="0.87cm" draw:z-index="10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345" text:anchor-type="as-char" svg:y="-0.534cm" svg:width="0.293cm" svg:height="0.87cm" draw:z-index="9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_5f_Caractères"><text:s/>− </text:span><text:span text:style-name="_5f_Caractères"><draw:frame draw:style-name="fr5" draw:name="Objet346" text:anchor-type="as-char" svg:y="-0.534cm" svg:width="0.517cm" svg:height="0.87cm" draw:z-index="95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<text:p text:style-name="P18"><text:span text:style-name="_5f_Caractères"><text:span text:style-name="T16">G</text:span></text:span><text:span text:style-name="_5f_Caractères"> = </text:span><text:span text:style-name="_5f_pointillés_20_gris"><draw:frame draw:style-name="fr4" draw:name="Objet674" text:anchor-type="as-char" svg:width="1.998cm" svg:height="0.873cm" draw:z-index="261"><draw:object xlink:href="./Object 181" xlink:type="simple" xlink:show="embed" xlink:actuate="onLoad"/><draw:image xlink:href="./ObjectReplacements/Object 181" xlink:type="simple" xlink:show="embed" xlink:actuate="onLoad"/><svg:desc>formula</svg:desc></draw:frame></text:span></text:p>
        <text:p text:style-name="P18"><text:span text:style-name="_5f_Caractères"><text:span text:style-name="T16">G</text:span></text:span><text:span text:style-name="_5f_Caractères"> = </text:span><text:span text:style-name="_5f_pointillés_20_gris"><text:span text:style-name="T12"><draw:frame draw:style-name="fr4" draw:name="Objet673" text:anchor-type="as-char" svg:width="0.497cm" svg:height="0.873cm" draw:z-index="262"><draw:object xlink:href="./Object 182" xlink:type="simple" xlink:show="embed" xlink:actuate="onLoad"/><draw:image xlink:href="./ObjectReplacements/Object 182" xlink:type="simple" xlink:show="embed" xlink:actuate="onLoad"/><svg:desc>formula</svg:desc></draw:frame></text:span></text:span><text:span text:style-name="_5f_Correction_20_surligné"><text:span text:style-name="T12"><text:s/>= <text:s/>2</text:span></text:span></text:p>
        <text:p text:style-name="P18"><text:span text:style-name="_5f_Correction_20_surligné"><text:span text:style-name="T12"/></text:span></text:p>
        <text:p text:style-name="_5f_Paragraphe_5f_Réponse_5f_Elève_5f_Fractions"><text:span text:style-name="_5f_Caractères"><text:span text:style-name="T16">H</text:span></text:span><text:span text:style-name="_5f_Caractères"> =  1 + </text:span><text:span text:style-name="_5f_Caractères"><draw:frame draw:style-name="fr5" draw:name="Objet347" text:anchor-type="as-char" svg:y="-0.534cm" svg:width="0.517cm" svg:height="0.87cm" draw:z-index="8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t348" text:anchor-type="as-char" svg:y="-0.534cm" svg:width="0.293cm" svg:height="0.87cm" draw:z-index="61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text:p text:style-name="P18"><text:span text:style-name="_5f_Caractères"><text:span text:style-name="T16">H</text:span></text:span><text:span text:style-name="_5f_Caractères"> = </text:span><text:span text:style-name="_5f_pointillés_20_gris"><draw:frame draw:style-name="fr4" draw:name="Objet677" text:anchor-type="as-char" svg:width="2.674cm" svg:height="0.873cm" draw:z-index="216"><draw:object xlink:href="./Object 183" xlink:type="simple" xlink:show="embed" xlink:actuate="onLoad"/><draw:image xlink:href="./ObjectReplacements/Object 183" xlink:type="simple" xlink:show="embed" xlink:actuate="onLoad"/><svg:desc>formula</svg:desc></draw:frame></text:span></text:p>
        <text:p text:style-name="P18"><text:span text:style-name="_5f_Caractères"><text:span text:style-name="T16">H</text:span></text:span><text:span text:style-name="_5f_Caractères"> = </text:span><text:span text:style-name="_5f_pointillés_20_gris"><draw:frame draw:style-name="fr4" draw:name="Objet678" text:anchor-type="as-char" svg:width="0.721cm" svg:height="0.873cm" draw:z-index="217"><draw:object xlink:href="./Object 184" xlink:type="simple" xlink:show="embed" xlink:actuate="onLoad"/><draw:image xlink:href="./ObjectReplacements/Object 184" xlink:type="simple" xlink:show="embed" xlink:actuate="onLoad"/><svg:desc>formula</svg:desc></draw:frame></text:span></text:p>
        <text:p text:style-name="P18"><text:span text:style-name="_5f_Caractères"><text:span text:style-name="T16">H</text:span></text:span><text:span text:style-name="_5f_Caractères"> =</text:span><text:span text:style-name="_5f_pointillés_20_gris"> </text:span><text:span text:style-name="_5f_pointillés_20_gris"><text:span text:style-name="T17"><draw:frame draw:style-name="fr4" draw:name="Objet675" text:anchor-type="as-char" svg:width="1.402cm" svg:height="0.873cm" draw:z-index="247"><draw:object xlink:href="./Object 185" xlink:type="simple" xlink:show="embed" xlink:actuate="onLoad"/><draw:image xlink:href="./ObjectReplacements/Object 185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7"><draw:frame draw:style-name="fr4" draw:name="Objet676" text:anchor-type="as-char" svg:width="0.721cm" svg:height="0.873cm" draw:z-index="248"><draw:object xlink:href="./Object 186" xlink:type="simple" xlink:show="embed" xlink:actuate="onLoad"/><draw:image xlink:href="./ObjectReplacements/Object 186" xlink:type="simple" xlink:show="embed" xlink:actuate="onLoad"/><svg:desc>formula</svg:desc></draw:frame></text:span></text:span></text:p>
      </text:section>
      <text:list text:continue-numbering="true" text:style-name="_5f_Numérotation_20_des_20_exercices">
        <text:list-item>
          <text:h text:style-name="P54" text:outline-level="1"><text:span text:style-name="_5f_Caractères">Effectue les calculs suivants et donne le résultat sous forme d’une fraction simplifiée au maximum.</text:span></text:h>
        </text:list-item>
      </text:list>
      <text:section text:style-name="Sect4" text:name="Section10">
        <text:p text:style-name="_5f_Paragraphe_5f_Réponse_5f_Elève_5f_Fractions"><text:span text:style-name="_5f_Caractères">I = </text:span><text:span text:style-name="_5f_Caractères"><draw:frame draw:style-name="fr5" draw:name="Object17" text:anchor-type="as-char" svg:y="-0.534cm" svg:width="0.517cm" svg:height="0.87cm" draw:z-index="8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_5f_Caractères"><text:s/>− </text:span><text:span text:style-name="_5f_Caractères"><draw:frame draw:style-name="fr5" draw:name="Object20" text:anchor-type="as-char" svg:y="-0.534cm" svg:width="0.741cm" svg:height="0.87cm" draw:z-index="89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<text:p text:style-name="P18"><text:span text:style-name="_5f_Caractères">I = </text:span><text:span text:style-name="_5f_pointillés_20_gris"><draw:frame draw:style-name="fr4" draw:name="Objet700" text:anchor-type="as-char" svg:width="2.147cm" svg:height="0.873cm" draw:z-index="237"><draw:object xlink:href="./Object 187" xlink:type="simple" xlink:show="embed" xlink:actuate="onLoad"/><draw:image xlink:href="./ObjectReplacements/Object 187" xlink:type="simple" xlink:show="embed" xlink:actuate="onLoad"/><svg:desc>formula</svg:desc></draw:frame></text:span></text:p>
        <text:p text:style-name="P18"><text:span text:style-name="_5f_Caractères">I = </text:span><text:span text:style-name="_5f_pointillés_20_gris"><draw:frame draw:style-name="fr4" draw:name="Objet701" text:anchor-type="as-char" svg:width="0.945cm" svg:height="0.873cm" draw:z-index="238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p>
        <text:p text:style-name="_5f_Paragraphe_5f_Réponse_5f_Elève_5f_Fractions"><text:span text:style-name="_5f_Caractères">J = </text:span><text:span text:style-name="_5f_Caractères"><draw:frame draw:style-name="fr6" draw:name="Object25" text:anchor-type="as-char" svg:y="-0.534cm" svg:width="0.517cm" svg:height="0.87cm" draw:z-index="9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_5f_Caractères"><text:s/>+ </text:span><text:span text:style-name="_5f_Caractères"><draw:frame draw:style-name="fr5" draw:name="Object26" text:anchor-type="as-char" svg:y="-0.534cm" svg:width="0.517cm" svg:height="0.87cm" draw:z-index="91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<text:p text:style-name="P18"><text:span text:style-name="_5f_Caractères">J = </text:span><text:span text:style-name="_5f_pointillés_20_gris"><draw:frame draw:style-name="fr4" draw:name="Objet702" text:anchor-type="as-char" svg:width="1.699cm" svg:height="0.873cm" draw:z-index="207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p>
        <text:p text:style-name="P18"><text:span text:style-name="_5f_Caractères">J = </text:span><text:span text:style-name="corps"><text:span text:style-name="T19"><draw:frame draw:style-name="fr4" draw:name="Objet705" text:anchor-type="as-char" svg:width="0.721cm" svg:height="0.873cm" draw:z-index="225"><draw:object xlink:href="./Object 190" xlink:type="simple" xlink:show="embed" xlink:actuate="onLoad"/><draw:image xlink:href="./ObjectReplacements/Object 190" xlink:type="simple" xlink:show="embed" xlink:actuate="onLoad"/><svg:desc>formula</svg:desc></draw:frame></text:span></text:span><text:span text:style-name="_5f_Correction_20_surligné"><text:span text:style-name="T12">= 1</text:span></text:span></text:p>
        <text:p text:style-name="_5f_Paragraphe_5f_Réponse_5f_Elève_5f_Fractions"><text:span text:style-name="_5f_Caractères">K = </text:span><text:span text:style-name="_5f_Caractères"><draw:frame draw:style-name="fr6" draw:name="Object27" text:anchor-type="as-char" svg:y="-0.534cm" svg:width="2.24cm" svg:height="0.87cm" draw:z-index="92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<text:p text:style-name="P18"><text:span text:style-name="_5f_Caractères">K = </text:span><text:span text:style-name="_5f_pointillés_20_gris"><draw:frame draw:style-name="fr4" draw:name="Objet691" text:anchor-type="as-char" svg:width="2.448cm" svg:height="0.873cm" draw:z-index="200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p>
        <text:p text:style-name="P18"><text:span text:style-name="_5f_Caractères">K = </text:span><text:span text:style-name="_5f_pointillés_20_gris"><text:span text:style-name="T18"><draw:frame draw:style-name="fr4" draw:name="Objet692" text:anchor-type="as-char" svg:width="1.249cm" svg:height="0.873cm" draw:z-index="218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span><text:span text:style-name="_5f_Correction_20_surligné"><text:span text:style-name="T20"><text:s/>= 0</text:span></text:span></text:p>
        <text:p text:style-name="_5f_Paragraphe_5f_Réponse_5f_Elève_5f_Fractions"><text:span text:style-name="_5f_Caractères">L = </text:span><text:span text:style-name="_5f_Caractères"><draw:frame draw:style-name="fr6" draw:name="Object28" text:anchor-type="as-char" svg:y="-0.566cm" svg:width="1.919cm" svg:height="0.901cm" draw:z-index="93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  <text:p text:style-name="P18"><text:span text:style-name="_5f_Caractères">L = </text:span><text:span text:style-name="corps"><text:span text:style-name="T19"><draw:frame draw:style-name="fr4" draw:name="Objet693" text:anchor-type="as-char" svg:width="1.998cm" svg:height="0.873cm" draw:z-index="170"><draw:object xlink:href="./Object 193" xlink:type="simple" xlink:show="embed" xlink:actuate="onLoad"/><draw:image xlink:href="./ObjectReplacements/Object 193" xlink:type="simple" xlink:show="embed" xlink:actuate="onLoad"/><svg:desc>formula</svg:desc></draw:frame></text:span></text:span><text:span text:style-name="_5f_Correction_20_surligné"><text:span text:style-name="T12">=</text:span></text:span><text:span text:style-name="_5f_pointillés_20_gris"><draw:frame draw:style-name="fr4" draw:name="Objet695" text:anchor-type="as-char" svg:width="0.497cm" svg:height="0.873cm" draw:z-index="174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p>
        <text:p text:style-name="P18"><text:span text:style-name="_5f_Caractères">L = </text:span><text:span text:style-name="_5f_Correction_20_surligné"><text:span text:style-name="T12"><draw:frame draw:style-name="fr4" draw:name="Objet696" text:anchor-type="as-char" svg:width="1.178cm" svg:height="0.873cm" draw:z-index="192"><draw:object xlink:href="./Object 195" xlink:type="simple" xlink:show="embed" xlink:actuate="onLoad"/><draw:image xlink:href="./ObjectReplacements/Object 195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Correction_20_surligné"><text:span text:style-name="T12"><draw:frame draw:style-name="fr4" draw:name="Objet697" text:anchor-type="as-char" svg:width="0.497cm" svg:height="0.873cm" draw:z-index="211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span></text:p>
      </text:section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55" text:outline-level="1"><text:span text:style-name="_5f_Caractères">Pour chaque calcul, réduis au même dénominateur les fractions puis calcule.</text:span></text:h>
        </text:list-item>
      </text:list>
      <text:section text:style-name="Sect3" text:name="Section2">
        <text:p text:style-name="_5f_Paragraphe_5f_Réponse_5f_Elève_5f_Fractions"><text:span text:style-name="_5f_Caractères">A = </text:span><text:span text:style-name="_5f_Caractères"><draw:frame draw:style-name="fr6" draw:name="Objet45" text:anchor-type="as-char" svg:y="-0.534cm" svg:width="0.293cm" svg:height="0.87cm" draw:z-index="84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_5f_Caractères"><text:s/>+ </text:span><draw:frame draw:style-name="fr6" draw:name="Object7" text:anchor-type="as-char" svg:y="-0.534cm" svg:width="0.293cm" svg:height="0.87cm" draw:z-index="72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<text:p text:style-name="P17"><text:span text:style-name="_5f_Caractères">A = </text:span><draw:frame draw:style-name="fr6" draw:name="Objet46" text:anchor-type="as-char" svg:y="-0.534cm" svg:width="0.293cm" svg:height="0.87cm" draw:z-index="166"><draw:object xlink:href="./Object 86" xlink:type="simple" xlink:show="embed" xlink:actuate="onLoad"/><draw:image xlink:href="./ObjectReplacements/Object 86" xlink:type="simple" xlink:show="embed" xlink:actuate="onLoad"/><svg:desc>formula</svg:desc></draw:frame><text:s/><text:span text:style-name="T21">+ </text:span><draw:frame draw:style-name="fr8" draw:name="Object8" text:anchor-type="as-char" svg:y="-0.534cm" svg:width="0.975cm" svg:height="0.87cm" draw:z-index="182"><draw:object xlink:href="./Object 87" xlink:type="simple" xlink:show="embed" xlink:actuate="onLoad"/><draw:image xlink:href="./ObjectReplacements/Object 87" xlink:type="simple" xlink:show="embed" xlink:actuate="onLoad"/><svg:desc>formula</svg:desc></draw:frame></text:p>
        <text:p text:style-name="P17"><text:span text:style-name="_5f_Caractères">A = </text:span><draw:frame draw:style-name="fr6" draw:name="Objet47" text:anchor-type="as-char" svg:y="-0.534cm" svg:width="0.293cm" svg:height="0.87cm" draw:z-index="203"><draw:object xlink:href="./Object 143" xlink:type="simple" xlink:show="embed" xlink:actuate="onLoad"/><draw:image xlink:href="./ObjectReplacements/Object 143" xlink:type="simple" xlink:show="embed" xlink:actuate="onLoad"/><svg:desc>formula</svg:desc></draw:frame><text:s/><text:span text:style-name="T21">+ </text:span><text:span text:style-name="T21"><draw:frame draw:style-name="fr7" draw:name="Objet48" text:anchor-type="as-char" svg:y="-0.534cm" svg:width="0.492cm" svg:height="0.87cm" draw:z-index="204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p>
        <text:p text:style-name="P17"><text:span text:style-name="_5f_Caractères">A = </text:span><text:span text:style-name="_5f_Caractères"><draw:frame draw:style-name="fr7" draw:name="Objet312" text:anchor-type="as-char" svg:y="-0.534cm" svg:width="0.716cm" svg:height="0.87cm" draw:z-index="145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    <text:p text:style-name="_5f_Paragraphe_5f_Réponse_5f_Elève_5f_Fractions"><text:span text:style-name="_5f_Caractères">B = </text:span><text:span text:style-name="_5f_Caractères"><draw:frame draw:style-name="fr6" draw:name="Objet49" text:anchor-type="as-char" svg:y="-0.534cm" svg:width="0.293cm" svg:height="0.87cm" draw:z-index="81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_5f_Caractères"><text:s/>+ </text:span><draw:frame draw:style-name="fr6" draw:name="Object10" text:anchor-type="as-char" svg:y="-0.534cm" svg:width="0.517cm" svg:height="0.87cm" draw:z-index="75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  <text:p text:style-name="P17"><text:span text:style-name="_5f_Caractères">B = </text:span><text:span text:style-name="_5f_Caractères"><draw:frame draw:style-name="fr8" draw:name="Objet50" text:anchor-type="as-char" svg:y="-0.534cm" svg:width="0.975cm" svg:height="0.87cm" draw:z-index="150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/><text:span text:style-name="T21">+ </text:span><text:span text:style-name="T21"><draw:frame draw:style-name="fr6" draw:name="Object11" text:anchor-type="as-char" svg:y="-0.534cm" svg:width="0.517cm" svg:height="0.87cm" draw:z-index="163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p>
        <text:p text:style-name="P17"><text:span text:style-name="_5f_Caractères">B = </text:span><text:span text:style-name="_5f_Caractères"><draw:frame draw:style-name="fr7" draw:name="Objet51" text:anchor-type="as-char" svg:y="-0.534cm" svg:width="0.716cm" svg:height="0.87cm" draw:z-index="193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/><text:span text:style-name="T21">+ </text:span><text:span text:style-name="T21"><draw:frame draw:style-name="fr6" draw:name="Object12" text:anchor-type="as-char" svg:y="-0.534cm" svg:width="0.517cm" svg:height="0.87cm" draw:z-index="194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p>
        <text:p text:style-name="P17"><text:span text:style-name="_5f_Caractères">B = </text:span><text:span text:style-name="_5f_Caractères"><draw:frame draw:style-name="fr7" draw:name="Objet44" text:anchor-type="as-char" svg:y="-0.534cm" svg:width="0.716cm" svg:height="0.87cm" draw:z-index="140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p>
        <text:p text:style-name="_5f_Paragraphe_5f_Réponse_5f_Elève_5f_Fractions"><text:span text:style-name="_5f_Caractères">C = </text:span><text:span text:style-name="_5f_Caractères"><draw:frame draw:style-name="fr6" draw:name="Objet52" text:anchor-type="as-char" svg:y="-0.534cm" svg:width="0.293cm" svg:height="0.87cm" draw:z-index="74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_5f_Caractères"><text:s/>− </text:span><draw:frame draw:style-name="fr6" draw:name="Object13" text:anchor-type="as-char" svg:y="-0.534cm" svg:width="0.293cm" svg:height="0.87cm" draw:z-index="68"><draw:object xlink:href="./Object 148" xlink:type="simple" xlink:show="embed" xlink:actuate="onLoad"/><draw:image xlink:href="./ObjectReplacements/Object 148" xlink:type="simple" xlink:show="embed" xlink:actuate="onLoad"/><svg:desc>formula</svg:desc></draw:frame></text:p>
        <text:p text:style-name="P17"><text:span text:style-name="_5f_Caractères">C = </text:span><text:span text:style-name="_5f_pointillés_20_gris"><draw:frame draw:style-name="fr4" draw:name="Objet631" text:anchor-type="as-char" svg:width="1.931cm" svg:height="0.873cm" draw:z-index="151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p>
        <text:p text:style-name="P17"><text:span text:style-name="_5f_Caractères">C = </text:span><text:span text:style-name="_5f_pointillés_20_gris"><draw:frame draw:style-name="fr4" draw:name="Objet632" text:anchor-type="as-char" svg:width="1.249cm" svg:height="0.873cm" draw:z-index="184"><draw:object xlink:href="./Object 199" xlink:type="simple" xlink:show="embed" xlink:actuate="onLoad"/><draw:image xlink:href="./ObjectReplacements/Object 199" xlink:type="simple" xlink:show="embed" xlink:actuate="onLoad"/><svg:desc>formula</svg:desc></draw:frame></text:span></text:p>
        <text:p text:style-name="P17"><text:span text:style-name="_5f_Caractères">C = </text:span><text:span text:style-name="_5f_pointillés_20_gris"><draw:frame draw:style-name="fr4" draw:name="Objet630" text:anchor-type="as-char" svg:width="0.497cm" svg:height="0.873cm" draw:z-index="136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p>
        <text:p text:style-name="_5f_Paragraphe_5f_Réponse_5f_Elève_5f_Fractions"><text:span text:style-name="_5f_Caractères">D = 5 + </text:span><draw:frame draw:style-name="fr6" draw:name="Objet2" text:anchor-type="as-char" svg:y="-0.534cm" svg:width="0.293cm" svg:height="0.87cm" draw:z-index="67"><draw:object xlink:href="./Object 93" xlink:type="simple" xlink:show="embed" xlink:actuate="onLoad"/><draw:image xlink:href="./ObjectReplacements/Object 93" xlink:type="simple" xlink:show="embed" xlink:actuate="onLoad"/><svg:desc>formula</svg:desc></draw:frame></text:p>
        <text:p text:style-name="P17"><text:span text:style-name="_5f_Caractères">D = </text:span><text:span text:style-name="_5f_pointillés_20_gris"><draw:frame draw:style-name="fr4" draw:name="Objet634" text:anchor-type="as-char" svg:width="1.93cm" svg:height="0.873cm" draw:z-index="177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p>
        <text:p text:style-name="P17"><text:span text:style-name="_5f_Caractères">D = </text:span><text:span text:style-name="_5f_pointillés_20_gris"><draw:frame draw:style-name="fr4" draw:name="Objet635" text:anchor-type="as-char" svg:width="1.473cm" svg:height="0.873cm" draw:z-index="178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p>
        <text:p text:style-name="P17"><text:span text:style-name="_5f_Caractères">D = </text:span><text:span text:style-name="_5f_pointillés_20_gris"><draw:frame draw:style-name="fr4" draw:name="Objet633" text:anchor-type="as-char" svg:width="0.721cm" svg:height="0.873cm" draw:z-index="131"><draw:object xlink:href="./Object 200" xlink:type="simple" xlink:show="embed" xlink:actuate="onLoad"/><draw:image xlink:href="./ObjectReplacements/Object 200" xlink:type="simple" xlink:show="embed" xlink:actuate="onLoad"/><svg:desc>formula</svg:desc></draw:frame></text:span></text:p>
        <text:p text:style-name="_5f_Paragraphe_5f_Réponse_5f_Elève_5f_Fractions"><text:span text:style-name="_5f_Caractères">E = </text:span><text:span text:style-name="_5f_Caractères"><draw:frame draw:style-name="fr6" draw:name="Objet3" text:anchor-type="as-char" svg:y="-0.326cm" svg:width="0.222cm" svg:height="0.409cm" draw:z-index="66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_5f_Caractères"><text:s/>− </text:span><draw:frame draw:style-name="fr6" draw:name="Object14" text:anchor-type="as-char" svg:y="-0.534cm" svg:width="0.293cm" svg:height="0.87cm" draw:z-index="65"><draw:object xlink:href="./Object 149" xlink:type="simple" xlink:show="embed" xlink:actuate="onLoad"/><draw:image xlink:href="./ObjectReplacements/Object 149" xlink:type="simple" xlink:show="embed" xlink:actuate="onLoad"/><svg:desc>formula</svg:desc></draw:frame></text:p>
        <text:p text:style-name="P17"><text:span text:style-name="_5f_Caractères">E = </text:span><text:span text:style-name="_5f_pointillés_20_gris"><draw:frame draw:style-name="fr4" draw:name="Objet637" text:anchor-type="as-char" svg:width="1.93cm" svg:height="0.873cm" draw:z-index="167"><draw:object xlink:href="./Object 204" xlink:type="simple" xlink:show="embed" xlink:actuate="onLoad"/><draw:image xlink:href="./ObjectReplacements/Object 204" xlink:type="simple" xlink:show="embed" xlink:actuate="onLoad"/><svg:desc>formula</svg:desc></draw:frame></text:span></text:p>
        <text:p text:style-name="P17"><text:span text:style-name="_5f_Caractères">E = </text:span><text:span text:style-name="_5f_pointillés_20_gris"><draw:frame draw:style-name="fr4" draw:name="Objet62" text:anchor-type="as-char" svg:width="1.93cm" svg:height="0.873cm" draw:z-index="168"><draw:object xlink:href="./Object 205" xlink:type="simple" xlink:show="embed" xlink:actuate="onLoad"/><draw:image xlink:href="./ObjectReplacements/Object 205" xlink:type="simple" xlink:show="embed" xlink:actuate="onLoad"/><svg:desc>formula</svg:desc></draw:frame></text:span></text:p>
        <text:p text:style-name="P17"><text:span text:style-name="_5f_Caractères">E = </text:span><text:span text:style-name="_5f_pointillés_20_gris"><draw:frame draw:style-name="fr4" draw:name="Objet636" text:anchor-type="as-char" svg:width="0.721cm" svg:height="0.873cm" draw:z-index="124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p>
        <text:p text:style-name="_5f_Paragraphe_5f_Réponse_5f_Elève_5f_Fractions"><text:span text:style-name="_5f_Caractères">F = </text:span><text:span text:style-name="_5f_Caractères"><draw:frame draw:style-name="fr6" draw:name="Objet4" text:anchor-type="as-char" svg:y="-0.534cm" svg:width="0.293cm" svg:height="0.87cm" draw:z-index="62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_5f_Caractères"><text:s/>+ 1</text:span></text:p>
        <text:p text:style-name="P17"><text:span text:style-name="_5f_Caractères">F = </text:span><text:span text:style-name="_5f_pointillés_20_gris"><draw:frame draw:style-name="fr4" draw:name="Objet640" text:anchor-type="as-char" svg:width="1.249cm" svg:height="0.873cm" draw:z-index="162"><draw:object xlink:href="./Object 207" xlink:type="simple" xlink:show="embed" xlink:actuate="onLoad"/><draw:image xlink:href="./ObjectReplacements/Object 207" xlink:type="simple" xlink:show="embed" xlink:actuate="onLoad"/><svg:desc>formula</svg:desc></draw:frame></text:span></text:p>
        <text:p text:style-name="P17"><text:span text:style-name="_5f_Caractères">F = </text:span><text:span text:style-name="_5f_pointillés_20_gris"><draw:frame draw:style-name="fr4" draw:name="Objet639" text:anchor-type="as-char" svg:width="0.721cm" svg:height="0.873cm" draw:z-index="159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p>
        <text:p text:style-name="_5f_Paragraphe_5f_Réponse_5f_Elève_5f_Fractions"><text:span text:style-name="_5f_Caractères">G = </text:span><text:span text:style-name="_5f_Caractères"><draw:frame draw:style-name="fr5" draw:name="Objet6" text:anchor-type="as-char" svg:y="-0.534cm" svg:width="0.517cm" svg:height="0.87cm" draw:z-index="64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_5f_Caractères"><text:s/>+ </text:span><draw:frame draw:style-name="fr5" draw:name="Object15" text:anchor-type="as-char" svg:y="-0.534cm" svg:width="0.517cm" svg:height="0.87cm" draw:z-index="63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<text:p text:style-name="P18"><text:span text:style-name="_5f_Caractères">G = </text:span><text:span text:style-name="_5f_pointillés_20_gris"><draw:frame draw:style-name="fr4" draw:name="Objet642" text:anchor-type="as-char" svg:width="2.381cm" svg:height="0.873cm" draw:z-index="114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p>
        <text:p text:style-name="P17"><text:span text:style-name="_5f_Caractères">G = </text:span><text:span text:style-name="_5f_pointillés_20_gris"><draw:frame draw:style-name="fr4" draw:name="Objet643" text:anchor-type="as-char" svg:width="1.699cm" svg:height="0.873cm" draw:z-index="149"><draw:object xlink:href="./Object 210" xlink:type="simple" xlink:show="embed" xlink:actuate="onLoad"/><draw:image xlink:href="./ObjectReplacements/Object 210" xlink:type="simple" xlink:show="embed" xlink:actuate="onLoad"/><svg:desc>formula</svg:desc></draw:frame></text:span></text:p>
        <text:p text:style-name="P18"><text:span text:style-name="_5f_Caractères">G = </text:span><text:span text:style-name="_5f_pointillés_20_gris"><draw:frame draw:style-name="fr4" draw:name="Objet641" text:anchor-type="as-char" svg:width="0.721cm" svg:height="0.873cm" draw:z-index="144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p>
        <text:p text:style-name="_5f_Paragraphe_5f_Réponse_5f_Elève_5f_Fractions"><text:span text:style-name="_5f_Caractères">H = </text:span><text:span text:style-name="_5f_Caractères"><draw:frame draw:style-name="fr5" draw:name="Objet9" text:anchor-type="as-char" svg:y="-0.534cm" svg:width="0.517cm" svg:height="0.87cm" draw:z-index="48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_5f_Caractères"><text:s/>− </text:span><draw:frame draw:style-name="fr5" draw:name="Object16" text:anchor-type="as-char" svg:y="-0.534cm" svg:width="0.517cm" svg:height="0.87cm" draw:z-index="60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<text:p text:style-name="P17"><text:span text:style-name="_5f_Caractères">H = </text:span><text:span text:style-name="_5f_pointillés_20_gris"><draw:frame draw:style-name="fr7" draw:name="Objet645" text:anchor-type="as-char" svg:y="-0.534cm" svg:width="2.378cm" svg:height="0.87cm" draw:z-index="133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p>
        <text:p text:style-name="P17"><text:span text:style-name="_5f_Caractères">H = </text:span><text:span text:style-name="_5f_pointillés_20_gris"><draw:frame draw:style-name="fr4" draw:name="Objet646" text:anchor-type="as-char" svg:width="1.699cm" svg:height="0.873cm" draw:z-index="134"><draw:object xlink:href="./Object 213" xlink:type="simple" xlink:show="embed" xlink:actuate="onLoad"/><draw:image xlink:href="./ObjectReplacements/Object 213" xlink:type="simple" xlink:show="embed" xlink:actuate="onLoad"/><svg:desc>formula</svg:desc></draw:frame></text:span></text:p>
        <text:p text:style-name="P17"><text:span text:style-name="_5f_Caractères">H = </text:span><text:span text:style-name="_5f_pointillés_20_gris"><draw:frame draw:style-name="fr4" draw:name="Objet644" text:anchor-type="as-char" svg:width="0.721cm" svg:height="0.873cm" draw:z-index="109"><draw:object xlink:href="./Object 211" xlink:type="simple" xlink:show="embed" xlink:actuate="onLoad"/><draw:image xlink:href="./ObjectReplacements/Object 211" xlink:type="simple" xlink:show="embed" xlink:actuate="onLoad"/><svg:desc>formula</svg:desc></draw:frame></text:span></text:p>
      </text:section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55" text:outline-level="1"><text:soft-page-break/><text:span text:style-name="_5f_Caractères">À l'élection de Miss Math 2023, Noémie a remporté </text:span><text:span text:style-name="_5f_Caractères"><draw:frame draw:style-name="fr6" draw:name="Objet10" text:anchor-type="as-char" svg:y="-0.534cm" svg:width="0.293cm" svg:height="0.87cm" draw:z-index="59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_5f_Caractères"><text:s/>des suffrages, Samia </text:span><text:span text:style-name="_5f_Caractères"><draw:frame draw:style-name="fr6" draw:name="Objet11" text:anchor-type="as-char" svg:y="-0.534cm" svg:width="0.517cm" svg:height="0.87cm" draw:z-index="58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_5f_Caractères"><text:s/>et Alexia tous les autres. Qui a été élue ?</text:span></text:h>
          <text:h text:style-name="P56" text:outline-level="1"><text:span text:style-name="_5f_Caractères"><text:span text:style-name="T28">On a </text:span></text:span><text:span text:style-name="_5f_Correction_20_surligné"><text:span text:style-name="T22"> : </text:span></text:span><text:span text:style-name="_5f_Correction_20_surligné"><text:span text:style-name="T22"><draw:frame draw:style-name="fr4" draw:name="Objet67" text:anchor-type="as-char" svg:width="0.497cm" svg:height="0.873cm" draw:z-index="99"><draw:object xlink:href="./Object 214" xlink:type="simple" xlink:show="embed" xlink:actuate="onLoad"/><draw:image xlink:href="./ObjectReplacements/Object 214" xlink:type="simple" xlink:show="embed" xlink:actuate="onLoad"/><svg:desc>formula</svg:desc></draw:frame></text:span></text:span><text:span text:style-name="_5f_Correction_20_surligné"><text:span text:style-name="T22"> </text:span></text:span><text:span text:style-name="_5f_Correction_20_surligné"><text:span text:style-name="T23">= </text:span></text:span><text:span text:style-name="T23"><draw:frame draw:style-name="fr4" draw:name="Objet68" text:anchor-type="as-char" svg:width="0.721cm" svg:height="0.873cm" draw:z-index="100"><draw:object xlink:href="./Object 215" xlink:type="simple" xlink:show="embed" xlink:actuate="onLoad"/><draw:image xlink:href="./ObjectReplacements/Object 215" xlink:type="simple" xlink:show="embed" xlink:actuate="onLoad"/><svg:desc>formula</svg:desc></draw:frame></text:span><text:span text:style-name="_5f_Correction_20_surligné"><text:span text:style-name="T23">  </text:span></text:span><text:span text:style-name="_5f_Correction_20_surligné"><text:span text:style-name="T24">et <text:s/></text:span></text:span><text:span text:style-name="T23"><draw:frame draw:style-name="fr4" draw:name="Objet69" text:anchor-type="as-char" svg:width="1.402cm" svg:height="0.873cm" draw:z-index="102"><draw:object xlink:href="./Object 216" xlink:type="simple" xlink:show="embed" xlink:actuate="onLoad"/><draw:image xlink:href="./ObjectReplacements/Object 216" xlink:type="simple" xlink:show="embed" xlink:actuate="onLoad"/><svg:desc>formula</svg:desc></draw:frame></text:span><text:span text:style-name="_5f_Correction_20_surligné"><text:span text:style-name="T23"> = </text:span></text:span><text:span text:style-name="T23"><draw:frame draw:style-name="fr4" draw:name="Objet70" text:anchor-type="as-char" svg:width="0.721cm" svg:height="0.873cm" draw:z-index="113"><draw:object xlink:href="./Object 217" xlink:type="simple" xlink:show="embed" xlink:actuate="onLoad"/><draw:image xlink:href="./ObjectReplacements/Object 217" xlink:type="simple" xlink:show="embed" xlink:actuate="onLoad"/><svg:desc>formula</svg:desc></draw:frame></text:span><text:span text:style-name="_5f_Correction_20_surligné"><text:span text:style-name="T23">.</text:span></text:span></text:h>
        </text:list-item>
      </text:list>
      <text:p text:style-name="P20"><text:span text:style-name="_5f_Correction_20_surligné"><text:span text:style-name="T24">Comme : 3</text:span></text:span><text:span text:style-name="_5f_Correction_20_surligné"><text:span text:style-name="T25"> </text:span></text:span><text:span text:style-name="_5f_Correction_20_surligné"><text:span text:style-name="T24">&lt;</text:span></text:span><text:span text:style-name="_5f_Correction_20_surligné"><text:span text:style-name="T25"> </text:span></text:span><text:span text:style-name="_5f_Correction_20_surligné"><text:span text:style-name="T24">5</text:span></text:span><text:span text:style-name="_5f_Correction_20_surligné"><text:span text:style-name="T25"> </text:span></text:span><text:span text:style-name="_5f_Correction_20_surligné"><text:span text:style-name="T24">&lt;</text:span></text:span><text:span text:style-name="_5f_Correction_20_surligné"><text:span text:style-name="T25"> </text:span></text:span><text:span text:style-name="_5f_Correction_20_surligné"><text:span text:style-name="T24">6 , </text:span></text:span><text:span text:style-name="_5f_Correction_20_surligné"><text:span text:style-name="T31">c'est Noémie qui a été élue.</text:span></text:span></text:p>
      <text:section text:style-name="Sect3" text:name="Section5">
        <text:section text:style-name="Sect5" text:name="Section9">
          <text:list text:continue-numbering="true" text:style-name="_5f_Numérotation_20_des_20_exercices">
            <text:list-item>
              <text:h text:style-name="P54" text:outline-level="1"><text:span text:style-name="_5f_Caractères">Effectue et donne le résultat sous forme d’une fraction simplifiée au maximum.</text:span></text:h>
            </text:list-item>
          </text:list>
          <text:p text:style-name="_5f_Paragraphe_5f_Réponse_5f_Elève_5f_Fractions"><text:span text:style-name="_5f_Caractères">N = </text:span><text:span text:style-name="_5f_Caractères"><draw:frame draw:style-name="fr6" draw:name="Object18" text:anchor-type="as-char" svg:y="-0.61cm" svg:width="4.073cm" svg:height="0.981cm" draw:z-index="57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p>
          <text:p text:style-name="P18"><text:span text:style-name="_5f_Caractères">N = </text:span><text:span text:style-name="_5f_pointillés_20_gris"><draw:frame draw:style-name="fr4" draw:name="Objet703" text:anchor-type="as-char" svg:width="4.251cm" svg:height="0.958cm" draw:z-index="110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p>
          <text:p text:style-name="P18"><text:span text:style-name="_5f_Caractères">N = </text:span><text:span text:style-name="_5f_Correction_20_surligné"><draw:frame draw:style-name="fr4" draw:name="Objet704" text:anchor-type="as-char" svg:width="1.699cm" svg:height="0.873cm" draw:z-index="111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_5f_Correction_20_surligné"><text:s/>= 0</text:span></text:p>
          <text:p text:style-name="P18"><text:span text:style-name="_5f_Caractères">P = </text:span><text:span text:style-name="_5f_Caractères"><draw:frame draw:style-name="fr5" draw:name="Object19" text:anchor-type="as-char" svg:y="-0.534cm" svg:width="2.492cm" svg:height="0.87cm" draw:z-index="49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_5f_Caractères"><text:s/>= </text:span><text:span text:style-name="_5f_pointillés_20_gris"><draw:frame draw:style-name="fr7" draw:name="Objet706" text:anchor-type="as-char" svg:y="-0.52cm" svg:width="2.168cm" svg:height="0.873cm" draw:z-index="104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p>
          <text:p text:style-name="P18"><text:span text:style-name="_5f_Caractères">P = </text:span><text:span text:style-name="corps"><text:span text:style-name="T19"><draw:frame draw:style-name="fr4" draw:name="Objet707" text:anchor-type="as-char" svg:width="0.721cm" svg:height="0.873cm" draw:z-index="105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span><text:span text:style-name="_5f_Correction_20_surligné"><text:span text:style-name="T12">= 2</text:span></text:span></text:p>
        </text:section>
      </text:section>
      <text:list text:continue-numbering="true" text:style-name="_5f_Numérotation_20_des_20_exercices">
        <text:list-item>
          <text:h text:style-name="P54" text:outline-level="1"><text:span text:style-name="_5f_Caractères">Un adulte passe en moyenne </text:span><text:span text:style-name="_5f_Caractères"><draw:frame draw:style-name="fr6" draw:name="Objet368" text:anchor-type="as-char" svg:y="-0.534cm" svg:width="0.293cm" svg:height="0.87cm" draw:z-index="56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_5f_Caractères"><text:s/>de son temps à travailler (tous déplacements compris), </text:span><text:span text:style-name="_5f_Caractères"><draw:frame draw:style-name="fr6" draw:name="Objet369" text:anchor-type="as-char" svg:y="-0.534cm" svg:width="0.293cm" svg:height="0.87cm" draw:z-index="55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_5f_Caractères"><text:s/>à dormir, </text:span><text:span text:style-name="_5f_Caractères"><draw:frame draw:style-name="fr6" draw:name="Objet370" text:anchor-type="as-char" svg:y="-0.534cm" svg:width="0.517cm" svg:height="0.87cm" draw:z-index="54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_5f_Caractères"><text:s/>à gérer le quotidien et </text:span><text:span text:style-name="_5f_Caractères"><draw:frame draw:style-name="fr6" draw:name="Objet371" text:anchor-type="as-char" svg:y="-0.534cm" svg:width="0.517cm" svg:height="0.87cm" draw:z-index="50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_5f_Caractères"><text:s/>à manger. Le reste est consacré à ses loisirs. Quelle fraction de son temps lui reste-t-il pour ses loisirs ?</text:span></text:h>
          <text:h text:style-name="P56" text:outline-level="1"><text:span text:style-name="_5f_Caractères"><text:span text:style-name="T29">Calcul de la fraction de son temps qu’il lui reste pour ses loisirs</text:span></text:span><text:span text:style-name="_5f_Caractères"><text:span text:style-name="T30"> </text:span></text:span><text:span text:style-name="_5f_Caractères"><text:span text:style-name="T29">:</text:span></text:span></text:h>
        </text:list-item>
      </text:list>
      <text:p text:style-name="P15"><text:span text:style-name="_5f_pointillés_20_gris"><text:span text:style-name="T26">On a</text:span></text:span><text:span text:style-name="_5f_pointillés_20_gris"><text:span text:style-name="T27"> </text:span></text:span><text:span text:style-name="_5f_pointillés_20_gris"><text:span text:style-name="T26">:</text:span></text:span></text:p>
      <text:p text:style-name="P15"><text:span text:style-name="_5f_pointillés_20_gris"><text:span text:style-name="T27">Le temps à travailler :</text:span></text:span><text:span text:style-name="_5f_pointillés_20_gris"><text:span text:style-name="T26"> </text:span></text:span><text:span text:style-name="_5f_pointillés_20_gris"><text:span text:style-name="T12"><draw:frame draw:style-name="fr4" draw:name="Objet63" text:anchor-type="as-char" svg:width="1.302cm" svg:height="0.87cm" draw:z-index="76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span><text:span text:style-name="_5f_pointillés_20_gris"><text:span text:style-name="T32"> </text:span></text:span><text:span text:style-name="_5f_Correction_20_surligné"><text:span text:style-name="T32">;</text:span></text:span></text:p>
      <text:p text:style-name="P15"><text:span text:style-name="_5f_Correction_20_surligné"><text:span text:style-name="T33">Le temps à dormir : </text:span></text:span><text:span text:style-name="_5f_pointillés_20_gris"><text:span text:style-name="T12"><draw:frame draw:style-name="fr4" draw:name="Objet64" text:anchor-type="as-char" svg:width="1.302cm" svg:height="0.87cm" draw:z-index="77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span><text:span text:style-name="_5f_pointillés_20_gris"><text:span text:style-name="T32"> </text:span></text:span><text:span text:style-name="_5f_Correction_20_surligné"><text:span text:style-name="T32">;</text:span></text:span></text:p>
      <text:p text:style-name="P15"><text:span text:style-name="_5f_Correction_20_surligné"><text:span text:style-name="T33">Le <text:s/>temps à gérer le quotidien : </text:span></text:span><text:span text:style-name="_5f_pointillés_20_gris"><text:span text:style-name="T12"><draw:frame draw:style-name="fr4" draw:name="Objet65" text:anchor-type="as-char" svg:width="1.526cm" svg:height="0.87cm" draw:z-index="79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span><text:span text:style-name="_5f_pointillés_20_gris"><text:span text:style-name="T32"> </text:span></text:span><text:span text:style-name="_5f_Correction_20_surligné"><text:span text:style-name="T32">;</text:span></text:span></text:p>
      <text:p text:style-name="P16"><text:span text:style-name="_5f_Correction_20_surligné"><text:span text:style-name="T13">Le temps pour les loisirs :</text:span></text:span></text:p>
      <text:p text:style-name="P16"><text:span text:style-name="_5f_Correction_20_surligné"><text:span text:style-name="T12">1 </text:span></text:span><text:span text:style-name="_5f_Consigne"><text:span text:style-name="T34">−</text:span></text:span><text:span text:style-name="_5f_Correction_20_surligné"><text:span text:style-name="T12"> </text:span></text:span><text:span text:style-name="_5f_pointillés_20_gris"><text:span text:style-name="T12"><draw:frame draw:style-name="fr4" draw:name="Objet713" text:anchor-type="as-char" svg:width="2.762cm" svg:height="0.873cm" draw:z-index="82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714" text:anchor-type="as-char" svg:width="0.721cm" svg:height="0.873cm" draw:z-index="83"><draw:object xlink:href="./Object 227" xlink:type="simple" xlink:show="embed" xlink:actuate="onLoad"/><draw:image xlink:href="./ObjectReplacements/Object 227" xlink:type="simple" xlink:show="embed" xlink:actuate="onLoad"/><svg:desc>formula</svg:desc></draw:frame></text:span></text:span><text:span text:style-name="_5f_Correction_20_surligné"><text:span text:style-name="T12"><text:s/></text:span></text:span><text:span text:style-name="_5f_Consigne"><text:span text:style-name="T34">−</text:span></text:span><text:span text:style-name="_5f_Correction_20_surligné"><text:span text:style-name="T12"> </text:span></text:span><text:span text:style-name="_5f_pointillés_20_gris"><text:span text:style-name="T12"><draw:frame draw:style-name="fr4" draw:name="Objet715" text:anchor-type="as-char" svg:width="0.721cm" svg:height="0.873cm" draw:z-index="86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span><text:span text:style-name="_5f_Correction_20_surligné"><text:span text:style-name="T12"><text:s/>= </text:span></text:span><text:span text:style-name="_5f_pointillés_20_gris"><text:span text:style-name="T12"><draw:frame draw:style-name="fr4" draw:name="Objet716" text:anchor-type="as-char" svg:width="0.721cm" svg:height="0.873cm" draw:z-index="87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span></text:p>
      <text:p text:style-name="P16"><text:span text:style-name="_5f_Correction_20_surligné"><text:span text:style-name="T12">Il lui reste </text:span></text:span><text:span text:style-name="_5f_Correction_20_surligné"><text:span text:style-name="T12"><draw:frame draw:style-name="fr4" draw:name="Objet717" text:anchor-type="as-char" svg:width="0.721cm" svg:height="0.873cm" draw:z-index="73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span><text:span text:style-name="_5f_Correction_20_surligné"><text:span text:style-name="T12">de son temps pour les loisirs.</text:span></text:span></text:p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55" text:outline-level="1"><text:span text:style-name="_5f_Caractères">Effectue et donne le résultat sous forme d’une fraction simplifiée au maximum.</text:span></text:h>
        </text:list-item>
      </text:list>
      <text:p text:style-name="_5f_Paragraphe_5f_Réponse_5f_Elève_5f_Fractions"><text:span text:style-name="_5f_Caractères">M = </text:span><text:span text:style-name="_5f_Caractères"><draw:frame draw:style-name="fr6" draw:name="Object29" text:anchor-type="as-char" svg:y="-0.566cm" svg:width="2.115cm" svg:height="0.87cm" draw:z-index="51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p>
      <text:p text:style-name="P18"><text:span text:style-name="_5f_Caractères">M = </text:span><text:span text:style-name="_5f_pointillés_20_gris"><draw:frame draw:style-name="fr4" draw:name="Objet689" text:anchor-type="as-char" svg:width="2.674cm" svg:height="0.873cm" draw:z-index="78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p>
      <text:p text:style-name="P18"><text:span text:style-name="_5f_Caractères">M = </text:span><text:span text:style-name="_5f_pointillés_20_gris"><draw:frame draw:style-name="fr4" draw:name="Objet690" text:anchor-type="as-char" svg:width="0.721cm" svg:height="0.873cm" draw:z-index="80"><draw:object xlink:href="./Object 231" xlink:type="simple" xlink:show="embed" xlink:actuate="onLoad"/><draw:image xlink:href="./ObjectReplacements/Object 231" xlink:type="simple" xlink:show="embed" xlink:actuate="onLoad"/><svg:desc>formula</svg:desc></draw:frame></text:span></text:p>
      <text:p text:style-name="_5f_Paragraphe_5f_Réponse_5f_Elève_5f_Fractions"><text:span text:style-name="_5f_Caractères">Q = </text:span><text:span text:style-name="_5f_Caractères"><draw:frame draw:style-name="fr5" draw:name="Object30" text:anchor-type="as-char" svg:y="-0.61cm" svg:width="2.693cm" svg:height="0.96cm" draw:z-index="52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p>
      <text:p text:style-name="P18"><text:span text:style-name="_5f_Caractères">Q = </text:span><text:span text:style-name="_5f_pointillés_20_gris"><draw:frame draw:style-name="fr4" draw:name="Objet694" text:anchor-type="as-char" svg:width="1.473cm" svg:height="0.873cm" draw:z-index="69"><draw:object xlink:href="./Object 232" xlink:type="simple" xlink:show="embed" xlink:actuate="onLoad"/><draw:image xlink:href="./ObjectReplacements/Object 232" xlink:type="simple" xlink:show="embed" xlink:actuate="onLoad"/><svg:desc>formula</svg:desc></draw:frame></text:span></text:p>
      <text:p text:style-name="P18"><text:span text:style-name="_5f_Caractères">Q = </text:span><text:span text:style-name="_5f_pointillés_20_gris"><draw:frame draw:style-name="fr4" draw:name="Objet698" text:anchor-type="as-char" svg:width="1.699cm" svg:height="0.873cm" draw:z-index="70"><draw:object xlink:href="./Object 233" xlink:type="simple" xlink:show="embed" xlink:actuate="onLoad"/><draw:image xlink:href="./ObjectReplacements/Object 233" xlink:type="simple" xlink:show="embed" xlink:actuate="onLoad"/><svg:desc>formula</svg:desc></draw:frame></text:span><text:span text:style-name="_5f_Correction_20_surligné"><text:span text:style-name="T12"><text:s/>= </text:span></text:span><text:span text:style-name="_5f_Correction_20_surligné"><text:span text:style-name="T12"><draw:frame draw:style-name="fr4" draw:name="Objet699" text:anchor-type="as-char" svg:width="0.721cm" svg:height="0.873cm" draw:z-index="71"><draw:object xlink:href="./Object 234" xlink:type="simple" xlink:show="embed" xlink:actuate="onLoad"/><draw:image xlink:href="./ObjectReplacements/Object 234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Réponse_5f_Elève_5f_Fraction" style:display-name="_Paragraphe_Réponse_Elève_Fraction" style:family="paragraph" style:parent-style-name="_5f_Paragraphe_5f_Réponse_5f_Elève" style:list-style-name="">
      <style:paragraph-properties fo:margin-top="0cm" fo:margin-bottom="0cm" style:contextual-spacing="false" style:line-height-at-least="0.921cm">
        <style:tab-stops>
          <style:tab-stop style:position="9.11cm" style:type="right" style:leader-style="dotted" style:leader-text="."/>
        </style:tab-stops>
      </style:paragraph-properties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Formule_20_corigée" style:display-name="Formule corigée" style:family="graphic" style:parent-style-name="Formula">
      <style:graphic-properties fo:background-color="#ffff00" style:background-transparency="0%" draw:fill="solid" draw:fill-color="#ffff00" draw:opacity="100%">
        <style:columns fo:column-count="1" fo:column-gap="0cm"/>
      </style:graphic-properties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 draw:fill-image-width="0cm" draw:fill-image-height="0cm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34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1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6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98" draw:name="Ligne_Entete_Impair_Numerique_2col" draw:style-name="Mgr5" draw:text-style-name="MP4" svg:x1="16.023cm" svg:y1="0.36cm" svg:x2="20.496cm" svg:y2="0.36cm"><text:p/></draw:line><draw:line text:anchor-type="paragraph" draw:z-index="38" draw:name="Ligne_Verticale_Impair_Numerique_2col" draw:style-name="Mgr5" draw:text-style-name="MP4" svg:x1="9.477cm" svg:y1="2.007cm" svg:x2="9.477cm" svg:y2="27.044cm"><text:p/></draw:line>Additions et soustractions de fractions</text:p>
      </style:header>
      <style:header-left>
        <text:p text:style-name="MP1"><draw:path text:anchor-type="paragraph" draw:z-index="108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2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16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112" draw:name="Ligne_Entete_Pair_Numerique_2col" draw:style-name="Mgr5" draw:text-style-name="MP4" svg:x1="16.023cm" svg:y1="0.36cm" svg:x2="20.496cm" svg:y2="0.36cm"><text:p/></draw:line><draw:line text:anchor-type="paragraph" draw:z-index="39" draw:name="Ligne_Verticale_Pair_Numerique_2col" draw:style-name="Mgr5" draw:text-style-name="MP4" svg:x1="9.477cm" svg:y1="2.007cm" svg:x2="9.477cm" svg:y2="27.044cm"><text:p/></draw:line>Additions et soustractions de fraction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41"><draw:text-box fo:min-height="0.499cm" fo:min-width="5.126cm"><text:h text:style-name="MP6" text:outline-level="1">Fractions : les opération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42"><draw:text-box fo:min-height="0.52cm" fo:min-width="6.994cm"><text:h text:style-name="MP7" text:outline-level="1">Fractions : les opératio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122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28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5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123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26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1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18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s opératio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7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129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37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71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130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39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72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19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0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17" draw:name="Fond_Num_Serie_Im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21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57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118" draw:name="Fond_Num_Serie_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20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60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5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s opératio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6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142" draw:name="Fond_Num_Serie_Im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147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75" draw:name="Ligne_Entete_Impair_Donnees_1col" draw:style-name="Mgr10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146" draw:name="Fond_Num_Serie_Pair_Donnees_1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148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73" draw:name="Ligne_Entete_Pair_Donnees_1col" draw:style-name="Mgr10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153" draw:name="Fond_Num_Serie_Im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154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79" draw:name="Ligne_Entete_Impair_Donnees_2col" draw:style-name="Mgr10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94" draw:name="Fond_Num_Serie_Pair_Donnees_2col" draw:style-name="Mgr9" draw:text-style-name="MP21" svg:width="4.329cm" svg:height="2.24cm" svg:x="-1.499cm" svg:y="-1cm" svg:viewBox="0 0 4330 2241" svg:d="M0 2241l3984-288c209-15 363-168 345-342l-170-1611h-4159z"><text:p/></draw:path><draw:frame text:anchor-type="paragraph" draw:z-index="155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80" draw:name="Ligne_Entete_Pair_Donnees_2col" draw:style-name="Mgr10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2" draw:name="Fond_Num_Page_Impair_Donnees_2col" draw:style-name="Mgr2"><draw:path draw:style-name="Mgr11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" draw:name="Fond_Num_Page_Pair_Donnees_2col" draw:style-name="Mgr2"><draw:path draw:style-name="Mgr11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183" draw:name="Fond_Num_Serie_Im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190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22" draw:name="Ligne_Entete_Impair_Mesures_1col" draw:style-name="Mgr13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185" draw:name="Fond_Num_Serie_Pair_Mesures_1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191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23" draw:name="Ligne_Entete_Pair_Mesures_1col" draw:style-name="Mgr13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3" draw:name="Fond_Num_Page_Impair_Mesures_1col" draw:style-name="Mgr2"><draw:path draw:style-name="Mgr14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4" draw:name="Fond_Num_Page_Pair_Mesures_1col" draw:style-name="Mgr2"><draw:path draw:style-name="Mgr14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187" draw:name="Fond_Num_Serie_Im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196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24" draw:name="Ligne_Entete_Impair_Mesures_2col" draw:style-name="Mgr13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188" draw:name="Fond_Num_Serie_Pair_Mesures_2col" draw:style-name="Mgr12" draw:text-style-name="MP31" svg:width="4.329cm" svg:height="2.24cm" svg:x="-1.499cm" svg:y="-1cm" svg:viewBox="0 0 4330 2241" svg:d="M0 2241l3984-288c209-15 363-168 345-342l-170-1611h-4159z"><text:p/></draw:path><draw:frame text:anchor-type="paragraph" draw:z-index="197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27" draw:name="Ligne_Entete_Pair_Mesures_2col" draw:style-name="Mgr13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5" draw:name="Fond_Num_Page_Impair_Mesures_2col" draw:style-name="Mgr2"><draw:path draw:style-name="Mgr14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6" draw:name="Fond_Num_Page_Pair_Mesures_2col" draw:style-name="Mgr2"><draw:path draw:style-name="Mgr14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209" draw:name="Fond_Num_Serie_Impair_Problemes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220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35" draw:name="Ligne_Entete_Impair_Problemes_2col" draw:style-name="Mgr16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212" draw:name="Fond_Num_Serie_Pair_Problemes_2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221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36" draw:name="Ligne_Entete_Pair_Problemes_2col 1" draw:style-name="Mgr16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9" draw:name="Fond_Num_Page_Impair_Problemes_2col" draw:style-name="Mgr2"><draw:path draw:style-name="Mgr17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0" draw:name="Fond_Num_Page_Pair_Problemes_2col" draw:style-name="Mgr2"><draw:path draw:style-name="Mgr17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98" draw:name="Fond_Num_Serie_Impair_Problemes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21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33" draw:name="Ligne_Entete_Impair_Problemes_1col" draw:style-name="Mgr16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199" draw:name="Fond_Num_Serie_Pair_Problemes_1col" draw:style-name="Mgr15" draw:text-style-name="MP38" svg:width="4.329cm" svg:height="2.24cm" svg:x="-1.499cm" svg:y="-1cm" svg:viewBox="0 0 4330 2241" svg:d="M0 2241l3984-288c209-15 363-168 345-342l-170-1611h-4159z"><text:p/></draw:path><draw:frame text:anchor-type="paragraph" draw:z-index="21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34" draw:name="Ligne_Entete_Pair_Problemes_1col" draw:style-name="Mgr16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7" draw:name="Fond_Num_Page_Impair_Problemes_1col" draw:style-name="Mgr2"><draw:path draw:style-name="Mgr17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8" draw:name="Fond_Num_Page_Pair_Problemes_1col" draw:style-name="Mgr2"><draw:path draw:style-name="Mgr17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27" draw:name="Fond_Num_Serie_Impair_Programmation_2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23" draw:name="Ligne_Entete_Impair_Programmation_2col" draw:style-name="Mgr19" draw:text-style-name="MP4" svg:x1="16.023cm" svg:y1="0.36cm" svg:x2="20.496cm" svg:y2="0.36cm"><text:p/></draw:line><draw:frame text:anchor-type="paragraph" draw:z-index="31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28" draw:name="Fond_Num_Serie_Pair_Programmation_2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24" draw:name="Ligne_Entete_Pair_Programmation_2col" draw:style-name="Mgr19" draw:text-style-name="MP4" svg:x1="16.023cm" svg:y1="0.36cm" svg:x2="20.496cm" svg:y2="0.36cm"><text:p/></draw:line><draw:frame text:anchor-type="paragraph" draw:z-index="32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3" draw:name="Fond_Num_Page_Impair_Programmation_2col" draw:style-name="Mgr2"><draw:path draw:style-name="Mgr20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4" draw:name="Fond_Num_Page_Pair_Programmation_2col" draw:style-name="Mgr2"><draw:path draw:style-name="Mgr20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25" draw:name="Fond_Num_Serie_Impair_Programmation_1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240" draw:name="Ligne_Entete_Impair_Programmation_1col" draw:style-name="Mgr19" draw:text-style-name="MP4" svg:x1="16.023cm" svg:y1="0.36cm" svg:x2="20.496cm" svg:y2="0.36cm"><text:p/></draw:line><draw:frame text:anchor-type="paragraph" draw:z-index="29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26" draw:name="Fond_Num_Serie_Pair_Programmation_1col" draw:style-name="Mgr18" draw:text-style-name="MP45" svg:width="4.329cm" svg:height="2.24cm" svg:x="-1.499cm" svg:y="-1cm" svg:viewBox="0 0 4330 2241" svg:d="M0 2241l3984-288c209-15 363-168 345-342l-170-1611h-4159z"><text:p/></draw:path><draw:line text:anchor-type="paragraph" draw:z-index="241" draw:name="Ligne_Entete_Pair_Programmation_1col" draw:style-name="Mgr19" draw:text-style-name="MP4" svg:x1="16.023cm" svg:y1="0.36cm" svg:x2="20.496cm" svg:y2="0.36cm"><text:p/></draw:line><draw:frame text:anchor-type="paragraph" draw:z-index="30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1" draw:name="Fond_Num_Page_Impair_Programmation_1col" draw:style-name="Mgr2"><draw:path draw:style-name="Mgr20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s opératio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2" draw:name="Fond_Num_Page_Pair_Programmation_1col" draw:style-name="Mgr2"><draw:path draw:style-name="Mgr20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s opératio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20:29:39.203000000</meta:creation-date>
    <meta:editing-duration>PT17H29M46S</meta:editing-duration>
    <meta:editing-cycles>32</meta:editing-cycles>
    <meta:generator>LibreOffice/7.6.7.2$Windows_X86_64 LibreOffice_project/dd47e4b30cb7dab30588d6c79c651f218165e3c5</meta:generator>
    <meta:initial-creator>M. KHARROUBI</meta:initial-creator>
    <dc:date>2024-07-10T11:02:38.310000000</dc:date>
    <meta:document-statistic meta:table-count="0" meta:image-count="0" meta:object-count="234" meta:page-count="3" meta:paragraph-count="216" meta:word-count="808" meta:character-count="3519" meta:non-whitespace-character-count="2643"/>
    <meta:template xlink:type="simple" xlink:actuate="onRequest" xlink:title="Modele_Cahier" xlink:href="../../../../../Modele_Cahier.ott" meta:date="2024-03-01T16:05:48.799183200"/>
  </office:meta>
</office:document-meta>
</file>

<file path=Object 1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10/content.xml><?xml version="1.0" encoding="utf-8"?>
<math xmlns="http://www.w3.org/1998/Math/MathML" display="block">
  <semantics>
    <mfrac>
      <mn>22</mn>
      <mn>6</mn>
    </mfrac>
    <annotation encoding="StarMath 5.0">{22} over {6}</annotation>
  </semantics>
</math>
</file>

<file path=Object 100/content.xml><?xml version="1.0" encoding="utf-8"?>
<math xmlns="http://www.w3.org/1998/Math/MathML" display="block">
  <semantics>
    <mfrac>
      <mn>15</mn>
      <mn>32</mn>
    </mfrac>
    <annotation encoding="StarMath 5.0">  {15} over{32}</annotation>
  </semantics>
</math>
</file>

<file path=Object 101/content.xml><?xml version="1.0" encoding="utf-8"?>
<math xmlns="http://www.w3.org/1998/Math/MathML" display="block">
  <semantics>
    <mfrac>
      <mn>7</mn>
      <mn>16</mn>
    </mfrac>
    <annotation encoding="StarMath 5.0">  {7} over{16}</annotation>
  </semantics>
</math>
</file>

<file path=Object 102/content.xml><?xml version="1.0" encoding="utf-8"?>
<math xmlns="http://www.w3.org/1998/Math/MathML" display="block">
  <semantics>
    <mfrac>
      <mn>11</mn>
      <mn>18</mn>
    </mfrac>
    <annotation encoding="StarMath 5.0">  { 11} over{18}</annotation>
  </semantics>
</math>
</file>

<file path=Object 103/content.xml><?xml version="1.0" encoding="utf-8"?>
<math xmlns="http://www.w3.org/1998/Math/MathML" display="block">
  <semantics>
    <mfrac>
      <mn>7</mn>
      <mn>9</mn>
    </mfrac>
    <annotation encoding="StarMath 5.0">{7}over {9}</annotation>
  </semantics>
</math>
</file>

<file path=Object 104/content.xml><?xml version="1.0" encoding="utf-8"?>
<math xmlns="http://www.w3.org/1998/Math/MathML" display="block">
  <semantics>
    <mfrac>
      <mn>71</mn>
      <mn>78</mn>
    </mfrac>
    <annotation encoding="StarMath 5.0">{71}over {78}</annotation>
  </semantics>
</math>
</file>

<file path=Object 105/content.xml><?xml version="1.0" encoding="utf-8"?>
<math xmlns="http://www.w3.org/1998/Math/MathML" display="block">
  <semantics>
    <mfrac>
      <mn>11</mn>
      <mn>17</mn>
    </mfrac>
    <annotation encoding="StarMath 5.0">{11}over {17}</annotation>
  </semantics>
</math>
</file>

<file path=Object 106/content.xml><?xml version="1.0" encoding="utf-8"?>
<math xmlns="http://www.w3.org/1998/Math/MathML" display="block">
  <semantics>
    <mfrac>
      <mn>1</mn>
      <mn>121</mn>
    </mfrac>
    <annotation encoding="StarMath 5.0">{1}over {121}</annotation>
  </semantics>
</math>
</file>

<file path=Object 107/content.xml><?xml version="1.0" encoding="utf-8"?>
<math xmlns="http://www.w3.org/1998/Math/MathML" display="block">
  <semantics>
    <mfrac>
      <mn>127</mn>
      <mn>4</mn>
    </mfrac>
    <annotation encoding="StarMath 5.0">{127}over {4}</annotation>
  </semantics>
</math>
</file>

<file path=Object 108/content.xml><?xml version="1.0" encoding="utf-8"?>
<math xmlns="http://www.w3.org/1998/Math/MathML" display="block">
  <semantics>
    <mfrac>
      <mn>0</mn>
      <mn>12</mn>
    </mfrac>
    <annotation encoding="StarMath 5.0">{0}over {12}</annotation>
  </semantics>
</math>
</file>

<file path=Object 109/content.xml><?xml version="1.0" encoding="utf-8"?>
<math xmlns="http://www.w3.org/1998/Math/MathML" display="block">
  <semantics>
    <mfrac>
      <mn>4</mn>
      <mn>6</mn>
    </mfrac>
    <annotation encoding="StarMath 5.0">{4}over {6}</annotation>
  </semantics>
</math>
</file>

<file path=Object 11/content.xml><?xml version="1.0" encoding="utf-8"?>
<math xmlns="http://www.w3.org/1998/Math/MathML" display="block">
  <semantics>
    <mfrac>
      <mrow>
        <mn>7</mn>
        <mo stretchy="false">×</mo>
        <mn>2</mn>
      </mrow>
      <mrow>
        <mn>3</mn>
        <mo stretchy="false">×</mo>
        <mn>2</mn>
      </mrow>
    </mfrac>
    <annotation encoding="StarMath 5.0">{7 times 2} over {3 times 2}</annotation>
  </semantics>
</math>
</file>

<file path=Object 110/content.xml><?xml version="1.0" encoding="utf-8"?>
<math xmlns="http://www.w3.org/1998/Math/MathML" display="block">
  <semantics>
    <mfrac>
      <mrow>
        <mn>2</mn>
        <mo stretchy="false">×</mo>
        <mn>2</mn>
      </mrow>
      <mrow>
        <mn>2</mn>
        <mo stretchy="false">×</mo>
        <mn>3</mn>
      </mrow>
    </mfrac>
    <annotation encoding="StarMath 5.0">{{2}times 2}over {{2}times 3}</annotation>
  </semantics>
</math>
</file>

<file path=Object 111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112/content.xml><?xml version="1.0" encoding="utf-8"?>
<!DOCTYPE math  PUBLIC '-//OpenOffice.org//DTD Modified W3C MathML 1.01//EN'  'math.dtd'>
<math:math xmlns:math="http://www.w3.org/1998/Math/MathML">
  <math:semantics>
    <math:mfrac>
      <math:mn>44</math:mn>
      <math:mn>33</math:mn>
    </math:mfrac>
    <math:annotation math:encoding="StarMath 5.0">{44}over {33}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frac>
      <math:mrow>
        <math:mn>4</math:mn>
        <math:mo math:stretchy="false">×</math:mo>
        <math:mn>11</math:mn>
      </math:mrow>
      <math:mrow>
        <math:mn>3</math:mn>
        <math:mo math:stretchy="false">×</math:mo>
        <math:mn>11</math:mn>
      </math:mrow>
    </math:mfrac>
    <math:annotation math:encoding="StarMath 5.0">{{4}times 11}over {{3}times 11}</math:annotation>
  </math:semantics>
</math:math>
</file>

<file path=Object 114/content.xml><?xml version="1.0" encoding="utf-8"?>
<math xmlns="http://www.w3.org/1998/Math/MathML" display="block">
  <semantics>
    <mfrac>
      <mn>3</mn>
      <mn>7</mn>
    </mfrac>
    <annotation encoding="StarMath 5.0">{3} over {7}</annotation>
  </semantics>
</math>
</file>

<file path=Object 115/content.xml><?xml version="1.0" encoding="utf-8"?>
<math xmlns="http://www.w3.org/1998/Math/MathML" display="block">
  <semantics>
    <mfrac>
      <mn>3</mn>
      <mn>14</mn>
    </mfrac>
    <annotation encoding="StarMath 5.0">{3} over {14}</annotation>
  </semantics>
</math>
</file>

<file path=Object 116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3</math:mn>
    </math:mfrac>
    <math:annotation math:encoding="StarMath 5.0">{4}over {3}</math:annotation>
  </math:semantics>
</math:math>
</file>

<file path=Object 117/content.xml><?xml version="1.0" encoding="utf-8"?>
<math xmlns="http://www.w3.org/1998/Math/MathML" display="block">
  <semantics>
    <mfrac>
      <mn>36</mn>
      <mn>18</mn>
    </mfrac>
    <annotation encoding="StarMath 5.0">{36}over {18}</annotation>
  </semantics>
</math>
</file>

<file path=Object 118/content.xml><?xml version="1.0" encoding="utf-8"?>
<math xmlns="http://www.w3.org/1998/Math/MathML" display="block">
  <semantics>
    <mfrac>
      <mrow>
        <mn>18</mn>
        <mo stretchy="false">×</mo>
        <mn>2</mn>
      </mrow>
      <mrow>
        <mn>18</mn>
        <mo stretchy="false">×</mo>
        <mn>1</mn>
      </mrow>
    </mfrac>
    <annotation encoding="StarMath 5.0">{{18}times 2}over {{18}times 1}</annotation>
  </semantics>
</math>
</file>

<file path=Object 119/content.xml><?xml version="1.0" encoding="utf-8"?>
<math xmlns="http://www.w3.org/1998/Math/MathML" display="block">
  <semantics>
    <mfrac>
      <mn>2</mn>
      <mn>1</mn>
    </mfrac>
    <annotation encoding="StarMath 5.0">{2}over {1}</annotation>
  </semantics>
</math>
</file>

<file path=Object 12/content.xml><?xml version="1.0" encoding="utf-8"?>
<math xmlns="http://www.w3.org/1998/Math/MathML" display="block">
  <semantics>
    <mfrac>
      <mn>22</mn>
      <mn>6</mn>
    </mfrac>
    <annotation encoding="StarMath 5.0">{22} over {6}</annotation>
  </semantics>
</math>
</file>

<file path=Object 120/content.xml><?xml version="1.0" encoding="utf-8"?>
<math xmlns="http://www.w3.org/1998/Math/MathML" display="block">
  <semantics>
    <mfrac>
      <mn>37</mn>
      <mn>37</mn>
    </mfrac>
    <annotation encoding="StarMath 5.0">{37}over {37}</annotation>
  </semantics>
</math>
</file>

<file path=Object 121/content.xml><?xml version="1.0" encoding="utf-8"?>
<!DOCTYPE math  PUBLIC '-//OpenOffice.org//DTD Modified W3C MathML 1.01//EN'  'math.dtd'>
<math:math xmlns:math="http://www.w3.org/1998/Math/MathML">
  <math:semantics>
    <math:mfrac>
      <math:mn>65</math:mn>
      <math:mn>143</math:mn>
    </math:mfrac>
    <math:annotation math:encoding="StarMath 5.0">{65}over {143}</math:annotation>
  </math:semantics>
</math:math>
</file>

<file path=Object 122/content.xml><?xml version="1.0" encoding="utf-8"?>
<math xmlns="http://www.w3.org/1998/Math/MathML" display="block">
  <semantics>
    <mfrac>
      <mn>5</mn>
      <mn>9</mn>
    </mfrac>
    <annotation encoding="StarMath 5.0">{5} over {9}</annotation>
  </semantics>
</math>
</file>

<file path=Object 123/content.xml><?xml version="1.0" encoding="utf-8"?>
<math xmlns="http://www.w3.org/1998/Math/MathML" display="block">
  <semantics>
    <mfrac>
      <mn>3</mn>
      <mn>9</mn>
    </mfrac>
    <annotation encoding="StarMath 5.0">{{3}over {9}}</annotation>
  </semantics>
</math>
</file>

<file path=Object 124/content.xml><?xml version="1.0" encoding="utf-8"?>
<math xmlns="http://www.w3.org/1998/Math/MathML" display="block">
  <semantics>
    <mfrac>
      <mn>3</mn>
      <mn>7</mn>
    </mfrac>
    <annotation encoding="StarMath 5.0">{3}over {7}</annotation>
  </semantics>
</math>
</file>

<file path=Object 125/content.xml><?xml version="1.0" encoding="utf-8"?>
<math xmlns="http://www.w3.org/1998/Math/MathML" display="block">
  <semantics>
    <mfrac>
      <mn>1</mn>
      <mn>7</mn>
    </mfrac>
    <annotation encoding="StarMath 5.0">{{1}over {7}}</annotation>
  </semantics>
</math>
</file>

<file path=Object 126/content.xml><?xml version="1.0" encoding="utf-8"?>
<math xmlns="http://www.w3.org/1998/Math/MathML" display="block">
  <semantics>
    <mfrac>
      <mn>1</mn>
      <mn>4</mn>
    </mfrac>
    <annotation encoding="StarMath 5.0">{1} over {4}</annotation>
  </semantics>
</math>
</file>

<file path=Object 127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128/content.xml><?xml version="1.0" encoding="utf-8"?>
<math xmlns="http://www.w3.org/1998/Math/MathML" display="block">
  <semantics>
    <mfrac>
      <mn>1</mn>
      <mn>12</mn>
    </mfrac>
    <annotation encoding="StarMath 5.0">{1} over {12}</annotation>
  </semantics>
</math>
</file>

<file path=Object 129/content.xml><?xml version="1.0" encoding="utf-8"?>
<math xmlns="http://www.w3.org/1998/Math/MathML" display="block">
  <semantics>
    <mfrac>
      <mn>5</mn>
      <mn>36</mn>
    </mfrac>
    <annotation encoding="StarMath 5.0">{5} over {36}</annotation>
  </semantics>
</math>
</file>

<file path=Object 13/content.xml><?xml version="1.0" encoding="utf-8"?>
<math xmlns="http://www.w3.org/1998/Math/MathML" display="block">
  <semantics>
    <mfrac>
      <mrow>
        <mn>14</mn>
        <mspace width="0.5em"/>
        <mstyle mathvariant="normal">
          <mstyle mathsize="13pt">
            <mrow>
              <mo stretchy="false">+</mo>
              <mstyle mathsize="10pt">
                <mspace width="0.5em"/>
              </mstyle>
            </mrow>
          </mstyle>
        </mstyle>
        <mn>22</mn>
      </mrow>
      <mn>6</mn>
    </mfrac>
    <annotation encoding="StarMath 5.0">{14`nitalic size 13 + size 10 `22} over {6}</annotation>
  </semantics>
</math>
</file>

<file path=Object 130/content.xml><?xml version="1.0" encoding="utf-8"?>
<!DOCTYPE math  PUBLIC '-//OpenOffice.org//DTD Modified W3C MathML 1.01//EN'  'math.dtd'>
<math:math xmlns:math="http://www.w3.org/1998/Math/MathML">
  <math:semantics>
    <math:mfrac>
      <math:mrow>
        <math:mn>13</math:mn>
        <math:mo math:stretchy="false">×</math:mo>
        <math:mn>5</math:mn>
      </math:mrow>
      <math:mrow>
        <math:mn>13</math:mn>
        <math:mo math:stretchy="false">×</math:mo>
        <math:mn>11</math:mn>
      </math:mrow>
    </math:mfrac>
    <math:annotation math:encoding="StarMath 5.0">{{13}times 5}over {{13}times 11}</math:annotation>
  </math:semantics>
</math:math>
</file>

<file path=Object 131/content.xml><?xml version="1.0" encoding="utf-8"?>
<math xmlns="http://www.w3.org/1998/Math/MathML" display="block">
  <semantics>
    <mstyle mathsize="10pt">
      <mrow>
        <mrow>
          <mo fence="true" form="prefix" stretchy="true">(</mo>
          <mrow>
            <mrow>
              <mfrac>
                <mn>1</mn>
                <mn>10</mn>
              </mfrac>
              <mstyle mathvariant="normal">
                <mstyle mathsize="13pt">
                  <mrow>
                    <mo stretchy="false">+</mo>
                    <mstyle mathsize="10pt">
                      <mfrac>
                        <mn>1</mn>
                        <mn>30</mn>
                      </mfrac>
                    </mstyle>
                  </mrow>
                </mstyle>
              </mstyle>
            </mrow>
          </mrow>
          <mo fence="true" form="postfix" stretchy="true">)</mo>
        </mrow>
        <mstyle mathsize="11pt">
          <mtext>−</mtext>
        </mstyle>
        <mstyle mathsize="10pt">
          <mrow>
            <mo fence="true" form="prefix" stretchy="true">(</mo>
            <mrow>
              <mrow>
                <mfrac>
                  <mn>1</mn>
                  <mn>5</mn>
                </mfrac>
                <mstyle mathsize="11pt">
                  <mtext>−</mtext>
                </mstyle>
                <mstyle mathsize="10pt">
                  <mfrac>
                    <mn>1</mn>
                    <mn>15</mn>
                  </mfrac>
                </mstyle>
              </mrow>
            </mrow>
            <mo fence="true" form="postfix" stretchy="true">)</mo>
          </mrow>
        </mstyle>
      </mrow>
    </mstyle>
    <annotation encoding="StarMath 5.0">size 10 {left({{1}over {10}} nitalic size 13 + size 10 {{1}over {30}} right) size 11 "−" size 10 left({1}over {5} size 11 "−" size 10 {{1}over {15}} right)}</annotation>
  </semantics>
</math>
</file>

<file path=Object 132/content.xml><?xml version="1.0" encoding="utf-8"?>
<math xmlns="http://www.w3.org/1998/Math/MathML" display="block">
  <semantics>
    <mrow>
      <mfrac>
        <mn>11</mn>
        <mn>7</mn>
      </mfrac>
      <mspace width="0.5em"/>
      <mstyle mathsize="13pt">
        <mrow>
          <mo stretchy="false">+</mo>
          <mspace width="0.5em"/>
        </mrow>
      </mstyle>
      <mfrac>
        <mn>7</mn>
        <mn>49</mn>
      </mfrac>
      <mspace width="0.5em"/>
      <mstyle mathsize="13pt">
        <mrow>
          <mo stretchy="false">+</mo>
          <mspace width="0.5em"/>
        </mrow>
      </mstyle>
      <mfrac>
        <mn>6</mn>
        <mn>21</mn>
      </mfrac>
    </mrow>
    <annotation encoding="StarMath 5.0">{11}over {7}`size 13 +`{7}over {49}` size 13 +`{6}over {21}</annotation>
  </semantics>
</math>
</file>

<file path=Object 133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1</math:mn>
    </math:mfrac>
    <math:annotation math:encoding="StarMath 5.0">{5}over {11}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27</math:mn>
    </math:mfrac>
    <math:annotation math:encoding="StarMath 5.0">{12}over {27}</math:annotation>
  </math:semantics>
</math:math>
</file>

<file path=Object 135/content.xml><?xml version="1.0" encoding="utf-8"?>
<math xmlns="http://www.w3.org/1998/Math/MathML" display="block">
  <semantics>
    <mfrac>
      <mrow>
        <mn>4</mn>
        <mo stretchy="false">×</mo>
        <mn>3</mn>
      </mrow>
      <mrow>
        <mn>9</mn>
        <mo stretchy="false">×</mo>
        <mn>3</mn>
      </mrow>
    </mfrac>
    <annotation encoding="StarMath 5.0">{{4}times 3}over {{9}times 3}</annotation>
  </semantics>
</math>
</file>

<file path=Object 136/content.xml><?xml version="1.0" encoding="utf-8"?>
<math xmlns="http://www.w3.org/1998/Math/MathML" display="block">
  <semantics>
    <mfrac>
      <mn>5</mn>
      <mn>9</mn>
    </mfrac>
    <annotation encoding="StarMath 5.0">{5} over {9}</annotation>
  </semantics>
</math>
</file>

<file path=Object 137/content.xml><?xml version="1.0" encoding="utf-8"?>
<math xmlns="http://www.w3.org/1998/Math/MathML" display="block">
  <semantics>
    <mfrac>
      <mn>3</mn>
      <mn>7</mn>
    </mfrac>
    <annotation encoding="StarMath 5.0">{3}over {7}</annotation>
  </semantics>
</math>
</file>

<file path=Object 138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139/content.xml><?xml version="1.0" encoding="utf-8"?>
<math xmlns="http://www.w3.org/1998/Math/MathML" display="block">
  <semantics>
    <mfrac>
      <mn>1</mn>
      <mn>9</mn>
    </mfrac>
    <annotation encoding="StarMath 5.0">{1} over {9}</annotation>
  </semantics>
</math>
</file>

<file path=Object 14/content.xml><?xml version="1.0" encoding="utf-8"?>
<math xmlns="http://www.w3.org/1998/Math/MathML" display="block">
  <semantics>
    <mfrac>
      <mn>36</mn>
      <mn>6</mn>
    </mfrac>
    <annotation encoding="StarMath 5.0">{36} over {6}</annotation>
  </semantics>
</math>
</file>

<file path=Object 140/content.xml><?xml version="1.0" encoding="utf-8"?>
<math xmlns="http://www.w3.org/1998/Math/MathML" display="block">
  <semantics>
    <mfrac>
      <mn>2</mn>
      <mn>7</mn>
    </mfrac>
    <annotation encoding="StarMath 5.0">{{2} over {7}}</annotation>
  </semantics>
</math>
</file>

<file path=Object 141/content.xml><?xml version="1.0" encoding="utf-8"?>
<math xmlns="http://www.w3.org/1998/Math/MathML" display="block">
  <semantics>
    <mfrac>
      <mn>52</mn>
      <mn>39</mn>
    </mfrac>
    <annotation encoding="StarMath 5.0">{52} over {39}</annotation>
  </semantics>
</math>
</file>

<file path=Object 142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143/content.xml><?xml version="1.0" encoding="utf-8"?>
<math xmlns="http://www.w3.org/1998/Math/MathML" display="block">
  <semantics>
    <mfrac>
      <mn>7</mn>
      <mn>6</mn>
    </mfrac>
    <annotation encoding="StarMath 5.0">{7}over {6}</annotation>
  </semantics>
</math>
</file>

<file path=Object 144/content.xml><?xml version="1.0" encoding="utf-8"?>
<math xmlns="http://www.w3.org/1998/Math/MathML" display="block">
  <semantics>
    <mfrac>
      <mn>4</mn>
      <mn>6</mn>
    </mfrac>
    <annotation encoding="StarMath 5.0">{4} over {6}</annotation>
  </semantics>
</math>
</file>

<file path=Object 145/content.xml><?xml version="1.0" encoding="utf-8"?>
<math xmlns="http://www.w3.org/1998/Math/MathML" display="block">
  <semantics>
    <mfrac>
      <mn>11</mn>
      <mn>10</mn>
    </mfrac>
    <annotation encoding="StarMath 5.0">{11}over {10}</annotation>
  </semantics>
</math>
</file>

<file path=Object 146/content.xml><?xml version="1.0" encoding="utf-8"?>
<math xmlns="http://www.w3.org/1998/Math/MathML" display="block">
  <semantics>
    <mfrac>
      <mn>6</mn>
      <mn>10</mn>
    </mfrac>
    <annotation encoding="StarMath 5.0">{6} over {10}</annotation>
  </semantics>
</math>
</file>

<file path=Object 147/content.xml><?xml version="1.0" encoding="utf-8"?>
<math xmlns="http://www.w3.org/1998/Math/MathML" display="block">
  <semantics>
    <mfrac>
      <mn>11</mn>
      <mn>10</mn>
    </mfrac>
    <annotation encoding="StarMath 5.0">{11}over {10}</annotation>
  </semantics>
</math>
</file>

<file path=Object 148/content.xml><?xml version="1.0" encoding="utf-8"?>
<math xmlns="http://www.w3.org/1998/Math/MathML" display="block">
  <semantics>
    <mfrac>
      <mn>1</mn>
      <mn>3</mn>
    </mfrac>
    <annotation encoding="StarMath 5.0">{1}over {3}</annotation>
  </semantics>
</math>
</file>

<file path=Object 149/content.xml><?xml version="1.0" encoding="utf-8"?>
<math xmlns="http://www.w3.org/1998/Math/MathML" display="block">
  <semantics>
    <mfrac>
      <mn>5</mn>
      <mn>7</mn>
    </mfrac>
    <annotation encoding="StarMath 5.0">{5} over {7}</annotation>
  </semantics>
</math>
</file>

<file path=Object 15/content.xml><?xml version="1.0" encoding="utf-8"?>
<math xmlns="http://www.w3.org/1998/Math/MathML" display="block">
  <semantics>
    <mfrac>
      <mn>13</mn>
      <mn>8</mn>
    </mfrac>
    <annotation encoding="StarMath 5.0">{13}over {8}</annotation>
  </semantics>
</math>
</file>

<file path=Object 150/content.xml><?xml version="1.0" encoding="utf-8"?>
<math xmlns="http://www.w3.org/1998/Math/MathML" display="block">
  <semantics>
    <mfrac>
      <mn>19</mn>
      <mn>48</mn>
    </mfrac>
    <annotation encoding="StarMath 5.0">{19}over {48}</annotation>
  </semantics>
</math>
</file>

<file path=Object 151/content.xml><?xml version="1.0" encoding="utf-8"?>
<math xmlns="http://www.w3.org/1998/Math/MathML" display="block">
  <semantics>
    <mfrac>
      <mn>11</mn>
      <mn>65</mn>
    </mfrac>
    <annotation encoding="StarMath 5.0">{11}over {65}</annotation>
  </semantics>
</math>
</file>

<file path=Object 152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9</math:mn>
    </math:mfrac>
    <math:annotation math:encoding="StarMath 5.0">{4}over {9}</math:annotation>
  </math:semantics>
</math:math>
</file>

<file path=Object 153/content.xml><?xml version="1.0" encoding="utf-8"?>
<math xmlns="http://www.w3.org/1998/Math/MathML">
  <semantics>
    <mrow>
      <mfrac>
        <mrow>
          <mn>9</mn>
        </mrow>
        <mrow>
          <mn>28</mn>
        </mrow>
      </mfrac>
    </mrow>
    <annotation encoding="StarMath 5.0">{9}over {28}</annotation>
  </semantics>
</math>
</file>

<file path=Object 154/content.xml><?xml version="1.0" encoding="utf-8"?>
<math xmlns="http://www.w3.org/1998/Math/MathML">
  <semantics>
    <mrow>
      <mrow>
        <mfrac>
          <mrow>
            <mn>5</mn>
          </mrow>
          <mrow>
            <mn>28</mn>
          </mrow>
        </mfrac>
      </mrow>
    </mrow>
    <annotation encoding="StarMath 5.0">{{5}over {28}}</annotation>
  </semantics>
</math>
</file>

<file path=Object 155/content.xml><?xml version="1.0" encoding="utf-8"?>
<math xmlns="http://www.w3.org/1998/Math/MathML" display="block">
  <semantics>
    <mfrac>
      <mn>4</mn>
      <mn>28</mn>
    </mfrac>
    <annotation encoding="StarMath 5.0">{4}over {28}</annotation>
  </semantics>
</math>
</file>

<file path=Object 156/content.xml><?xml version="1.0" encoding="utf-8"?>
<math xmlns="http://www.w3.org/1998/Math/MathML" display="block">
  <semantics>
    <mfrac>
      <mrow>
        <mn>4</mn>
        <mo stretchy="false">×</mo>
        <mn>1</mn>
      </mrow>
      <mrow>
        <mn>4</mn>
        <mo stretchy="false">×</mo>
        <mn>7</mn>
      </mrow>
    </mfrac>
    <annotation encoding="StarMath 5.0">{{4}times 1}over {{4}times 7}</annotation>
  </semantics>
</math>
</file>

<file path=Object 157/content.xml><?xml version="1.0" encoding="utf-8"?>
<math xmlns="http://www.w3.org/1998/Math/MathML" display="block">
  <semantics>
    <mfrac>
      <mn>1</mn>
      <mn>7</mn>
    </mfrac>
    <annotation encoding="StarMath 5.0">{1}over {7}</annotation>
  </semantics>
</math>
</file>

<file path=Object 158/content.xml><?xml version="1.0" encoding="utf-8"?>
<math xmlns="http://www.w3.org/1998/Math/MathML" display="block">
  <semantics>
    <mfrac>
      <mn>8</mn>
      <mn>19</mn>
    </mfrac>
    <annotation encoding="StarMath 5.0">{8}over {19}</annotation>
  </semantics>
</math>
</file>

<file path=Object 159/content.xml><?xml version="1.0" encoding="utf-8"?>
<math xmlns="http://www.w3.org/1998/Math/MathML" display="block">
  <semantics>
    <mfrac>
      <mn>6</mn>
      <mn>19</mn>
    </mfrac>
    <annotation encoding="StarMath 5.0">{6} over {19}</annotation>
  </semantics>
</math>
</file>

<file path=Object 16/content.xml><?xml version="1.0" encoding="utf-8"?>
<math xmlns="http://www.w3.org/1998/Math/MathML" display="block">
  <semantics>
    <mfrac>
      <mn>5</mn>
      <mn>2</mn>
    </mfrac>
    <annotation encoding="StarMath 5.0">{5}over {2}</annotation>
  </semantics>
</math>
</file>

<file path=Object 160/content.xml><?xml version="1.0" encoding="utf-8"?>
<math xmlns="http://www.w3.org/1998/Math/MathML" display="block">
  <semantics>
    <mfrac>
      <mn>14</mn>
      <mn>19</mn>
    </mfrac>
    <annotation encoding="StarMath 5.0">{14}over {19}</annotation>
  </semantics>
</math>
</file>

<file path=Object 161/content.xml><?xml version="1.0" encoding="utf-8"?>
<math xmlns="http://www.w3.org/1998/Math/MathML" display="block">
  <semantics>
    <mfrac>
      <mrow>
        <mn>4</mn>
        <mo stretchy="false">×</mo>
        <mn>2</mn>
      </mrow>
      <mrow>
        <mn>4</mn>
        <mo stretchy="false">×</mo>
        <mn>3</mn>
      </mrow>
    </mfrac>
    <annotation encoding="StarMath 5.0">{{4}times 2}over {{4}times 3}</annotation>
  </semantics>
</math>
</file>

<file path=Object 162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163/content.xml><?xml version="1.0" encoding="utf-8"?>
<math xmlns="http://www.w3.org/1998/Math/MathML" display="block">
  <semantics>
    <mfrac>
      <mrow>
        <mn>8</mn>
        <mo stretchy="false">×</mo>
        <mn>5</mn>
      </mrow>
      <mrow>
        <mn>8</mn>
        <mo stretchy="false">×</mo>
        <mn>9</mn>
      </mrow>
    </mfrac>
    <annotation encoding="StarMath 5.0">{{8}times 5}over {{8}times 9}</annotation>
  </semantics>
</math>
</file>

<file path=Object 164/content.xml><?xml version="1.0" encoding="utf-8"?>
<math xmlns="http://www.w3.org/1998/Math/MathML" display="block">
  <semantics>
    <mfrac>
      <mn>5</mn>
      <mn>9</mn>
    </mfrac>
    <annotation encoding="StarMath 5.0">{5}over {9}</annotation>
  </semantics>
</math>
</file>

<file path=Object 165/content.xml><?xml version="1.0" encoding="utf-8"?>
<math xmlns="http://www.w3.org/1998/Math/MathML" display="block">
  <semantics>
    <mfrac>
      <mrow>
        <mn>5</mn>
        <mo stretchy="false">×</mo>
        <mn>3</mn>
      </mrow>
      <mrow>
        <mn>5</mn>
        <mo stretchy="false">×</mo>
        <mn>7</mn>
      </mrow>
    </mfrac>
    <annotation encoding="StarMath 5.0">{{5}times 3}over {{5}times 7}</annotation>
  </semantics>
</math>
</file>

<file path=Object 166/content.xml><?xml version="1.0" encoding="utf-8"?>
<math xmlns="http://www.w3.org/1998/Math/MathML" display="block">
  <semantics>
    <mfrac>
      <mn>3</mn>
      <mn>7</mn>
    </mfrac>
    <annotation encoding="StarMath 5.0">{3}over {7}</annotation>
  </semantics>
</math>
</file>

<file path=Object 167/content.xml><?xml version="1.0" encoding="utf-8"?>
<math xmlns="http://www.w3.org/1998/Math/MathML" display="block">
  <semantics>
    <mfrac>
      <mrow>
        <mn>13</mn>
        <mo stretchy="false">×</mo>
        <mn>4</mn>
      </mrow>
      <mrow>
        <mn>13</mn>
        <mo stretchy="false">×</mo>
        <mn>3</mn>
      </mrow>
    </mfrac>
    <annotation encoding="StarMath 5.0">{{13}times 4}over {{13}times 3}</annotation>
  </semantics>
</math>
</file>

<file path=Object 168/content.xml><?xml version="1.0" encoding="utf-8"?>
<math xmlns="http://www.w3.org/1998/Math/MathML" display="block">
  <semantics>
    <mfrac>
      <mn>4</mn>
      <mn>3</mn>
    </mfrac>
    <annotation encoding="StarMath 5.0">{4}over {3}</annotation>
  </semantics>
</math>
</file>

<file path=Object 169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17/content.xml><?xml version="1.0" encoding="utf-8"?>
<math xmlns="http://www.w3.org/1998/Math/MathML" display="block">
  <semantics>
    <mfrac>
      <mn>3</mn>
      <mn>4</mn>
    </mfrac>
    <annotation encoding="StarMath 5.0">{3}over {4}</annotation>
  </semantics>
</math>
</file>

<file path=Object 170/content.xml><?xml version="1.0" encoding="utf-8"?>
<math xmlns="http://www.w3.org/1998/Math/MathML" display="block">
  <semantics>
    <mrow>
      <mfrac>
        <mn>2</mn>
        <mn>3</mn>
      </mfrac>
      <mo stretchy="false">+</mo>
      <mfrac>
        <mn>5</mn>
        <mn>3</mn>
      </mfrac>
    </mrow>
    <annotation encoding="StarMath 5.0">{2} over {3}+{5} over {3}</annotation>
  </semantics>
</math>
</file>

<file path=Object 171/content.xml><?xml version="1.0" encoding="utf-8"?>
<math xmlns="http://www.w3.org/1998/Math/MathML" display="block">
  <semantics>
    <mfrac>
      <mn>4</mn>
      <mn>9</mn>
    </mfrac>
    <annotation encoding="StarMath 5.0">{4} over {9}</annotation>
  </semantics>
</math>
</file>

<file path=Object 172/content.xml><?xml version="1.0" encoding="utf-8"?>
<math xmlns="http://www.w3.org/1998/Math/MathML" display="block">
  <semantics>
    <mrow>
      <mfrac>
        <mn>5</mn>
        <mn>9</mn>
      </mfrac>
      <mo stretchy="false">−</mo>
      <mfrac>
        <mn>1</mn>
        <mn>9</mn>
      </mfrac>
    </mrow>
    <annotation encoding="StarMath 5.0">{5} over {9}-{1} over {9}</annotation>
  </semantics>
</math>
</file>

<file path=Object 173/content.xml><?xml version="1.0" encoding="utf-8"?>
<math xmlns="http://www.w3.org/1998/Math/MathML" display="block">
  <semantics>
    <mfrac>
      <mn>5</mn>
      <mn>7</mn>
    </mfrac>
    <annotation encoding="StarMath 5.0">{5} over {7}</annotation>
  </semantics>
</math>
</file>

<file path=Object 174/content.xml><?xml version="1.0" encoding="utf-8"?>
<math xmlns="http://www.w3.org/1998/Math/MathML" display="block">
  <semantics>
    <mrow>
      <mfrac>
        <mn>3</mn>
        <mn>7</mn>
      </mfrac>
      <mo stretchy="false">+</mo>
      <mfrac>
        <mn>2</mn>
        <mn>7</mn>
      </mfrac>
    </mrow>
    <annotation encoding="StarMath 5.0">{3} over {7}+{2} over {7}</annotation>
  </semantics>
</math>
</file>

<file path=Object 175/content.xml><?xml version="1.0" encoding="utf-8"?>
<math xmlns="http://www.w3.org/1998/Math/MathML" display="block">
  <semantics>
    <mfrac>
      <mn>1</mn>
      <mn>3</mn>
    </mfrac>
    <annotation encoding="StarMath 5.0">{1}over {3}</annotation>
  </semantics>
</math>
</file>

<file path=Object 176/content.xml><?xml version="1.0" encoding="utf-8"?>
<math xmlns="http://www.w3.org/1998/Math/MathML" display="block">
  <semantics>
    <mrow>
      <mfrac>
        <mn>5</mn>
        <mn>3</mn>
      </mfrac>
      <mo stretchy="false">−</mo>
      <mfrac>
        <mn>4</mn>
        <mn>3</mn>
      </mfrac>
    </mrow>
    <annotation encoding="StarMath 5.0">{5}over {3}-{4} over {3}</annotation>
  </semantics>
</math>
</file>

<file path=Object 177/content.xml><?xml version="1.0" encoding="utf-8"?>
<math xmlns="http://www.w3.org/1998/Math/MathML" display="block">
  <semantics>
    <mfrac>
      <mn>39</mn>
      <mn>8</mn>
    </mfrac>
    <annotation encoding="StarMath 5.0">{39}over {8}</annotation>
  </semantics>
</math>
</file>

<file path=Object 178/content.xml><?xml version="1.0" encoding="utf-8"?>
<math xmlns="http://www.w3.org/1998/Math/MathML" display="block">
  <semantics>
    <mrow>
      <mfrac>
        <mn>13</mn>
        <mn>8</mn>
      </mfrac>
      <mo stretchy="false">+</mo>
      <mfrac>
        <mn>20</mn>
        <mn>8</mn>
      </mfrac>
      <mo stretchy="false">+</mo>
      <mfrac>
        <mn>6</mn>
        <mn>8</mn>
      </mfrac>
    </mrow>
    <annotation encoding="StarMath 5.0">{13}over {8}+{20} over {8}+{6} over {8}</annotation>
  </semantics>
</math>
</file>

<file path=Object 179/content.xml><?xml version="1.0" encoding="utf-8"?>
<math xmlns="http://www.w3.org/1998/Math/MathML" display="block">
  <semantics>
    <mrow>
      <mfrac>
        <mn>28</mn>
        <mn>14</mn>
      </mfrac>
      <mo stretchy="false">+</mo>
      <mfrac>
        <mn>6</mn>
        <mn>14</mn>
      </mfrac>
      <mo stretchy="false">+</mo>
      <mfrac>
        <mn>11</mn>
        <mn>14</mn>
      </mfrac>
    </mrow>
    <annotation encoding="StarMath 5.0">{28}over {14}+{6} over {14}+{11} over {14}</annotation>
  </semantics>
</math>
</file>

<file path=Object 18/content.xml><?xml version="1.0" encoding="utf-8"?>
<math xmlns="http://www.w3.org/1998/Math/MathML" display="block">
  <semantics>
    <mfrac>
      <mn>3</mn>
      <mn>7</mn>
    </mfrac>
    <annotation encoding="StarMath 5.0">{3}over {7}</annotation>
  </semantics>
</math>
</file>

<file path=Object 180/content.xml><?xml version="1.0" encoding="utf-8"?>
<math xmlns="http://www.w3.org/1998/Math/MathML" display="block">
  <semantics>
    <mfrac>
      <mn>45</mn>
      <mn>14</mn>
    </mfrac>
    <annotation encoding="StarMath 5.0">{45}over {14}</annotation>
  </semantics>
</math>
</file>

<file path=Object 181/content.xml><?xml version="1.0" encoding="utf-8"?>
<math xmlns="http://www.w3.org/1998/Math/MathML" display="block">
  <semantics>
    <mrow>
      <mfrac>
        <mn>5</mn>
        <mn>3</mn>
      </mfrac>
      <mo stretchy="false">+</mo>
      <mfrac>
        <mn>2</mn>
        <mn>3</mn>
      </mfrac>
      <mo stretchy="false">−</mo>
      <mfrac>
        <mn>1</mn>
        <mn>3</mn>
      </mfrac>
    </mrow>
    <annotation encoding="StarMath 5.0">{5}over {3}+{2} over {3}-{1} over {3}</annotation>
  </semantics>
</math>
</file>

<file path=Object 182/content.xml><?xml version="1.0" encoding="utf-8"?>
<math xmlns="http://www.w3.org/1998/Math/MathML" display="block">
  <semantics>
    <mfrac>
      <mn>6</mn>
      <mn>3</mn>
    </mfrac>
    <annotation encoding="StarMath 5.0">{6}over {3}</annotation>
  </semantics>
</math>
</file>

<file path=Object 18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34</math:mn>
          <math:mn>34</math:mn>
        </math:mfrac>
        <math:mo math:stretchy="false"></math:mo>
        <math:mfrac>
          <math:mn>9</math:mn>
          <math:mn>34</math:mn>
        </math:mfrac>
      </math:mrow>
      <math:mo math:stretchy="false"></math:mo>
      <math:mfrac>
        <math:mn>51</math:mn>
        <math:mn>34</math:mn>
      </math:mfrac>
    </math:mrow>
    <math:annotation math:encoding="StarMath 5.0">{34}over {34}+{9} over {34}+{51} over {34}</math:annotation>
  </math:semantics>
</math:math>
</file>

<file path=Object 184/content.xml><?xml version="1.0" encoding="utf-8"?>
<math xmlns="http://www.w3.org/1998/Math/MathML" display="block">
  <semantics>
    <mfrac>
      <mn>94</mn>
      <mn>34</mn>
    </mfrac>
    <annotation encoding="StarMath 5.0">{94}over {34}</annotation>
  </semantics>
</math>
</file>

<file path=Object 185/content.xml><?xml version="1.0" encoding="utf-8"?>
<math xmlns="http://www.w3.org/1998/Math/MathML" display="block">
  <semantics>
    <mfrac>
      <mrow>
        <mn>47</mn>
        <mo stretchy="false">×</mo>
        <mn>2</mn>
      </mrow>
      <mrow>
        <mn>17</mn>
        <mo stretchy="false">×</mo>
        <mn>2</mn>
      </mrow>
    </mfrac>
    <annotation encoding="StarMath 5.0">{{47}times 2}over {{17}times 2}</annotation>
  </semantics>
</math>
</file>

<file path=Object 186/content.xml><?xml version="1.0" encoding="utf-8"?>
<math xmlns="http://www.w3.org/1998/Math/MathML" display="block">
  <semantics>
    <mfrac>
      <mn>47</mn>
      <mn>17</mn>
    </mfrac>
    <annotation encoding="StarMath 5.0">{47} over {17}</annotation>
  </semantics>
</math>
</file>

<file path=Object 187/content.xml><?xml version="1.0" encoding="utf-8"?>
<math xmlns="http://www.w3.org/1998/Math/MathML" display="block">
  <semantics>
    <mrow>
      <mfrac>
        <mn>99</mn>
        <mn>121</mn>
      </mfrac>
      <mo stretchy="false">−</mo>
      <mfrac>
        <mn>4</mn>
        <mn>121</mn>
      </mfrac>
    </mrow>
    <annotation encoding="StarMath 5.0">{99}over {121}-{4}over {121}</annotation>
  </semantics>
</math>
</file>

<file path=Object 188/content.xml><?xml version="1.0" encoding="utf-8"?>
<math xmlns="http://www.w3.org/1998/Math/MathML" display="block">
  <semantics>
    <mfrac>
      <mn>95</mn>
      <mn>121</mn>
    </mfrac>
    <annotation encoding="StarMath 5.0">{95}over {121}</annotation>
  </semantics>
</math>
</file>

<file path=Object 189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12</math:mn>
      </math:mfrac>
      <math:mo math:stretchy="false">+</math:mo>
      <math:mfrac>
        <math:mn>7</math:mn>
        <math:mn>12</math:mn>
      </math:mfrac>
    </math:mrow>
    <math:annotation math:encoding="StarMath 5.0">{5}over {12}+{7}over {12}</math:annotation>
  </math:semantics>
</math:math>
</file>

<file path=Object 19/content.xml><?xml version="1.0" encoding="utf-8"?>
<math xmlns="http://www.w3.org/1998/Math/MathML" display="block">
  <semantics>
    <mfrac>
      <mn>11</mn>
      <mn>14</mn>
    </mfrac>
    <annotation encoding="StarMath 5.0">{11}over {14}</annotation>
  </semantics>
</math>
</file>

<file path=Object 190/content.xml><?xml version="1.0" encoding="utf-8"?>
<math xmlns="http://www.w3.org/1998/Math/MathML" display="block">
  <semantics>
    <mfrac>
      <mn>12</mn>
      <mn>12</mn>
    </mfrac>
    <annotation encoding="StarMath 5.0">{12}over {12}</annotation>
  </semantics>
</math>
</file>

<file path=Object 191/content.xml><?xml version="1.0" encoding="utf-8"?>
<math xmlns="http://www.w3.org/1998/Math/MathML" display="block">
  <semantics>
    <mrow>
      <mfrac>
        <mn>18</mn>
        <mn>2</mn>
      </mfrac>
      <mo stretchy="false">−</mo>
      <mfrac>
        <mn>15</mn>
        <mn>2</mn>
      </mfrac>
      <mo stretchy="false">−</mo>
      <mfrac>
        <mn>3</mn>
        <mn>2</mn>
      </mfrac>
    </mrow>
    <annotation encoding="StarMath 5.0">{18}over {2}-{15}over {2}-{3}over {2}</annotation>
  </semantics>
</math>
</file>

<file path=Object 192/content.xml><?xml version="1.0" encoding="utf-8"?>
<math xmlns="http://www.w3.org/1998/Math/MathML" display="block">
  <semantics>
    <mrow>
      <mfrac>
        <mn>3</mn>
        <mn>2</mn>
      </mfrac>
      <mo stretchy="false">−</mo>
      <mfrac>
        <mn>3</mn>
        <mn>2</mn>
      </mfrac>
    </mrow>
    <annotation encoding="StarMath 5.0">{3}over {2}-{3}over {2}</annotation>
  </semantics>
</math>
</file>

<file path=Object 193/content.xml><?xml version="1.0" encoding="utf-8"?>
<math xmlns="http://www.w3.org/1998/Math/MathML" display="block">
  <semantics>
    <mrow>
      <mfrac>
        <mn>8</mn>
        <mn>8</mn>
      </mfrac>
      <mo stretchy="false">−</mo>
      <mfrac>
        <mn>5</mn>
        <mn>8</mn>
      </mfrac>
      <mo stretchy="false">+</mo>
      <mfrac>
        <mn>3</mn>
        <mn>8</mn>
      </mfrac>
    </mrow>
    <annotation encoding="StarMath 5.0">{8}over {8}-{5}over {8}+{3}over {8}</annotation>
  </semantics>
</math>
</file>

<file path=Object 194/content.xml><?xml version="1.0" encoding="utf-8"?>
<math xmlns="http://www.w3.org/1998/Math/MathML" display="block">
  <semantics>
    <mfrac>
      <mn>6</mn>
      <mn>8</mn>
    </mfrac>
    <annotation encoding="StarMath 5.0">{6} over {8}</annotation>
  </semantics>
</math>
</file>

<file path=Object 195/content.xml><?xml version="1.0" encoding="utf-8"?>
<math xmlns="http://www.w3.org/1998/Math/MathML" display="block">
  <semantics>
    <mfrac>
      <mrow>
        <mn>3</mn>
        <mo stretchy="false">×</mo>
        <mn>2</mn>
      </mrow>
      <mrow>
        <mn>4</mn>
        <mo stretchy="false">×</mo>
        <mn>2</mn>
      </mrow>
    </mfrac>
    <annotation encoding="StarMath 5.0">{{3}times 2}over {{4}times 2}</annotation>
  </semantics>
</math>
</file>

<file path=Object 196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

<file path=Object 197/content.xml><?xml version="1.0" encoding="utf-8"?>
<math xmlns="http://www.w3.org/1998/Math/MathML" display="block">
  <semantics>
    <mfrac>
      <mn>5</mn>
      <mn>9</mn>
    </mfrac>
    <annotation encoding="StarMath 5.0">{5} over {9}</annotation>
  </semantics>
</math>
</file>

<file path=Object 198/content.xml><?xml version="1.0" encoding="utf-8"?>
<math xmlns="http://www.w3.org/1998/Math/MathML" display="block">
  <semantics>
    <mrow>
      <mfrac>
        <mn>8</mn>
        <mn>9</mn>
      </mfrac>
      <mo stretchy="false">−</mo>
      <mfrac>
        <mrow>
          <mn>1</mn>
          <mo stretchy="false">×</mo>
          <mn>3</mn>
        </mrow>
        <mrow>
          <mn>3</mn>
          <mo stretchy="false">×</mo>
          <mn>3</mn>
        </mrow>
      </mfrac>
    </mrow>
    <annotation encoding="StarMath 5.0">{8}over {9}-{{{1}} times{{3}}} over {{{3}} times{{3}}}</annotation>
  </semantics>
</math>
</file>

<file path=Object 199/content.xml><?xml version="1.0" encoding="utf-8"?>
<math xmlns="http://www.w3.org/1998/Math/MathML" display="block">
  <semantics>
    <mrow>
      <mfrac>
        <mn>8</mn>
        <mn>9</mn>
      </mfrac>
      <mo stretchy="false">−</mo>
      <mfrac>
        <mn>3</mn>
        <mn>9</mn>
      </mfrac>
    </mrow>
    <annotation encoding="StarMath 5.0">{8} over {9}-{3}over {9}</annotation>
  </semantics>
</math>
</file>

<file path=Object 2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20/content.xml><?xml version="1.0" encoding="utf-8"?>
<math xmlns="http://www.w3.org/1998/Math/MathML" display="block">
  <semantics>
    <mfrac>
      <mn>15</mn>
      <mn>9</mn>
    </mfrac>
    <annotation encoding="StarMath 5.0">{15}over {9}</annotation>
  </semantics>
</math>
</file>

<file path=Object 200/content.xml><?xml version="1.0" encoding="utf-8"?>
<math xmlns="http://www.w3.org/1998/Math/MathML" display="block">
  <semantics>
    <mfrac>
      <mn>13</mn>
      <mn>2</mn>
    </mfrac>
    <annotation encoding="StarMath 5.0">{13}over {2}</annotation>
  </semantics>
</math>
</file>

<file path=Object 201/content.xml><?xml version="1.0" encoding="utf-8"?>
<math xmlns="http://www.w3.org/1998/Math/MathML" display="block">
  <semantics>
    <mrow>
      <mfrac>
        <mrow>
          <mn>5</mn>
          <mo stretchy="false">×</mo>
          <mn>2</mn>
        </mrow>
        <mrow>
          <mn>1</mn>
          <mo stretchy="false">×</mo>
          <mn>2</mn>
        </mrow>
      </mfrac>
      <mo stretchy="false">+</mo>
      <mfrac>
        <mn>3</mn>
        <mn>2</mn>
      </mfrac>
    </mrow>
    <annotation encoding="StarMath 5.0">{5} times{2} over {{1} times{2}}+{3}over {2}</annotation>
  </semantics>
</math>
</file>

<file path=Object 202/content.xml><?xml version="1.0" encoding="utf-8"?>
<math xmlns="http://www.w3.org/1998/Math/MathML" display="block">
  <semantics>
    <mrow>
      <mfrac>
        <mn>10</mn>
        <mn>2</mn>
      </mfrac>
      <mo stretchy="false">+</mo>
      <mfrac>
        <mn>3</mn>
        <mn>2</mn>
      </mfrac>
    </mrow>
    <annotation encoding="StarMath 5.0">{10}over {2}+{3} over {2}</annotation>
  </semantics>
</math>
</file>

<file path=Object 203/content.xml><?xml version="1.0" encoding="utf-8"?>
<math xmlns="http://www.w3.org/1998/Math/MathML" display="block">
  <semantics>
    <mfrac>
      <mn>16</mn>
      <mn>7</mn>
    </mfrac>
    <annotation encoding="StarMath 5.0">{16} over {7}</annotation>
  </semantics>
</math>
</file>

<file path=Object 204/content.xml><?xml version="1.0" encoding="utf-8"?>
<math xmlns="http://www.w3.org/1998/Math/MathML" display="block">
  <semantics>
    <mrow>
      <mfrac>
        <mrow>
          <mn>3</mn>
          <mo stretchy="false">×</mo>
          <mn>7</mn>
        </mrow>
        <mrow>
          <mn>1</mn>
          <mo stretchy="false">×</mo>
          <mn>7</mn>
        </mrow>
      </mfrac>
      <mo stretchy="false">−</mo>
      <mfrac>
        <mn>5</mn>
        <mn>7</mn>
      </mfrac>
    </mrow>
    <annotation encoding="StarMath 5.0">{3} times{7} over {{1} times{7}}-{5}over {7}</annotation>
  </semantics>
</math>
</file>

<file path=Object 205/content.xml><?xml version="1.0" encoding="utf-8"?>
<math xmlns="http://www.w3.org/1998/Math/MathML" display="block">
  <semantics>
    <mrow>
      <mfrac>
        <mrow>
          <mn>3</mn>
          <mo stretchy="false">×</mo>
          <mn>7</mn>
        </mrow>
        <mrow>
          <mn>1</mn>
          <mo stretchy="false">×</mo>
          <mn>7</mn>
        </mrow>
      </mfrac>
      <mo stretchy="false">−</mo>
      <mfrac>
        <mn>5</mn>
        <mn>7</mn>
      </mfrac>
    </mrow>
    <annotation encoding="StarMath 5.0">{3} times{7} over {{1} times{7}}-{5}over {7}</annotation>
  </semantics>
</math>
</file>

<file path=Object 206/content.xml><?xml version="1.0" encoding="utf-8"?>
<math xmlns="http://www.w3.org/1998/Math/MathML" display="block">
  <semantics>
    <mfrac>
      <mn>12</mn>
      <mn>5</mn>
    </mfrac>
    <annotation encoding="StarMath 5.0">{12}over {5}</annotation>
  </semantics>
</math>
</file>

<file path=Object 207/content.xml><?xml version="1.0" encoding="utf-8"?>
<math xmlns="http://www.w3.org/1998/Math/MathML" display="block">
  <semantics>
    <mrow>
      <mfrac>
        <mn>7</mn>
        <mn>5</mn>
      </mfrac>
      <mo stretchy="false">+</mo>
      <mfrac>
        <mn>5</mn>
        <mn>5</mn>
      </mfrac>
    </mrow>
    <annotation encoding="StarMath 5.0">{7}over {5}+{5} over {5}</annotation>
  </semantics>
</math>
</file>

<file path=Object 208/content.xml><?xml version="1.0" encoding="utf-8"?>
<math xmlns="http://www.w3.org/1998/Math/MathML" display="block">
  <semantics>
    <mrow>
      <mfrac>
        <mrow>
          <mn>13</mn>
          <mo stretchy="false">×</mo>
          <mn>4</mn>
        </mrow>
        <mrow>
          <mn>12</mn>
          <mo stretchy="false">×</mo>
          <mn>4</mn>
        </mrow>
      </mfrac>
      <mo stretchy="false">+</mo>
      <mfrac>
        <mn>19</mn>
        <mn>48</mn>
      </mfrac>
    </mrow>
    <annotation encoding="StarMath 5.0">{{{13}} times{{4}}} over {{{12}} times{{4}}}+{19}over {48}</annotation>
  </semantics>
</math>
</file>

<file path=Object 209/content.xml><?xml version="1.0" encoding="utf-8"?>
<math xmlns="http://www.w3.org/1998/Math/MathML" display="block">
  <semantics>
    <mfrac>
      <mn>71</mn>
      <mn>48</mn>
    </mfrac>
    <annotation encoding="StarMath 5.0">{71} over {48}</annotation>
  </semantics>
</math>
</file>

<file path=Object 21/content.xml><?xml version="1.0" encoding="utf-8"?>
<math xmlns="http://www.w3.org/1998/Math/MathML" display="block">
  <semantics>
    <mfrac>
      <mn>2</mn>
      <mn>3</mn>
    </mfrac>
    <annotation encoding="StarMath 5.0">{2}over {3}</annotation>
  </semantics>
</math>
</file>

<file path=Object 210/content.xml><?xml version="1.0" encoding="utf-8"?>
<math xmlns="http://www.w3.org/1998/Math/MathML" display="block">
  <semantics>
    <mrow>
      <mfrac>
        <mn>52</mn>
        <mn>48</mn>
      </mfrac>
      <mo stretchy="false">+</mo>
      <mfrac>
        <mn>19</mn>
        <mn>48</mn>
      </mfrac>
    </mrow>
    <annotation encoding="StarMath 5.0">{52}over {48}+{19} over {48}</annotation>
  </semantics>
</math>
</file>

<file path=Object 211/content.xml><?xml version="1.0" encoding="utf-8"?>
<math xmlns="http://www.w3.org/1998/Math/MathML" display="block">
  <semantics>
    <mfrac>
      <mn>74</mn>
      <mn>65</mn>
    </mfrac>
    <annotation encoding="StarMath 5.0">{74} over {65}</annotation>
  </semantics>
</math>
</file>

<file path=Object 212/content.xml><?xml version="1.0" encoding="utf-8"?>
<math xmlns="http://www.w3.org/1998/Math/MathML" display="block">
  <semantics>
    <mrow>
      <mfrac>
        <mrow>
          <mn>17</mn>
          <mo stretchy="false">×</mo>
          <mn>5</mn>
        </mrow>
        <mrow>
          <mn>13</mn>
          <mo stretchy="false">×</mo>
          <mn>5</mn>
        </mrow>
      </mfrac>
      <mo stretchy="false">−</mo>
      <mfrac>
        <mn>11</mn>
        <mn>65</mn>
      </mfrac>
    </mrow>
    <annotation encoding="StarMath 5.0">{{{17}} times{{5}}} over {{{13}} times{{5}}}-{11}over {65}</annotation>
  </semantics>
</math>
</file>

<file path=Object 213/content.xml><?xml version="1.0" encoding="utf-8"?>
<math xmlns="http://www.w3.org/1998/Math/MathML" display="block">
  <semantics>
    <mrow>
      <mfrac>
        <mn>85</mn>
        <mn>65</mn>
      </mfrac>
      <mo stretchy="false">−</mo>
      <mfrac>
        <mn>11</mn>
        <mn>65</mn>
      </mfrac>
    </mrow>
    <annotation encoding="StarMath 5.0">{85}over {65}-{11} over {65}</annotation>
  </semantics>
</math>
</file>

<file path=Object 214/content.xml><?xml version="1.0" encoding="utf-8"?>
<math xmlns="http://www.w3.org/1998/Math/MathML" display="block">
  <semantics>
    <mfrac>
      <mn>3</mn>
      <mn>7</mn>
    </mfrac>
    <annotation encoding="StarMath 5.0">{3} over {7}</annotation>
  </semantics>
</math>
</file>

<file path=Object 215/content.xml><?xml version="1.0" encoding="utf-8"?>
<math xmlns="http://www.w3.org/1998/Math/MathML" display="block">
  <semantics>
    <mfrac>
      <mn>6</mn>
      <mn>14</mn>
    </mfrac>
    <annotation encoding="StarMath 5.0">  {6}over{14}</annotation>
  </semantics>
</math>
</file>

<file path=Object 216/content.xml><?xml version="1.0" encoding="utf-8"?>
<math xmlns="http://www.w3.org/1998/Math/MathML" display="block">
  <semantics>
    <mfrac>
      <mrow>
        <mn>14</mn>
        <mo stretchy="false">−</mo>
        <mn>9</mn>
      </mrow>
      <mn>14</mn>
    </mfrac>
    <annotation encoding="StarMath 5.0">{14  - 9 }over  14</annotation>
  </semantics>
</math>
</file>

<file path=Object 217/content.xml><?xml version="1.0" encoding="utf-8"?>
<math xmlns="http://www.w3.org/1998/Math/MathML" display="block">
  <semantics>
    <mfrac>
      <mn>5</mn>
      <mn>14</mn>
    </mfrac>
    <annotation encoding="StarMath 5.0">  { 5 } over{ 14}</annotation>
  </semantics>
</math>
</file>

<file path=Object 218/content.xml><?xml version="1.0" encoding="utf-8"?>
<math xmlns="http://www.w3.org/1998/Math/MathML" display="block">
  <semantics>
    <mrow>
      <mrow>
        <mo fence="true" form="prefix" stretchy="true">(</mo>
        <mrow>
          <mrow>
            <mfrac>
              <mn>3</mn>
              <mn>30</mn>
            </mfrac>
            <mo stretchy="false">+</mo>
            <mfrac>
              <mn>1</mn>
              <mn>30</mn>
            </mfrac>
          </mrow>
        </mrow>
        <mo fence="true" form="postfix" stretchy="true">)</mo>
      </mrow>
      <mo stretchy="false">−</mo>
      <mrow>
        <mo fence="true" form="prefix" stretchy="true">(</mo>
        <mrow>
          <mrow>
            <mfrac>
              <mn>6</mn>
              <mn>30</mn>
            </mfrac>
            <mo stretchy="false">−</mo>
            <mfrac>
              <mn>2</mn>
              <mn>30</mn>
            </mfrac>
          </mrow>
        </mrow>
        <mo fence="true" form="postfix" stretchy="true">)</mo>
      </mrow>
    </mrow>
    <annotation encoding="StarMath 5.0">left({3}over {30} + {1}over {30}right)-left({6}over {30} - {2}over {30}right)</annotation>
  </semantics>
</math>
</file>

<file path=Object 219/content.xml><?xml version="1.0" encoding="utf-8"?>
<math xmlns="http://www.w3.org/1998/Math/MathML" display="block">
  <semantics>
    <mrow>
      <mfrac>
        <mn>4</mn>
        <mn>30</mn>
      </mfrac>
      <mo stretchy="false">−</mo>
      <mfrac>
        <mn>4</mn>
        <mn>30</mn>
      </mfrac>
    </mrow>
    <annotation encoding="StarMath 5.0">{4}over {30}-{4}over {30}</annotation>
  </semantics>
</math>
</file>

<file path=Object 22/content.xml><?xml version="1.0" encoding="utf-8"?>
<math xmlns="http://www.w3.org/1998/Math/MathML" display="block">
  <semantics>
    <mfrac>
      <mn>6</mn>
      <mn>18</mn>
    </mfrac>
    <annotation encoding="StarMath 5.0">{6}over {18}</annotation>
  </semantics>
</math>
</file>

<file path=Object 220/content.xml><?xml version="1.0" encoding="utf-8"?>
<math xmlns="http://www.w3.org/1998/Math/MathML" display="block">
  <semantics>
    <mrow>
      <mfrac>
        <mn>11</mn>
        <mn>7</mn>
      </mfrac>
      <mrow>
        <mspace width="0.5em"/>
        <mo stretchy="false">+</mo>
        <mspace width="0.5em"/>
      </mrow>
      <mfrac>
        <mn>1</mn>
        <mn>7</mn>
      </mfrac>
      <mrow>
        <mspace width="0.5em"/>
        <mo stretchy="false">+</mo>
        <mspace width="0.5em"/>
      </mrow>
      <mfrac>
        <mn>2</mn>
        <mn>7</mn>
      </mfrac>
    </mrow>
    <annotation encoding="StarMath 5.0">{11}over {7}`+`{1}over {7}`+`{2}over {7}</annotation>
  </semantics>
</math>
</file>

<file path=Object 221/content.xml><?xml version="1.0" encoding="utf-8"?>
<math xmlns="http://www.w3.org/1998/Math/MathML" display="block">
  <semantics>
    <mfrac>
      <mn>14</mn>
      <mn>7</mn>
    </mfrac>
    <annotation encoding="StarMath 5.0">{14}over {7}</annotation>
  </semantics>
</math>
</file>

<file path=Object 222/content.xml><?xml version="1.0" encoding="utf-8"?>
<math xmlns="http://www.w3.org/1998/Math/MathML" display="block">
  <semantics>
    <mfrac>
      <mn>7</mn>
      <mn>36</mn>
    </mfrac>
    <annotation encoding="StarMath 5.0">  { 7} over{ 36}</annotation>
  </semantics>
</math>
</file>

<file path=Object 223/content.xml><?xml version="1.0" encoding="utf-8"?>
<math xmlns="http://www.w3.org/1998/Math/MathML" display="block">
  <semantics>
    <mrow>
      <mfrac>
        <mn>1</mn>
        <mn>4</mn>
      </mfrac>
      <mo stretchy="false">=</mo>
      <mfrac>
        <mn>9</mn>
        <mn>36</mn>
      </mfrac>
    </mrow>
    <annotation encoding="StarMath 5.0">  {1} over{4}={9} over{36}</annotation>
  </semantics>
</math>
</file>

<file path=Object 224/content.xml><?xml version="1.0" encoding="utf-8"?>
<math xmlns="http://www.w3.org/1998/Math/MathML" display="block">
  <semantics>
    <mrow>
      <mfrac>
        <mn>1</mn>
        <mn>3</mn>
      </mfrac>
      <mo stretchy="false">=</mo>
      <mfrac>
        <mn>12</mn>
        <mn>36</mn>
      </mfrac>
    </mrow>
    <annotation encoding="StarMath 5.0">  {1} over{3}={12} over{36}</annotation>
  </semantics>
</math>
</file>

<file path=Object 225/content.xml><?xml version="1.0" encoding="utf-8"?>
<math xmlns="http://www.w3.org/1998/Math/MathML" display="block">
  <semantics>
    <mrow>
      <mfrac>
        <mn>1</mn>
        <mn>12</mn>
      </mfrac>
      <mo stretchy="false">=</mo>
      <mfrac>
        <mn>3</mn>
        <mn>36</mn>
      </mfrac>
    </mrow>
    <annotation encoding="StarMath 5.0">  {1} over{12}={3} over{36}</annotation>
  </semantics>
</math>
</file>

<file path=Object 226/content.xml><?xml version="1.0" encoding="utf-8"?>
<math xmlns="http://www.w3.org/1998/Math/MathML" display="block">
  <semantics>
    <mfrac>
      <mrow>
        <mn>9</mn>
        <mo stretchy="false">+</mo>
        <mn>12</mn>
        <mo stretchy="false">+</mo>
        <mn>3</mn>
        <mo stretchy="false">+</mo>
        <mn>5</mn>
      </mrow>
      <mn>36</mn>
    </mfrac>
    <annotation encoding="StarMath 5.0">{9 +  12 + 3 + 5} over { 36}</annotation>
  </semantics>
</math>
</file>

<file path=Object 227/content.xml><?xml version="1.0" encoding="utf-8"?>
<math xmlns="http://www.w3.org/1998/Math/MathML" display="block">
  <semantics>
    <mfrac>
      <mn>36</mn>
      <mn>36</mn>
    </mfrac>
    <annotation encoding="StarMath 5.0">  {36} over{ 36}</annotation>
  </semantics>
</math>
</file>

<file path=Object 228/content.xml><?xml version="1.0" encoding="utf-8"?>
<math xmlns="http://www.w3.org/1998/Math/MathML" display="block">
  <semantics>
    <mfrac>
      <mn>29</mn>
      <mn>36</mn>
    </mfrac>
    <annotation encoding="StarMath 5.0">  {29} over{ 36}</annotation>
  </semantics>
</math>
</file>

<file path=Object 229/content.xml><?xml version="1.0" encoding="utf-8"?>
<math xmlns="http://www.w3.org/1998/Math/MathML" display="block">
  <semantics>
    <mfrac>
      <mn>7</mn>
      <mn>36</mn>
    </mfrac>
    <annotation encoding="StarMath 5.0">  { 7} over{ 36}</annotation>
  </semantics>
</math>
</file>

<file path=Object 23/content.xml><?xml version="1.0" encoding="utf-8"?>
<math xmlns="http://www.w3.org/1998/Math/MathML" display="block">
  <semantics>
    <mfrac>
      <mn>9</mn>
      <mn>34</mn>
    </mfrac>
    <annotation encoding="StarMath 5.0">{9}over {34}</annotation>
  </semantics>
</math>
</file>

<file path=Object 230/content.xml><?xml version="1.0" encoding="utf-8"?>
<math xmlns="http://www.w3.org/1998/Math/MathML" display="block">
  <semantics>
    <mrow>
      <mfrac>
        <mn>7</mn>
        <mn>18</mn>
      </mfrac>
      <mo stretchy="false">+</mo>
      <mfrac>
        <mn>6</mn>
        <mn>18</mn>
      </mfrac>
      <mo stretchy="false">+</mo>
      <mfrac>
        <mn>10</mn>
        <mn>18</mn>
      </mfrac>
    </mrow>
    <annotation encoding="StarMath 5.0">{7} over {18}+{6} over {18}+{10} over {18}</annotation>
  </semantics>
</math>
</file>

<file path=Object 231/content.xml><?xml version="1.0" encoding="utf-8"?>
<math xmlns="http://www.w3.org/1998/Math/MathML" display="block">
  <semantics>
    <mfrac>
      <mn>23</mn>
      <mn>18</mn>
    </mfrac>
    <annotation encoding="StarMath 5.0">{23}over {18}</annotation>
  </semantics>
</math>
</file>

<file path=Object 232/content.xml><?xml version="1.0" encoding="utf-8"?>
<math xmlns="http://www.w3.org/1998/Math/MathML" display="block">
  <semantics>
    <mrow>
      <mfrac>
        <mn>8</mn>
        <mn>5</mn>
      </mfrac>
      <mo stretchy="false">−</mo>
      <mfrac>
        <mn>3</mn>
        <mn>10</mn>
      </mfrac>
    </mrow>
    <annotation encoding="StarMath 5.0">{8}over {5}-{3}over {10}</annotation>
  </semantics>
</math>
</file>

<file path=Object 233/content.xml><?xml version="1.0" encoding="utf-8"?>
<math xmlns="http://www.w3.org/1998/Math/MathML" display="block">
  <semantics>
    <mrow>
      <mfrac>
        <mn>16</mn>
        <mn>10</mn>
      </mfrac>
      <mo stretchy="false">−</mo>
      <mfrac>
        <mn>3</mn>
        <mn>10</mn>
      </mfrac>
    </mrow>
    <annotation encoding="StarMath 5.0">{16}over {10}-{3}over {10}</annotation>
  </semantics>
</math>
</file>

<file path=Object 234/content.xml><?xml version="1.0" encoding="utf-8"?>
<math xmlns="http://www.w3.org/1998/Math/MathML" display="block">
  <semantics>
    <mfrac>
      <mn>13</mn>
      <mn>10</mn>
    </mfrac>
    <annotation encoding="StarMath 5.0">{13}over {10}</annotation>
  </semantics>
</math>
</file>

<file path=Object 24/content.xml><?xml version="1.0" encoding="utf-8"?>
<math xmlns="http://www.w3.org/1998/Math/MathML" display="block">
  <semantics>
    <mfrac>
      <mn>3</mn>
      <mn>2</mn>
    </mfrac>
    <annotation encoding="StarMath 5.0">{3}over {2}</annotation>
  </semantics>
</math>
</file>

<file path=Object 25/content.xml><?xml version="1.0" encoding="utf-8"?>
<math xmlns="http://www.w3.org/1998/Math/MathML" display="block">
  <semantics>
    <mfrac>
      <mn>9</mn>
      <mn>11</mn>
    </mfrac>
    <annotation encoding="StarMath 5.0">{9}over {11}</annotation>
  </semantics>
</math>
</file>

<file path=Object 26/content.xml><?xml version="1.0" encoding="utf-8"?>
<math xmlns="http://www.w3.org/1998/Math/MathML" display="block">
  <semantics>
    <mfrac>
      <mn>4</mn>
      <mn>121</mn>
    </mfrac>
    <annotation encoding="StarMath 5.0">{4}over {121}</annotation>
  </semantics>
</math>
</file>

<file path=Object 27/content.xml><?xml version="1.0" encoding="utf-8"?>
<math xmlns="http://www.w3.org/1998/Math/MathML" display="block">
  <semantics>
    <mfrac>
      <mn>10</mn>
      <mn>24</mn>
    </mfrac>
    <annotation encoding="StarMath 5.0">{10} over {24}</annotation>
  </semantics>
</math>
</file>

<file path=Object 28/content.xml><?xml version="1.0" encoding="utf-8"?>
<math xmlns="http://www.w3.org/1998/Math/MathML" display="block">
  <semantics>
    <mfrac>
      <mn>21</mn>
      <mn>36</mn>
    </mfrac>
    <annotation encoding="StarMath 5.0">{21}over {36}</annotation>
  </semantics>
</math>
</file>

<file path=Object 29/content.xml><?xml version="1.0" encoding="utf-8"?>
<math xmlns="http://www.w3.org/1998/Math/MathML" display="block">
  <semantics>
    <mfrac>
      <mn>3</mn>
      <mn>9</mn>
    </mfrac>
    <annotation encoding="StarMath 5.0">{{3}over {9}}</annotation>
  </semantics>
</math>
</file>

<file path=Object 3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30/content.xml><?xml version="1.0" encoding="utf-8"?>
<math xmlns="http://www.w3.org/1998/Math/MathML" display="block">
  <semantics>
    <mfrac>
      <mrow>
        <mn>5</mn>
        <mo stretchy="false">+</mo>
        <mn>3</mn>
      </mrow>
      <mn>9</mn>
    </mfrac>
    <annotation encoding="StarMath 5.0">{5+3} over {9}</annotation>
  </semantics>
</math>
</file>

<file path=Object 31/content.xml><?xml version="1.0" encoding="utf-8"?>
<math xmlns="http://www.w3.org/1998/Math/MathML" display="block">
  <semantics>
    <mfrac>
      <mn>8</mn>
      <mn>9</mn>
    </mfrac>
    <annotation encoding="StarMath 5.0">8 over {9}</annotation>
  </semantics>
</math>
</file>

<file path=Object 32/content.xml><?xml version="1.0" encoding="utf-8"?>
<math xmlns="http://www.w3.org/1998/Math/MathML" display="block">
  <semantics>
    <mfrac>
      <mn>1</mn>
      <mn>7</mn>
    </mfrac>
    <annotation encoding="StarMath 5.0">{{1}over {7}}</annotation>
  </semantics>
</math>
</file>

<file path=Object 33/content.xml><?xml version="1.0" encoding="utf-8"?>
<math xmlns="http://www.w3.org/1998/Math/MathML" display="block">
  <semantics>
    <mfrac>
      <mrow>
        <mn>3</mn>
        <mo stretchy="false">−</mo>
        <mn>1</mn>
      </mrow>
      <mn>7</mn>
    </mfrac>
    <annotation encoding="StarMath 5.0">{3-1}over {7}</annotation>
  </semantics>
</math>
</file>

<file path=Object 34/content.xml><?xml version="1.0" encoding="utf-8"?>
<math xmlns="http://www.w3.org/1998/Math/MathML" display="block">
  <semantics>
    <mfrac>
      <mn>2</mn>
      <mn>7</mn>
    </mfrac>
    <annotation encoding="StarMath 5.0">{2} over {7}</annotation>
  </semantics>
</math>
</file>

<file path=Object 35/content.xml><?xml version="1.0" encoding="utf-8"?>
<math xmlns="http://www.w3.org/1998/Math/MathML" display="block">
  <semantics>
    <mfrac>
      <mn>3</mn>
      <mn>14</mn>
    </mfrac>
    <annotation encoding="StarMath 5.0">{3}over {14}</annotation>
  </semantics>
</math>
</file>

<file path=Object 36/content.xml><?xml version="1.0" encoding="utf-8"?>
<math xmlns="http://www.w3.org/1998/Math/MathML" display="block">
  <semantics>
    <mfrac>
      <mn>1</mn>
      <mn>14</mn>
    </mfrac>
    <annotation encoding="StarMath 5.0">{1}over {14}</annotation>
  </semantics>
</math>
</file>

<file path=Object 37/content.xml><?xml version="1.0" encoding="utf-8"?>
<math xmlns="http://www.w3.org/1998/Math/MathML" display="block">
  <semantics>
    <mfrac>
      <mn>5</mn>
      <mn>14</mn>
    </mfrac>
    <annotation encoding="StarMath 5.0">{5}over {14}</annotation>
  </semantics>
</math>
</file>

<file path=Object 38/content.xml><?xml version="1.0" encoding="utf-8"?>
<math xmlns="http://www.w3.org/1998/Math/MathML" display="block">
  <semantics>
    <mfrac>
      <mrow>
        <mn>3</mn>
        <mo stretchy="false">+</mo>
        <mn>1</mn>
        <mo stretchy="false">+</mo>
        <mn>5</mn>
      </mrow>
      <mn>14</mn>
    </mfrac>
    <annotation encoding="StarMath 5.0">{3+1+5}over {14}</annotation>
  </semantics>
</math>
</file>

<file path=Object 39/content.xml><?xml version="1.0" encoding="utf-8"?>
<math xmlns="http://www.w3.org/1998/Math/MathML" display="block">
  <semantics>
    <mfrac>
      <mn>9</mn>
      <mn>14</mn>
    </mfrac>
    <annotation encoding="StarMath 5.0">{9} over {14}</annotation>
  </semantics>
</math>
</file>

<file path=Object 4/content.xml><?xml version="1.0" encoding="utf-8"?>
<math xmlns="http://www.w3.org/1998/Math/MathML" display="block">
  <semantics>
    <mfrac>
      <mn>22</mn>
      <mn>6</mn>
    </mfrac>
    <annotation encoding="StarMath 5.0">{22} over {6}</annotation>
  </semantics>
</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frac>
        <math:mn>6</math:mn>
        <math:mn>17</math:mn>
      </math:mfrac>
      <math:mo math:stretchy="false"></math:mo>
      <math:mfrac>
        <math:mn>4</math:mn>
        <math:mn>17</math:mn>
      </math:mfrac>
    </math:mrow>
    <math:annotation math:encoding="StarMath 5.0">{6} over {17}+{4} over {17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frac>
      <math:mrow>
        <math:mn>6</math:mn>
        <math:mo math:stretchy="false"></math:mo>
        <math:mn>4</math:mn>
      </math:mrow>
      <math:mn>17</math:mn>
    </math:mfrac>
    <math:annotation math:encoding="StarMath 5.0">{6+4} over {17}</math:annotation>
  </math:semantics>
</math:math>
</file>

<file path=Object 42/content.xml><?xml version="1.0" encoding="utf-8"?>
<math xmlns="http://www.w3.org/1998/Math/MathML" display="block">
  <semantics>
    <mfrac>
      <mn>10</mn>
      <mn>17</mn>
    </mfrac>
    <annotation encoding="StarMath 5.0">{10}over {17}</annotation>
  </semantics>
</math>
</file>

<file path=Object 43/content.xml><?xml version="1.0" encoding="utf-8"?>
<math xmlns="http://www.w3.org/1998/Math/MathML" display="block">
  <semantics>
    <mfrac>
      <mn>4</mn>
      <mn>9</mn>
    </mfrac>
    <annotation encoding="StarMath 5.0">{4} over {9}</annotation>
  </semantics>
</math>
</file>

<file path=Object 44/content.xml><?xml version="1.0" encoding="utf-8"?>
<math xmlns="http://www.w3.org/1998/Math/MathML" display="block">
  <semantics>
    <mfrac>
      <mn>3</mn>
      <mn>9</mn>
    </mfrac>
    <annotation encoding="StarMath 5.0">{3}over {9}</annotation>
  </semantics>
</math>
</file>

<file path=Object 45/content.xml><?xml version="1.0" encoding="utf-8"?>
<math xmlns="http://www.w3.org/1998/Math/MathML" display="block">
  <semantics>
    <mfrac>
      <mn>43</mn>
      <mn>78</mn>
    </mfrac>
    <annotation encoding="StarMath 5.0">{43} over {78}</annotation>
  </semantics>
</math>
</file>

<file path=Object 46/content.xml><?xml version="1.0" encoding="utf-8"?>
<math xmlns="http://www.w3.org/1998/Math/MathML" display="block">
  <semantics>
    <mfrac>
      <mn>28</mn>
      <mn>78</mn>
    </mfrac>
    <annotation encoding="StarMath 5.0">{28}over {78}</annotation>
  </semantics>
</math>
</file>

<file path=Object 47/content.xml><?xml version="1.0" encoding="utf-8"?>
<math xmlns="http://www.w3.org/1998/Math/MathML" display="block">
  <semantics>
    <mfrac>
      <mn>13</mn>
      <mn>17</mn>
    </mfrac>
    <annotation encoding="StarMath 5.0">{13} over {17}</annotation>
  </semantics>
</math>
</file>

<file path=Object 48/content.xml><?xml version="1.0" encoding="utf-8"?>
<math xmlns="http://www.w3.org/1998/Math/MathML" display="block">
  <semantics>
    <mfrac>
      <mn>2</mn>
      <mn>17</mn>
    </mfrac>
    <annotation encoding="StarMath 5.0">{2}over {17}</annotation>
  </semantics>
</math>
</file>

<file path=Object 49/content.xml><?xml version="1.0" encoding="utf-8"?>
<math xmlns="http://www.w3.org/1998/Math/MathML" display="block">
  <semantics>
    <mfrac>
      <mn>91</mn>
      <mn>121</mn>
    </mfrac>
    <annotation encoding="StarMath 5.0">{91} over {121}</annotation>
  </semantics>
</math>
</file>

<file path=Object 5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50/content.xml><?xml version="1.0" encoding="utf-8"?>
<math xmlns="http://www.w3.org/1998/Math/MathML" display="block">
  <semantics>
    <mfrac>
      <mn>90</mn>
      <mn>121</mn>
    </mfrac>
    <annotation encoding="StarMath 5.0">{90}over {121}</annotation>
  </semantics>
</math>
</file>

<file path=Object 51/content.xml><?xml version="1.0" encoding="utf-8"?>
<math xmlns="http://www.w3.org/1998/Math/MathML" display="block">
  <semantics>
    <mfrac>
      <mn>101</mn>
      <mn>4</mn>
    </mfrac>
    <annotation encoding="StarMath 5.0">{101} over {4}</annotation>
  </semantics>
</math>
</file>

<file path=Object 52/content.xml><?xml version="1.0" encoding="utf-8"?>
<math xmlns="http://www.w3.org/1998/Math/MathML" display="block">
  <semantics>
    <mfrac>
      <mn>26</mn>
      <mn>4</mn>
    </mfrac>
    <annotation encoding="StarMath 5.0">{26}over {4}</annotation>
  </semantics>
</math>
</file>

<file path=Object 53/content.xml><?xml version="1.0" encoding="utf-8"?>
<math xmlns="http://www.w3.org/1998/Math/MathML" display="block">
  <semantics>
    <mfrac>
      <mn>12</mn>
      <mn>12</mn>
    </mfrac>
    <annotation encoding="StarMath 5.0">{12} over {12}</annotation>
  </semantics>
</math>
</file>

<file path=Object 54/content.xml><?xml version="1.0" encoding="utf-8"?>
<math xmlns="http://www.w3.org/1998/Math/MathML" display="block">
  <semantics>
    <mfrac>
      <mn>12</mn>
      <mn>12</mn>
    </mfrac>
    <annotation encoding="StarMath 5.0">{12}over {12}</annotation>
  </semantics>
</math>
</file>

<file path=Object 55/content.xml><?xml version="1.0" encoding="utf-8"?>
<math xmlns="http://www.w3.org/1998/Math/MathML" display="block">
  <semantics>
    <mfrac>
      <mn>1</mn>
      <mn>6</mn>
    </mfrac>
    <annotation encoding="StarMath 5.0">{1} over {6}</annotation>
  </semantics>
</math>
</file>

<file path=Object 56/content.xml><?xml version="1.0" encoding="utf-8"?>
<math xmlns="http://www.w3.org/1998/Math/MathML" display="block">
  <semantics>
    <mfrac>
      <mn>3</mn>
      <mn>6</mn>
    </mfrac>
    <annotation encoding="StarMath 5.0">{3}over {6}</annotation>
  </semantics>
</math>
</file>

<file path=Object 57/content.xml><?xml version="1.0" encoding="utf-8"?>
<math xmlns="http://www.w3.org/1998/Math/MathML" display="block">
  <semantics>
    <mrow>
      <mn>9</mn>
      <mstyle mathsize="11pt">
        <mtext>−</mtext>
      </mstyle>
      <mfrac>
        <mstyle mathsize="10pt">
          <mn>15</mn>
        </mstyle>
        <mn>2</mn>
      </mfrac>
      <mstyle mathsize="11pt">
        <mtext>−</mtext>
      </mstyle>
      <mfrac>
        <mstyle mathsize="10pt">
          <mn>3</mn>
        </mstyle>
        <mn>2</mn>
      </mfrac>
    </mrow>
    <annotation encoding="StarMath 5.0">{9} size 11 "−" size 10 {15}over {2} size 11 "−" size 10 {3}over {2}</annotation>
  </semantics>
</math>
</file>

<file path=Object 58/content.xml><?xml version="1.0" encoding="utf-8"?>
<math xmlns="http://www.w3.org/1998/Math/MathML" display="block">
  <semantics>
    <mrow>
      <mn>1</mn>
      <mstyle mathsize="11pt">
        <mtext>−</mtext>
      </mstyle>
      <mstyle mathsize="10pt">
        <mfrac>
          <mn>5</mn>
          <mn>8</mn>
        </mfrac>
      </mstyle>
      <mstyle mathsize="13pt">
        <mrow>
          <mo stretchy="false">+</mo>
          <mstyle mathsize="10pt">
            <mfrac>
              <mn>3</mn>
              <mn>8</mn>
            </mfrac>
          </mstyle>
        </mrow>
      </mstyle>
    </mrow>
    <annotation encoding="StarMath 5.0">{1} size 11 "−" size 10 {{5} over {8}} size 13 + size 10 {{3} over {8}}</annotation>
  </semantics>
</math>
</file>

<file path=Object 59/content.xml><?xml version="1.0" encoding="utf-8"?>
<math xmlns="http://www.w3.org/1998/Math/MathML" display="block">
  <semantics>
    <mfrac>
      <mn>25</mn>
      <mn>33</mn>
    </mfrac>
    <annotation encoding="StarMath 5.0">{25} over {33}</annotation>
  </semantics>
</math>
</file>

<file path=Object 6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60/content.xml><?xml version="1.0" encoding="utf-8"?>
<math xmlns="http://www.w3.org/1998/Math/MathML" display="block">
  <semantics>
    <mfrac>
      <mn>19</mn>
      <mn>33</mn>
    </mfrac>
    <annotation encoding="StarMath 5.0">{19}over {33}</annotation>
  </semantics>
</math>
</file>

<file path=Object 61/content.xml><?xml version="1.0" encoding="utf-8"?>
<math xmlns="http://www.w3.org/1998/Math/MathML" display="block">
  <semantics>
    <mfrac>
      <mn>17</mn>
      <mn>18</mn>
    </mfrac>
    <annotation encoding="StarMath 5.0">{17} over {18}</annotation>
  </semantics>
</math>
</file>

<file path=Object 62/content.xml><?xml version="1.0" encoding="utf-8"?>
<math xmlns="http://www.w3.org/1998/Math/MathML" display="block">
  <semantics>
    <mfrac>
      <mn>19</mn>
      <mn>18</mn>
    </mfrac>
    <annotation encoding="StarMath 5.0">{19}over {18}</annotation>
  </semantics>
</math>
</file>

<file path=Object 63/content.xml><?xml version="1.0" encoding="utf-8"?>
<math xmlns="http://www.w3.org/1998/Math/MathML" display="block">
  <semantics>
    <mfrac>
      <mn>15</mn>
      <mn>37</mn>
    </mfrac>
    <annotation encoding="StarMath 5.0">{15} over {37}</annotation>
  </semantics>
</math>
</file>

<file path=Object 64/content.xml><?xml version="1.0" encoding="utf-8"?>
<math xmlns="http://www.w3.org/1998/Math/MathML" display="block">
  <semantics>
    <mfrac>
      <mn>22</mn>
      <mn>37</mn>
    </mfrac>
    <annotation encoding="StarMath 5.0">{22}over {37}</annotation>
  </semantics>
</math>
</file>

<file path=Object 65/content.xml><?xml version="1.0" encoding="utf-8"?>
<math xmlns="http://www.w3.org/1998/Math/MathML" display="block">
  <semantics>
    <mfrac>
      <mn>45</mn>
      <mn>143</mn>
    </mfrac>
    <annotation encoding="StarMath 5.0">{45} over {143}</annotation>
  </semantics>
</math>
</file>

<file path=Object 66/content.xml><?xml version="1.0" encoding="utf-8"?>
<math xmlns="http://www.w3.org/1998/Math/MathML" display="block">
  <semantics>
    <mfrac>
      <mn>20</mn>
      <mn>143</mn>
    </mfrac>
    <annotation encoding="StarMath 5.0">{20}over {143}</annotation>
  </semantics>
</math>
</file>

<file path=Object 67/content.xml><?xml version="1.0" encoding="utf-8"?>
<math xmlns="http://www.w3.org/1998/Math/MathML" display="block">
  <semantics>
    <mfrac>
      <mn>1</mn>
      <mn>27</mn>
    </mfrac>
    <annotation encoding="StarMath 5.0">{1}over {27}</annotation>
  </semantics>
</math>
</file>

<file path=Object 68/content.xml><?xml version="1.0" encoding="utf-8"?>
<math xmlns="http://www.w3.org/1998/Math/MathML" display="block">
  <semantics>
    <mfrac>
      <mn>4</mn>
      <mn>27</mn>
    </mfrac>
    <annotation encoding="StarMath 5.0">{4}over {27}</annotation>
  </semantics>
</math>
</file>

<file path=Object 69/content.xml><?xml version="1.0" encoding="utf-8"?>
<math xmlns="http://www.w3.org/1998/Math/MathML" display="block">
  <semantics>
    <mfrac>
      <mn>7</mn>
      <mn>27</mn>
    </mfrac>
    <annotation encoding="StarMath 5.0">{7}over {27}</annotation>
  </semantics>
</math>
</file>

<file path=Object 7/content.xml><?xml version="1.0" encoding="utf-8"?>
<math xmlns="http://www.w3.org/1998/Math/MathML" display="block">
  <semantics>
    <mfrac>
      <mrow>
        <mn>7</mn>
        <mo stretchy="false">−</mo>
        <mn>5</mn>
      </mrow>
      <mn>3</mn>
    </mfrac>
    <annotation encoding="StarMath 5.0">{ 7 - 5 } over {3}</annotation>
  </semantics>
</math>
</file>

<file path=Object 70/content.xml><?xml version="1.0" encoding="utf-8"?>
<math xmlns="http://www.w3.org/1998/Math/MathML" display="block">
  <semantics>
    <mfrac>
      <mn>16</mn>
      <mn>28</mn>
    </mfrac>
    <annotation encoding="StarMath 5.0">{16}over {28}</annotation>
  </semantics>
</math>
</file>

<file path=Object 71/content.xml><?xml version="1.0" encoding="utf-8"?>
<math xmlns="http://www.w3.org/1998/Math/MathML" display="block">
  <semantics>
    <mfrac>
      <mn>7</mn>
      <mn>28</mn>
    </mfrac>
    <annotation encoding="StarMath 5.0">{7}over {28}</annotation>
  </semantics>
</math>
</file>

<file path=Object 72/content.xml><?xml version="1.0" encoding="utf-8"?>
<math xmlns="http://www.w3.org/1998/Math/MathML" display="block">
  <semantics>
    <mfrac>
      <mn>5</mn>
      <mn>28</mn>
    </mfrac>
    <annotation encoding="StarMath 5.0">{5}over {28}</annotation>
  </semantics>
</math>
</file>

<file path=Object 73/content.xml><?xml version="1.0" encoding="utf-8"?>
<math xmlns="http://www.w3.org/1998/Math/MathML" display="block">
  <semantics>
    <mfrac>
      <mn>13</mn>
      <mn>19</mn>
    </mfrac>
    <annotation encoding="StarMath 5.0">{13}over {19}</annotation>
  </semantics>
</math>
</file>

<file path=Object 74/content.xml><?xml version="1.0" encoding="utf-8"?>
<math xmlns="http://www.w3.org/1998/Math/MathML" display="block">
  <semantics>
    <mfrac>
      <mn>5</mn>
      <mn>19</mn>
    </mfrac>
    <annotation encoding="StarMath 5.0">{5}over {19}</annotation>
  </semantics>
</math>
</file>

<file path=Object 75/content.xml><?xml version="1.0" encoding="utf-8"?>
<math xmlns="http://www.w3.org/1998/Math/MathML" display="block">
  <semantics>
    <mfrac>
      <mn>6</mn>
      <mn>19</mn>
    </mfrac>
    <annotation encoding="StarMath 5.0">{6}over {19}</annotation>
  </semantics>
</math>
</file>

<file path=Object 76/content.xml><?xml version="1.0" encoding="utf-8"?>
<math xmlns="http://www.w3.org/1998/Math/MathML" display="block">
  <semantics>
    <mfrac>
      <mn>8</mn>
      <mn>12</mn>
    </mfrac>
    <annotation encoding="StarMath 5.0">{8} over {12}</annotation>
  </semantics>
</math>
</file>

<file path=Object 77/content.xml><?xml version="1.0" encoding="utf-8"?>
<math xmlns="http://www.w3.org/1998/Math/MathML" display="block">
  <semantics>
    <mfrac>
      <mn>40</mn>
      <mn>72</mn>
    </mfrac>
    <annotation encoding="StarMath 5.0">{40} over {72}</annotation>
  </semantics>
</math>
</file>

<file path=Object 78/content.xml><?xml version="1.0" encoding="utf-8"?>
<math xmlns="http://www.w3.org/1998/Math/MathML" display="block">
  <semantics>
    <mfrac>
      <mn>15</mn>
      <mn>35</mn>
    </mfrac>
    <annotation encoding="StarMath 5.0">{15} over {35}</annotation>
  </semantics>
</math>
</file>

<file path=Object 79/content.xml><?xml version="1.0" encoding="utf-8"?>
<math xmlns="http://www.w3.org/1998/Math/MathML" display="block">
  <semantics>
    <mfrac>
      <mn>52</mn>
      <mn>39</mn>
    </mfrac>
    <annotation encoding="StarMath 5.0">{52} over {39}</annotation>
  </semantics>
</math>
</file>

<file path=Object 8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80/content.xml><?xml version="1.0" encoding="utf-8"?>
<math xmlns="http://www.w3.org/1998/Math/MathML" display="block">
  <semantics>
    <mfrac>
      <mn>8</mn>
      <mn>12</mn>
    </mfrac>
    <annotation encoding="StarMath 5.0">{8} over {12}</annotation>
  </semantics>
</math>
</file>

<file path=Object 81/content.xml><?xml version="1.0" encoding="utf-8"?>
<math xmlns="http://www.w3.org/1998/Math/MathML" display="block">
  <semantics>
    <mfrac>
      <mn>40</mn>
      <mn>72</mn>
    </mfrac>
    <annotation encoding="StarMath 5.0">{40} over {72}</annotation>
  </semantics>
</math>
</file>

<file path=Object 82/content.xml><?xml version="1.0" encoding="utf-8"?>
<math xmlns="http://www.w3.org/1998/Math/MathML" display="block">
  <semantics>
    <mfrac>
      <mn>15</mn>
      <mn>35</mn>
    </mfrac>
    <annotation encoding="StarMath 5.0">{15} over {35}</annotation>
  </semantics>
</math>
</file>

<file path=Object 83/content.xml><?xml version="1.0" encoding="utf-8"?>
<math xmlns="http://www.w3.org/1998/Math/MathML" display="block">
  <semantics>
    <mfrac>
      <mn>5</mn>
      <mn>3</mn>
    </mfrac>
    <annotation encoding="StarMath 5.0">{5}over {3}</annotation>
  </semantics>
</math>
</file>

<file path=Object 84/content.xml><?xml version="1.0" encoding="utf-8"?>
<math xmlns="http://www.w3.org/1998/Math/MathML" display="block">
  <semantics>
    <mfrac>
      <mn>7</mn>
      <mn>6</mn>
    </mfrac>
    <annotation encoding="StarMath 5.0">{7} over {6}</annotation>
  </semantics>
</math>
</file>

<file path=Object 85/content.xml><?xml version="1.0" encoding="utf-8"?>
<math xmlns="http://www.w3.org/1998/Math/MathML" display="block">
  <semantics>
    <mfrac>
      <mn>11</mn>
      <mn>6</mn>
    </mfrac>
    <annotation encoding="StarMath 5.0">{11} over {6}</annotation>
  </semantics>
</math>
</file>

<file path=Object 86/content.xml><?xml version="1.0" encoding="utf-8"?>
<math xmlns="http://www.w3.org/1998/Math/MathML" display="block">
  <semantics>
    <mfrac>
      <mn>7</mn>
      <mn>6</mn>
    </mfrac>
    <annotation encoding="StarMath 5.0">{7}over {6}</annotation>
  </semantics>
</math>
</file>

<file path=Object 87/content.xml><?xml version="1.0" encoding="utf-8"?>
<math xmlns="http://www.w3.org/1998/Math/MathML" display="block">
  <semantics>
    <mfrac>
      <mrow>
        <mn>2</mn>
        <mo stretchy="false">×</mo>
        <mn>2</mn>
      </mrow>
      <mrow>
        <mn>3</mn>
        <mo stretchy="false">×</mo>
        <mn>2</mn>
      </mrow>
    </mfrac>
    <annotation encoding="StarMath 5.0">{{2}times{2}} over {{3}times{2}}</annotation>
  </semantics>
</math>
</file>

<file path=Object 88/content.xml><?xml version="1.0" encoding="utf-8"?>
<math xmlns="http://www.w3.org/1998/Math/MathML" display="block">
  <semantics>
    <mfrac>
      <mn>3</mn>
      <mn>5</mn>
    </mfrac>
    <annotation encoding="StarMath 5.0">{3} over {5}</annotation>
  </semantics>
</math>
</file>

<file path=Object 89/content.xml><?xml version="1.0" encoding="utf-8"?>
<math xmlns="http://www.w3.org/1998/Math/MathML" display="block">
  <semantics>
    <mfrac>
      <mn>17</mn>
      <mn>10</mn>
    </mfrac>
    <annotation encoding="StarMath 5.0">{17} over {10}</annotation>
  </semantics>
</math>
</file>

<file path=Object 9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90/content.xml><?xml version="1.0" encoding="utf-8"?>
<math xmlns="http://www.w3.org/1998/Math/MathML" display="block">
  <semantics>
    <mfrac>
      <mrow>
        <mn>3</mn>
        <mo stretchy="false">×</mo>
        <mn>2</mn>
      </mrow>
      <mrow>
        <mn>5</mn>
        <mo stretchy="false">×</mo>
        <mn>2</mn>
      </mrow>
    </mfrac>
    <annotation encoding="StarMath 5.0">{{3}times{2}} over {{5}times{2}}</annotation>
  </semantics>
</math>
</file>

<file path=Object 91/content.xml><?xml version="1.0" encoding="utf-8"?>
<math xmlns="http://www.w3.org/1998/Math/MathML" display="block">
  <semantics>
    <mfrac>
      <mn>11</mn>
      <mn>10</mn>
    </mfrac>
    <annotation encoding="StarMath 5.0">{11}over {10}</annotation>
  </semantics>
</math>
</file>

<file path=Object 92/content.xml><?xml version="1.0" encoding="utf-8"?>
<math xmlns="http://www.w3.org/1998/Math/MathML" display="block">
  <semantics>
    <mfrac>
      <mn>8</mn>
      <mn>9</mn>
    </mfrac>
    <annotation encoding="StarMath 5.0">{8} over {9}</annotation>
  </semantics>
</math>
</file>

<file path=Object 93/content.xml><?xml version="1.0" encoding="utf-8"?>
<math xmlns="http://www.w3.org/1998/Math/MathML" display="block">
  <semantics>
    <mfrac>
      <mn>3</mn>
      <mn>2</mn>
    </mfrac>
    <annotation encoding="StarMath 5.0">{3}over {2}</annotation>
  </semantics>
</math>
</file>

<file path=Object 94/content.xml><?xml version="1.0" encoding="utf-8"?>
<math xmlns="http://www.w3.org/1998/Math/MathML" display="block">
  <semantics>
    <mn>3</mn>
    <annotation encoding="StarMath 5.0">{3}</annotation>
  </semantics>
</math>
</file>

<file path=Object 95/content.xml><?xml version="1.0" encoding="utf-8"?>
<math xmlns="http://www.w3.org/1998/Math/MathML" display="block">
  <semantics>
    <mfrac>
      <mn>7</mn>
      <mn>5</mn>
    </mfrac>
    <annotation encoding="StarMath 5.0">{7} over {5}</annotation>
  </semantics>
</math>
</file>

<file path=Object 96/content.xml><?xml version="1.0" encoding="utf-8"?>
<math xmlns="http://www.w3.org/1998/Math/MathML" display="block">
  <semantics>
    <mfrac>
      <mn>13</mn>
      <mn>12</mn>
    </mfrac>
    <annotation encoding="StarMath 5.0">{13}over {12}</annotation>
  </semantics>
</math>
</file>

<file path=Object 97/content.xml><?xml version="1.0" encoding="utf-8"?>
<math xmlns="http://www.w3.org/1998/Math/MathML" display="block">
  <semantics>
    <mfrac>
      <mn>17</mn>
      <mn>13</mn>
    </mfrac>
    <annotation encoding="StarMath 5.0">{17}over {13}</annotation>
  </semantics>
</math>
</file>

<file path=Object 98/content.xml><?xml version="1.0" encoding="utf-8"?>
<math xmlns="http://www.w3.org/1998/Math/MathML" display="block">
  <semantics>
    <mrow>
      <mfrac>
        <mn>7</mn>
        <mn>18</mn>
      </mfrac>
      <mstyle mathsize="13pt">
        <mrow>
          <mo stretchy="false">+</mo>
          <mstyle mathsize="10pt">
            <mfrac>
              <mn>2</mn>
              <mn>6</mn>
            </mfrac>
          </mstyle>
        </mrow>
      </mstyle>
      <mstyle mathsize="13pt">
        <mrow>
          <mo stretchy="false">+</mo>
          <mstyle mathsize="10pt">
            <mfrac>
              <mn>5</mn>
              <mn>9</mn>
            </mfrac>
          </mstyle>
        </mrow>
      </mstyle>
    </mrow>
    <annotation encoding="StarMath 5.0">{7} over {18} size 13 + size 10 {{2} over {6}} size 13 + size 10 {{5} over {9}}</annotation>
  </semantics>
</math>
</file>

<file path=Object 99/content.xml><?xml version="1.0" encoding="utf-8"?>
<math xmlns="http://www.w3.org/1998/Math/MathML" display="block">
  <semantics>
    <mrow>
      <mfrac>
        <mn>8</mn>
        <mn>5</mn>
      </mfrac>
      <mstyle mathsize="11pt">
        <mtext>−</mtext>
      </mstyle>
      <mstyle mathsize="10pt">
        <mrow>
          <mo fence="true" form="prefix" stretchy="true">(</mo>
          <mrow>
            <mrow>
              <mfrac>
                <mn>1</mn>
                <mn>10</mn>
              </mfrac>
              <mstyle mathsize="13pt">
                <mrow>
                  <mo stretchy="false">+</mo>
                  <mstyle mathsize="10pt">
                    <mfrac>
                      <mn>2</mn>
                      <mn>10</mn>
                    </mfrac>
                  </mstyle>
                </mrow>
              </mstyle>
            </mrow>
          </mrow>
          <mo fence="true" form="postfix" stretchy="true">)</mo>
        </mrow>
      </mstyle>
    </mrow>
    <annotation encoding="StarMath 5.0">{8}over {5} size 11 "−" size 10 left({1}over {10} size 13 + size 10 {{2}over {10}}right)</annotation>
  </semantics>
</math>
</file>